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28cm"/>
    </style:style>
    <style:style style:name="co3" style:family="table-column">
      <style:table-column-properties fo:break-before="auto" style:column-width="4.383cm"/>
    </style:style>
    <style:style style:name="co4" style:family="table-column">
      <style:table-column-properties fo:break-before="auto" style:column-width="4.193cm"/>
    </style:style>
    <style:style style:name="co5" style:family="table-column">
      <style:table-column-properties fo:break-before="auto" style:column-width="10.78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ebebeb" style:text-outline="false" style:text-line-through-style="none" style:text-line-through-type="none" style:font-name="DejaVu Sans Mono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4pt" style:language-asian="en" style:country-asian="US" style:font-style-asian="normal" style:font-weight-asian="normal" style:font-name-complex="DejaVu Sans Mono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1"/>
        <table:table-row table:style-name="ro1">
          <table:table-cell/>
          <table:table-cell office:value-type="string" calcext:value-type="string">
            <text:p>Begin</text:p>
          </table:table-cell>
          <table:table-cell/>
          <table:table-cell office:value-type="string" calcext:value-type="string">
            <text:p>Java</text:p>
          </table:table-cell>
          <table:table-cell/>
          <table:table-cell office:value-type="string" calcext:value-type="string">
            <text:p>C++</text:p>
          </table:table-cell>
          <table:table-cell office:value-type="string" calcext:value-type="string">
            <text:p>sum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90190080022" calcext:value-type="float">
            <text:p>1490190080022</text:p>
          </table:table-cell>
          <table:table-cell office:value-type="float" office:value="154" calcext:value-type="float">
            <text:p>154</text:p>
          </table:table-cell>
          <table:table-cell table:formula="of:=[.B2]+[.C2]" office:value-type="float" office:value="1490190080176" calcext:value-type="float">
            <text:p>1490190080176</text:p>
          </table:table-cell>
          <table:table-cell table:formula="of:=[.F2]-[.D2]" office:value-type="float" office:value="481" calcext:value-type="float">
            <text:p>481</text:p>
          </table:table-cell>
          <table:table-cell office:value-type="float" office:value="1490190080657" calcext:value-type="float">
            <text:p>1490190080657</text:p>
          </table:table-cell>
          <table:table-cell table:formula="of:=[.E2]+[.C2]" office:value-type="float" office:value="635" calcext:value-type="float">
            <text:p>63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90190080047" calcext:value-type="float">
            <text:p>1490190080047</text:p>
          </table:table-cell>
          <table:table-cell office:value-type="float" office:value="129" calcext:value-type="float">
            <text:p>129</text:p>
          </table:table-cell>
          <table:table-cell table:formula="of:=[.B3]+[.C3]" office:value-type="float" office:value="1490190080176" calcext:value-type="float">
            <text:p>1490190080176</text:p>
          </table:table-cell>
          <table:table-cell table:formula="of:=[.F3]-[.D3]" office:value-type="float" office:value="487" calcext:value-type="float">
            <text:p>487</text:p>
          </table:table-cell>
          <table:table-cell office:value-type="float" office:value="1490190080663" calcext:value-type="float">
            <text:p>1490190080663</text:p>
          </table:table-cell>
          <table:table-cell table:formula="of:=[.E3]+[.C3]" office:value-type="float" office:value="616" calcext:value-type="float">
            <text:p>61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90190079985" calcext:value-type="float">
            <text:p>1490190079985</text:p>
          </table:table-cell>
          <table:table-cell office:value-type="float" office:value="192" calcext:value-type="float">
            <text:p>192</text:p>
          </table:table-cell>
          <table:table-cell table:formula="of:=[.B4]+[.C4]" office:value-type="float" office:value="1490190080177" calcext:value-type="float">
            <text:p>1490190080177</text:p>
          </table:table-cell>
          <table:table-cell table:formula="of:=[.F4]-[.D4]" office:value-type="float" office:value="482" calcext:value-type="float">
            <text:p>482</text:p>
          </table:table-cell>
          <table:table-cell office:value-type="float" office:value="1490190080659" calcext:value-type="float">
            <text:p>1490190080659</text:p>
          </table:table-cell>
          <table:table-cell table:formula="of:=[.E4]+[.C4]" office:value-type="float" office:value="674" calcext:value-type="float">
            <text:p>67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90190080121" calcext:value-type="float">
            <text:p>1490190080121</text:p>
          </table:table-cell>
          <table:table-cell office:value-type="float" office:value="56" calcext:value-type="float">
            <text:p>56</text:p>
          </table:table-cell>
          <table:table-cell table:formula="of:=[.B5]+[.C5]" office:value-type="float" office:value="1490190080177" calcext:value-type="float">
            <text:p>1490190080177</text:p>
          </table:table-cell>
          <table:table-cell table:formula="of:=[.F5]-[.D5]" office:value-type="float" office:value="484" calcext:value-type="float">
            <text:p>484</text:p>
          </table:table-cell>
          <table:table-cell office:value-type="float" office:value="1490190080661" calcext:value-type="float">
            <text:p>1490190080661</text:p>
          </table:table-cell>
          <table:table-cell table:formula="of:=[.E5]+[.C5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90190080082" calcext:value-type="float">
            <text:p>1490190080082</text:p>
          </table:table-cell>
          <table:table-cell office:value-type="float" office:value="96" calcext:value-type="float">
            <text:p>96</text:p>
          </table:table-cell>
          <table:table-cell table:formula="of:=[.B6]+[.C6]" office:value-type="float" office:value="1490190080178" calcext:value-type="float">
            <text:p>1490190080178</text:p>
          </table:table-cell>
          <table:table-cell table:formula="of:=[.F6]-[.D6]" office:value-type="float" office:value="487" calcext:value-type="float">
            <text:p>487</text:p>
          </table:table-cell>
          <table:table-cell office:value-type="float" office:value="1490190080665" calcext:value-type="float">
            <text:p>1490190080665</text:p>
          </table:table-cell>
          <table:table-cell table:formula="of:=[.E6]+[.C6]" office:value-type="float" office:value="583" calcext:value-type="float">
            <text:p>58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90190079948" calcext:value-type="float">
            <text:p>1490190079948</text:p>
          </table:table-cell>
          <table:table-cell office:value-type="float" office:value="231" calcext:value-type="float">
            <text:p>231</text:p>
          </table:table-cell>
          <table:table-cell table:formula="of:=[.B7]+[.C7]" office:value-type="float" office:value="1490190080179" calcext:value-type="float">
            <text:p>1490190080179</text:p>
          </table:table-cell>
          <table:table-cell table:formula="of:=[.F7]-[.D7]" office:value-type="float" office:value="487" calcext:value-type="float">
            <text:p>487</text:p>
          </table:table-cell>
          <table:table-cell office:value-type="float" office:value="1490190080666" calcext:value-type="float">
            <text:p>1490190080666</text:p>
          </table:table-cell>
          <table:table-cell table:formula="of:=[.E7]+[.C7]" office:value-type="float" office:value="718" calcext:value-type="float">
            <text:p>71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90190079347" calcext:value-type="float">
            <text:p>1490190079347</text:p>
          </table:table-cell>
          <table:table-cell office:value-type="float" office:value="833" calcext:value-type="float">
            <text:p>833</text:p>
          </table:table-cell>
          <table:table-cell table:formula="of:=[.B8]+[.C8]" office:value-type="float" office:value="1490190080180" calcext:value-type="float">
            <text:p>1490190080180</text:p>
          </table:table-cell>
          <table:table-cell table:formula="of:=[.F8]-[.D8]" office:value-type="float" office:value="487" calcext:value-type="float">
            <text:p>487</text:p>
          </table:table-cell>
          <table:table-cell office:value-type="float" office:value="1490190080667" calcext:value-type="float">
            <text:p>1490190080667</text:p>
          </table:table-cell>
          <table:table-cell table:formula="of:=[.E8]+[.C8]" office:value-type="float" office:value="1320" calcext:value-type="float">
            <text:p>132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90190079921" calcext:value-type="float">
            <text:p>1490190079921</text:p>
          </table:table-cell>
          <table:table-cell office:value-type="float" office:value="260" calcext:value-type="float">
            <text:p>260</text:p>
          </table:table-cell>
          <table:table-cell table:formula="of:=[.B9]+[.C9]" office:value-type="float" office:value="1490190080181" calcext:value-type="float">
            <text:p>1490190080181</text:p>
          </table:table-cell>
          <table:table-cell table:formula="of:=[.F9]-[.D9]" office:value-type="float" office:value="487" calcext:value-type="float">
            <text:p>487</text:p>
          </table:table-cell>
          <table:table-cell office:value-type="float" office:value="1490190080668" calcext:value-type="float">
            <text:p>1490190080668</text:p>
          </table:table-cell>
          <table:table-cell table:formula="of:=[.E9]+[.C9]"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90190080153" calcext:value-type="float">
            <text:p>1490190080153</text:p>
          </table:table-cell>
          <table:table-cell office:value-type="float" office:value="43" calcext:value-type="float">
            <text:p>43</text:p>
          </table:table-cell>
          <table:table-cell table:formula="of:=[.B10]+[.C10]" office:value-type="float" office:value="1490190080196" calcext:value-type="float">
            <text:p>1490190080196</text:p>
          </table:table-cell>
          <table:table-cell table:formula="of:=[.F10]-[.D10]" office:value-type="float" office:value="473" calcext:value-type="float">
            <text:p>473</text:p>
          </table:table-cell>
          <table:table-cell office:value-type="float" office:value="1490190080669" calcext:value-type="float">
            <text:p>1490190080669</text:p>
          </table:table-cell>
          <table:table-cell table:formula="of:=[.E10]+[.C10]"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90190080180" calcext:value-type="float">
            <text:p>1490190080180</text:p>
          </table:table-cell>
          <table:table-cell office:value-type="float" office:value="35" calcext:value-type="float">
            <text:p>35</text:p>
          </table:table-cell>
          <table:table-cell table:formula="of:=[.B11]+[.C11]" office:value-type="float" office:value="1490190080215" calcext:value-type="float">
            <text:p>1490190080215</text:p>
          </table:table-cell>
          <table:table-cell table:formula="of:=[.F11]-[.D11]" office:value-type="float" office:value="455" calcext:value-type="float">
            <text:p>455</text:p>
          </table:table-cell>
          <table:table-cell office:value-type="float" office:value="1490190080670" calcext:value-type="float">
            <text:p>1490190080670</text:p>
          </table:table-cell>
          <table:table-cell table:formula="of:=[.E11]+[.C11]" office:value-type="float" office:value="490" calcext:value-type="float">
            <text:p>49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90190080220" calcext:value-type="float">
            <text:p>1490190080220</text:p>
          </table:table-cell>
          <table:table-cell office:value-type="float" office:value="40" calcext:value-type="float">
            <text:p>40</text:p>
          </table:table-cell>
          <table:table-cell table:formula="of:=[.B12]+[.C12]" office:value-type="float" office:value="1490190080260" calcext:value-type="float">
            <text:p>1490190080260</text:p>
          </table:table-cell>
          <table:table-cell table:formula="of:=[.F12]-[.D12]" office:value-type="float" office:value="411" calcext:value-type="float">
            <text:p>411</text:p>
          </table:table-cell>
          <table:table-cell office:value-type="float" office:value="1490190080671" calcext:value-type="float">
            <text:p>1490190080671</text:p>
          </table:table-cell>
          <table:table-cell table:formula="of:=[.E12]+[.C12]" office:value-type="float" office:value="451" calcext:value-type="float">
            <text:p>45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90190080250" calcext:value-type="float">
            <text:p>1490190080250</text:p>
          </table:table-cell>
          <table:table-cell office:value-type="float" office:value="60" calcext:value-type="float">
            <text:p>60</text:p>
          </table:table-cell>
          <table:table-cell table:formula="of:=[.B13]+[.C13]" office:value-type="float" office:value="1490190080310" calcext:value-type="float">
            <text:p>1490190080310</text:p>
          </table:table-cell>
          <table:table-cell table:formula="of:=[.F13]-[.D13]" office:value-type="float" office:value="362" calcext:value-type="float">
            <text:p>362</text:p>
          </table:table-cell>
          <table:table-cell office:value-type="float" office:value="1490190080672" calcext:value-type="float">
            <text:p>1490190080672</text:p>
          </table:table-cell>
          <table:table-cell table:formula="of:=[.E13]+[.C13]"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90190080291" calcext:value-type="float">
            <text:p>1490190080291</text:p>
          </table:table-cell>
          <table:table-cell office:value-type="float" office:value="61" calcext:value-type="float">
            <text:p>61</text:p>
          </table:table-cell>
          <table:table-cell table:formula="of:=[.B14]+[.C14]" office:value-type="float" office:value="1490190080352" calcext:value-type="float">
            <text:p>1490190080352</text:p>
          </table:table-cell>
          <table:table-cell table:formula="of:=[.F14]-[.D14]" office:value-type="float" office:value="326" calcext:value-type="float">
            <text:p>326</text:p>
          </table:table-cell>
          <table:table-cell office:value-type="float" office:value="1490190080678" calcext:value-type="float">
            <text:p>1490190080678</text:p>
          </table:table-cell>
          <table:table-cell table:formula="of:=[.E14]+[.C14]"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90190080331" calcext:value-type="float">
            <text:p>1490190080331</text:p>
          </table:table-cell>
          <table:table-cell office:value-type="float" office:value="45" calcext:value-type="float">
            <text:p>45</text:p>
          </table:table-cell>
          <table:table-cell table:formula="of:=[.B15]+[.C15]" office:value-type="float" office:value="1490190080376" calcext:value-type="float">
            <text:p>1490190080376</text:p>
          </table:table-cell>
          <table:table-cell table:formula="of:=[.F15]-[.D15]" office:value-type="float" office:value="303" calcext:value-type="float">
            <text:p>303</text:p>
          </table:table-cell>
          <table:table-cell office:value-type="float" office:value="1490190080679" calcext:value-type="float">
            <text:p>1490190080679</text:p>
          </table:table-cell>
          <table:table-cell table:formula="of:=[.E15]+[.C15]" office:value-type="float" office:value="348" calcext:value-type="float">
            <text:p>34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90190080364" calcext:value-type="float">
            <text:p>1490190080364</text:p>
          </table:table-cell>
          <table:table-cell office:value-type="float" office:value="33" calcext:value-type="float">
            <text:p>33</text:p>
          </table:table-cell>
          <table:table-cell table:formula="of:=[.B16]+[.C16]" office:value-type="float" office:value="1490190080397" calcext:value-type="float">
            <text:p>1490190080397</text:p>
          </table:table-cell>
          <table:table-cell table:formula="of:=[.F16]-[.D16]" office:value-type="float" office:value="283" calcext:value-type="float">
            <text:p>283</text:p>
          </table:table-cell>
          <table:table-cell office:value-type="float" office:value="1490190080680" calcext:value-type="float">
            <text:p>1490190080680</text:p>
          </table:table-cell>
          <table:table-cell table:formula="of:=[.E16]+[.C16]" office:value-type="float" office:value="316" calcext:value-type="float">
            <text:p>31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90190080385" calcext:value-type="float">
            <text:p>1490190080385</text:p>
          </table:table-cell>
          <table:table-cell office:value-type="float" office:value="36" calcext:value-type="float">
            <text:p>36</text:p>
          </table:table-cell>
          <table:table-cell table:formula="of:=[.B17]+[.C17]" office:value-type="float" office:value="1490190080421" calcext:value-type="float">
            <text:p>1490190080421</text:p>
          </table:table-cell>
          <table:table-cell table:formula="of:=[.F17]-[.D17]" office:value-type="float" office:value="260" calcext:value-type="float">
            <text:p>260</text:p>
          </table:table-cell>
          <table:table-cell office:value-type="float" office:value="1490190080681" calcext:value-type="float">
            <text:p>1490190080681</text:p>
          </table:table-cell>
          <table:table-cell table:formula="of:=[.E17]+[.C17]" office:value-type="float" office:value="296" calcext:value-type="float">
            <text:p>29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90190080413" calcext:value-type="float">
            <text:p>1490190080413</text:p>
          </table:table-cell>
          <table:table-cell office:value-type="float" office:value="59" calcext:value-type="float">
            <text:p>59</text:p>
          </table:table-cell>
          <table:table-cell table:formula="of:=[.B18]+[.C18]" office:value-type="float" office:value="1490190080472" calcext:value-type="float">
            <text:p>1490190080472</text:p>
          </table:table-cell>
          <table:table-cell table:formula="of:=[.F18]-[.D18]" office:value-type="float" office:value="210" calcext:value-type="float">
            <text:p>210</text:p>
          </table:table-cell>
          <table:table-cell office:value-type="float" office:value="1490190080682" calcext:value-type="float">
            <text:p>1490190080682</text:p>
          </table:table-cell>
          <table:table-cell table:formula="of:=[.E18]+[.C18]"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90190079435" calcext:value-type="float">
            <text:p>1490190079435</text:p>
          </table:table-cell>
          <table:table-cell office:value-type="float" office:value="1074" calcext:value-type="float">
            <text:p>1074</text:p>
          </table:table-cell>
          <table:table-cell table:formula="of:=[.B19]+[.C19]" office:value-type="float" office:value="1490190080509" calcext:value-type="float">
            <text:p>1490190080509</text:p>
          </table:table-cell>
          <table:table-cell table:formula="of:=[.F19]-[.D19]" office:value-type="float" office:value="173" calcext:value-type="float">
            <text:p>173</text:p>
          </table:table-cell>
          <table:table-cell office:value-type="float" office:value="1490190080682" calcext:value-type="float">
            <text:p>1490190080682</text:p>
          </table:table-cell>
          <table:table-cell table:formula="of:=[.E19]+[.C19]" office:value-type="float" office:value="1247" calcext:value-type="float">
            <text:p>124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90190080450" calcext:value-type="float">
            <text:p>1490190080450</text:p>
          </table:table-cell>
          <table:table-cell office:value-type="float" office:value="73" calcext:value-type="float">
            <text:p>73</text:p>
          </table:table-cell>
          <table:table-cell table:formula="of:=[.B20]+[.C20]" office:value-type="float" office:value="1490190080523" calcext:value-type="float">
            <text:p>1490190080523</text:p>
          </table:table-cell>
          <table:table-cell table:formula="of:=[.F20]-[.D20]" office:value-type="float" office:value="160" calcext:value-type="float">
            <text:p>160</text:p>
          </table:table-cell>
          <table:table-cell office:value-type="float" office:value="1490190080683" calcext:value-type="float">
            <text:p>1490190080683</text:p>
          </table:table-cell>
          <table:table-cell table:formula="of:=[.E20]+[.C20]"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90190080479" calcext:value-type="float">
            <text:p>1490190080479</text:p>
          </table:table-cell>
          <table:table-cell office:value-type="float" office:value="50" calcext:value-type="float">
            <text:p>50</text:p>
          </table:table-cell>
          <table:table-cell table:formula="of:=[.B21]+[.C21]" office:value-type="float" office:value="1490190080529" calcext:value-type="float">
            <text:p>1490190080529</text:p>
          </table:table-cell>
          <table:table-cell table:formula="of:=[.F21]-[.D21]" office:value-type="float" office:value="155" calcext:value-type="float">
            <text:p>155</text:p>
          </table:table-cell>
          <table:table-cell office:value-type="float" office:value="1490190080684" calcext:value-type="float">
            <text:p>1490190080684</text:p>
          </table:table-cell>
          <table:table-cell table:formula="of:=[.E21]+[.C21]"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90190079489" calcext:value-type="float">
            <text:p>1490190079489</text:p>
          </table:table-cell>
          <table:table-cell office:value-type="float" office:value="1049" calcext:value-type="float">
            <text:p>1049</text:p>
          </table:table-cell>
          <table:table-cell table:formula="of:=[.B22]+[.C22]" office:value-type="float" office:value="1490190080538" calcext:value-type="float">
            <text:p>1490190080538</text:p>
          </table:table-cell>
          <table:table-cell table:formula="of:=[.F22]-[.D22]" office:value-type="float" office:value="146" calcext:value-type="float">
            <text:p>146</text:p>
          </table:table-cell>
          <table:table-cell office:value-type="float" office:value="1490190080684" calcext:value-type="float">
            <text:p>1490190080684</text:p>
          </table:table-cell>
          <table:table-cell table:formula="of:=[.E22]+[.C22]" office:value-type="float" office:value="1195" calcext:value-type="float">
            <text:p>119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90190080516" calcext:value-type="float">
            <text:p>1490190080516</text:p>
          </table:table-cell>
          <table:table-cell office:value-type="float" office:value="44" calcext:value-type="float">
            <text:p>44</text:p>
          </table:table-cell>
          <table:table-cell table:formula="of:=[.B23]+[.C23]" office:value-type="float" office:value="1490190080560" calcext:value-type="float">
            <text:p>1490190080560</text:p>
          </table:table-cell>
          <table:table-cell table:formula="of:=[.F23]-[.D23]" office:value-type="float" office:value="125" calcext:value-type="float">
            <text:p>125</text:p>
          </table:table-cell>
          <table:table-cell office:value-type="float" office:value="1490190080685" calcext:value-type="float">
            <text:p>1490190080685</text:p>
          </table:table-cell>
          <table:table-cell table:formula="of:=[.E23]+[.C23]"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90190079534" calcext:value-type="float">
            <text:p>1490190079534</text:p>
          </table:table-cell>
          <table:table-cell office:value-type="float" office:value="1040" calcext:value-type="float">
            <text:p>1040</text:p>
          </table:table-cell>
          <table:table-cell table:formula="of:=[.B24]+[.C24]" office:value-type="float" office:value="1490190080574" calcext:value-type="float">
            <text:p>1490190080574</text:p>
          </table:table-cell>
          <table:table-cell table:formula="of:=[.F24]-[.D24]" office:value-type="float" office:value="122" calcext:value-type="float">
            <text:p>122</text:p>
          </table:table-cell>
          <table:table-cell office:value-type="float" office:value="1490190080696" calcext:value-type="float">
            <text:p>1490190080696</text:p>
          </table:table-cell>
          <table:table-cell table:formula="of:=[.E24]+[.C24]" office:value-type="float" office:value="1162" calcext:value-type="float">
            <text:p>116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90190080547" calcext:value-type="float">
            <text:p>1490190080547</text:p>
          </table:table-cell>
          <table:table-cell office:value-type="float" office:value="40" calcext:value-type="float">
            <text:p>40</text:p>
          </table:table-cell>
          <table:table-cell table:formula="of:=[.B25]+[.C25]" office:value-type="float" office:value="1490190080587" calcext:value-type="float">
            <text:p>1490190080587</text:p>
          </table:table-cell>
          <table:table-cell table:formula="of:=[.F25]-[.D25]" office:value-type="float" office:value="110" calcext:value-type="float">
            <text:p>110</text:p>
          </table:table-cell>
          <table:table-cell office:value-type="float" office:value="1490190080697" calcext:value-type="float">
            <text:p>1490190080697</text:p>
          </table:table-cell>
          <table:table-cell table:formula="of:=[.E25]+[.C25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90190079575" calcext:value-type="float">
            <text:p>1490190079575</text:p>
          </table:table-cell>
          <table:table-cell office:value-type="float" office:value="1039" calcext:value-type="float">
            <text:p>1039</text:p>
          </table:table-cell>
          <table:table-cell table:formula="of:=[.B26]+[.C26]" office:value-type="float" office:value="1490190080614" calcext:value-type="float">
            <text:p>1490190080614</text:p>
          </table:table-cell>
          <table:table-cell table:formula="of:=[.F26]-[.D26]" office:value-type="float" office:value="84" calcext:value-type="float">
            <text:p>84</text:p>
          </table:table-cell>
          <table:table-cell office:value-type="float" office:value="1490190080698" calcext:value-type="float">
            <text:p>1490190080698</text:p>
          </table:table-cell>
          <table:table-cell table:formula="of:=[.E26]+[.C26]" office:value-type="float" office:value="1123" calcext:value-type="float">
            <text:p>112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90190080579" calcext:value-type="float">
            <text:p>1490190080579</text:p>
          </table:table-cell>
          <table:table-cell office:value-type="float" office:value="48" calcext:value-type="float">
            <text:p>48</text:p>
          </table:table-cell>
          <table:table-cell table:formula="of:=[.B27]+[.C27]" office:value-type="float" office:value="1490190080627" calcext:value-type="float">
            <text:p>1490190080627</text:p>
          </table:table-cell>
          <table:table-cell table:formula="of:=[.F27]-[.D27]" office:value-type="float" office:value="72" calcext:value-type="float">
            <text:p>72</text:p>
          </table:table-cell>
          <table:table-cell office:value-type="float" office:value="1490190080699" calcext:value-type="float">
            <text:p>1490190080699</text:p>
          </table:table-cell>
          <table:table-cell table:formula="of:=[.E27]+[.C27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90190079605" calcext:value-type="float">
            <text:p>1490190079605</text:p>
          </table:table-cell>
          <table:table-cell office:value-type="float" office:value="1040" calcext:value-type="float">
            <text:p>1040</text:p>
          </table:table-cell>
          <table:table-cell table:formula="of:=[.B28]+[.C28]" office:value-type="float" office:value="1490190080645" calcext:value-type="float">
            <text:p>1490190080645</text:p>
          </table:table-cell>
          <table:table-cell table:formula="of:=[.F28]-[.D28]" office:value-type="float" office:value="54" calcext:value-type="float">
            <text:p>54</text:p>
          </table:table-cell>
          <table:table-cell office:value-type="float" office:value="1490190080699" calcext:value-type="float">
            <text:p>1490190080699</text:p>
          </table:table-cell>
          <table:table-cell table:formula="of:=[.E28]+[.C28]" office:value-type="float" office:value="1094" calcext:value-type="float">
            <text:p>109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90190080619" calcext:value-type="float">
            <text:p>1490190080619</text:p>
          </table:table-cell>
          <table:table-cell office:value-type="float" office:value="42" calcext:value-type="float">
            <text:p>42</text:p>
          </table:table-cell>
          <table:table-cell table:formula="of:=[.B29]+[.C29]" office:value-type="float" office:value="1490190080661" calcext:value-type="float">
            <text:p>1490190080661</text:p>
          </table:table-cell>
          <table:table-cell table:formula="of:=[.F29]-[.D29]" office:value-type="float" office:value="39" calcext:value-type="float">
            <text:p>39</text:p>
          </table:table-cell>
          <table:table-cell office:value-type="float" office:value="1490190080700" calcext:value-type="float">
            <text:p>1490190080700</text:p>
          </table:table-cell>
          <table:table-cell table:formula="of:=[.E29]+[.C29]"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90190079636" calcext:value-type="float">
            <text:p>1490190079636</text:p>
          </table:table-cell>
          <table:table-cell office:value-type="float" office:value="1041" calcext:value-type="float">
            <text:p>1041</text:p>
          </table:table-cell>
          <table:table-cell table:formula="of:=[.B30]+[.C30]" office:value-type="float" office:value="1490190080677" calcext:value-type="float">
            <text:p>1490190080677</text:p>
          </table:table-cell>
          <table:table-cell table:formula="of:=[.F30]-[.D30]" office:value-type="float" office:value="23" calcext:value-type="float">
            <text:p>23</text:p>
          </table:table-cell>
          <table:table-cell office:value-type="float" office:value="1490190080700" calcext:value-type="float">
            <text:p>1490190080700</text:p>
          </table:table-cell>
          <table:table-cell table:formula="of:=[.E30]+[.C30]" office:value-type="float" office:value="1064" calcext:value-type="float">
            <text:p>106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90190080647" calcext:value-type="float">
            <text:p>1490190080647</text:p>
          </table:table-cell>
          <table:table-cell office:value-type="float" office:value="43" calcext:value-type="float">
            <text:p>43</text:p>
          </table:table-cell>
          <table:table-cell table:formula="of:=[.B31]+[.C31]" office:value-type="float" office:value="1490190080690" calcext:value-type="float">
            <text:p>1490190080690</text:p>
          </table:table-cell>
          <table:table-cell table:formula="of:=[.F31]-[.D31]" office:value-type="float" office:value="10" calcext:value-type="float">
            <text:p>10</text:p>
          </table:table-cell>
          <table:table-cell office:value-type="float" office:value="1490190080700" calcext:value-type="float">
            <text:p>1490190080700</text:p>
          </table:table-cell>
          <table:table-cell table:formula="of:=[.E31]+[.C31]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90190079677" calcext:value-type="float">
            <text:p>1490190079677</text:p>
          </table:table-cell>
          <table:table-cell office:value-type="float" office:value="1030" calcext:value-type="float">
            <text:p>1030</text:p>
          </table:table-cell>
          <table:table-cell table:formula="of:=[.B32]+[.C32]" office:value-type="float" office:value="1490190080707" calcext:value-type="float">
            <text:p>1490190080707</text:p>
          </table:table-cell>
          <table:table-cell table:formula="of:=[.F32]-[.D32]" office:value-type="float" office:value="494" calcext:value-type="float">
            <text:p>494</text:p>
          </table:table-cell>
          <table:table-cell office:value-type="float" office:value="1490190081201" calcext:value-type="float">
            <text:p>1490190081201</text:p>
          </table:table-cell>
          <table:table-cell table:formula="of:=[.E32]+[.C32]" office:value-type="float" office:value="1524" calcext:value-type="float">
            <text:p>152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90190080685" calcext:value-type="float">
            <text:p>1490190080685</text:p>
          </table:table-cell>
          <table:table-cell office:value-type="float" office:value="43" calcext:value-type="float">
            <text:p>43</text:p>
          </table:table-cell>
          <table:table-cell table:formula="of:=[.B33]+[.C33]" office:value-type="float" office:value="1490190080728" calcext:value-type="float">
            <text:p>1490190080728</text:p>
          </table:table-cell>
          <table:table-cell table:formula="of:=[.F33]-[.D33]" office:value-type="float" office:value="473" calcext:value-type="float">
            <text:p>473</text:p>
          </table:table-cell>
          <table:table-cell office:value-type="float" office:value="1490190081201" calcext:value-type="float">
            <text:p>1490190081201</text:p>
          </table:table-cell>
          <table:table-cell table:formula="of:=[.E33]+[.C33]"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90190079718" calcext:value-type="float">
            <text:p>1490190079718</text:p>
          </table:table-cell>
          <table:table-cell office:value-type="float" office:value="1030" calcext:value-type="float">
            <text:p>1030</text:p>
          </table:table-cell>
          <table:table-cell table:formula="of:=[.B34]+[.C34]" office:value-type="float" office:value="1490190080748" calcext:value-type="float">
            <text:p>1490190080748</text:p>
          </table:table-cell>
          <table:table-cell table:formula="of:=[.F34]-[.D34]" office:value-type="float" office:value="453" calcext:value-type="float">
            <text:p>453</text:p>
          </table:table-cell>
          <table:table-cell office:value-type="float" office:value="1490190081201" calcext:value-type="float">
            <text:p>1490190081201</text:p>
          </table:table-cell>
          <table:table-cell table:formula="of:=[.E34]+[.C34]" office:value-type="float" office:value="1483" calcext:value-type="float">
            <text:p>148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90190080713" calcext:value-type="float">
            <text:p>1490190080713</text:p>
          </table:table-cell>
          <table:table-cell office:value-type="float" office:value="43" calcext:value-type="float">
            <text:p>43</text:p>
          </table:table-cell>
          <table:table-cell table:formula="of:=[.B35]+[.C35]" office:value-type="float" office:value="1490190080756" calcext:value-type="float">
            <text:p>1490190080756</text:p>
          </table:table-cell>
          <table:table-cell table:formula="of:=[.F35]-[.D35]" office:value-type="float" office:value="446" calcext:value-type="float">
            <text:p>446</text:p>
          </table:table-cell>
          <table:table-cell office:value-type="float" office:value="1490190081202" calcext:value-type="float">
            <text:p>1490190081202</text:p>
          </table:table-cell>
          <table:table-cell table:formula="of:=[.E35]+[.C35]" office:value-type="float" office:value="489" calcext:value-type="float">
            <text:p>48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90190080746" calcext:value-type="float">
            <text:p>1490190080746</text:p>
          </table:table-cell>
          <table:table-cell office:value-type="float" office:value="45" calcext:value-type="float">
            <text:p>45</text:p>
          </table:table-cell>
          <table:table-cell table:formula="of:=[.B36]+[.C36]" office:value-type="float" office:value="1490190080791" calcext:value-type="float">
            <text:p>1490190080791</text:p>
          </table:table-cell>
          <table:table-cell table:formula="of:=[.F36]-[.D36]" office:value-type="float" office:value="411" calcext:value-type="float">
            <text:p>411</text:p>
          </table:table-cell>
          <table:table-cell office:value-type="float" office:value="1490190081202" calcext:value-type="float">
            <text:p>1490190081202</text:p>
          </table:table-cell>
          <table:table-cell table:formula="of:=[.E36]+[.C36]"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90190079759" calcext:value-type="float">
            <text:p>1490190079759</text:p>
          </table:table-cell>
          <table:table-cell office:value-type="float" office:value="1059" calcext:value-type="float">
            <text:p>1059</text:p>
          </table:table-cell>
          <table:table-cell table:formula="of:=[.B37]+[.C37]" office:value-type="float" office:value="1490190080818" calcext:value-type="float">
            <text:p>1490190080818</text:p>
          </table:table-cell>
          <table:table-cell table:formula="of:=[.F37]-[.D37]" office:value-type="float" office:value="384" calcext:value-type="float">
            <text:p>384</text:p>
          </table:table-cell>
          <table:table-cell office:value-type="float" office:value="1490190081202" calcext:value-type="float">
            <text:p>1490190081202</text:p>
          </table:table-cell>
          <table:table-cell table:formula="of:=[.E37]+[.C37]" office:value-type="float" office:value="1443" calcext:value-type="float">
            <text:p>144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90190080783" calcext:value-type="float">
            <text:p>1490190080783</text:p>
          </table:table-cell>
          <table:table-cell office:value-type="float" office:value="49" calcext:value-type="float">
            <text:p>49</text:p>
          </table:table-cell>
          <table:table-cell table:formula="of:=[.B38]+[.C38]" office:value-type="float" office:value="1490190080832" calcext:value-type="float">
            <text:p>1490190080832</text:p>
          </table:table-cell>
          <table:table-cell table:formula="of:=[.F38]-[.D38]" office:value-type="float" office:value="371" calcext:value-type="float">
            <text:p>371</text:p>
          </table:table-cell>
          <table:table-cell office:value-type="float" office:value="1490190081203" calcext:value-type="float">
            <text:p>1490190081203</text:p>
          </table:table-cell>
          <table:table-cell table:formula="of:=[.E38]+[.C38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90190079798" calcext:value-type="float">
            <text:p>1490190079798</text:p>
          </table:table-cell>
          <table:table-cell office:value-type="float" office:value="1042" calcext:value-type="float">
            <text:p>1042</text:p>
          </table:table-cell>
          <table:table-cell table:formula="of:=[.B39]+[.C39]" office:value-type="float" office:value="1490190080840" calcext:value-type="float">
            <text:p>1490190080840</text:p>
          </table:table-cell>
          <table:table-cell table:formula="of:=[.F39]-[.D39]" office:value-type="float" office:value="363" calcext:value-type="float">
            <text:p>363</text:p>
          </table:table-cell>
          <table:table-cell office:value-type="float" office:value="1490190081203" calcext:value-type="float">
            <text:p>1490190081203</text:p>
          </table:table-cell>
          <table:table-cell table:formula="of:=[.E39]+[.C39]" office:value-type="float" office:value="1405" calcext:value-type="float">
            <text:p>140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90190080814" calcext:value-type="float">
            <text:p>1490190080814</text:p>
          </table:table-cell>
          <table:table-cell office:value-type="float" office:value="37" calcext:value-type="float">
            <text:p>37</text:p>
          </table:table-cell>
          <table:table-cell table:formula="of:=[.B40]+[.C40]" office:value-type="float" office:value="1490190080851" calcext:value-type="float">
            <text:p>1490190080851</text:p>
          </table:table-cell>
          <table:table-cell table:formula="of:=[.F40]-[.D40]" office:value-type="float" office:value="352" calcext:value-type="float">
            <text:p>352</text:p>
          </table:table-cell>
          <table:table-cell office:value-type="float" office:value="1490190081203" calcext:value-type="float">
            <text:p>1490190081203</text:p>
          </table:table-cell>
          <table:table-cell table:formula="of:=[.E40]+[.C40]"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90190079838" calcext:value-type="float">
            <text:p>1490190079838</text:p>
          </table:table-cell>
          <table:table-cell office:value-type="float" office:value="1040" calcext:value-type="float">
            <text:p>1040</text:p>
          </table:table-cell>
          <table:table-cell table:formula="of:=[.B41]+[.C41]" office:value-type="float" office:value="1490190080878" calcext:value-type="float">
            <text:p>1490190080878</text:p>
          </table:table-cell>
          <table:table-cell table:formula="of:=[.F41]-[.D41]" office:value-type="float" office:value="325" calcext:value-type="float">
            <text:p>325</text:p>
          </table:table-cell>
          <table:table-cell office:value-type="float" office:value="1490190081203" calcext:value-type="float">
            <text:p>1490190081203</text:p>
          </table:table-cell>
          <table:table-cell table:formula="of:=[.E41]+[.C41]" office:value-type="float" office:value="1365" calcext:value-type="float">
            <text:p>136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90190079874" calcext:value-type="float">
            <text:p>1490190079874</text:p>
          </table:table-cell>
          <table:table-cell office:value-type="float" office:value="1049" calcext:value-type="float">
            <text:p>1049</text:p>
          </table:table-cell>
          <table:table-cell table:formula="of:=[.B42]+[.C42]" office:value-type="float" office:value="1490190080923" calcext:value-type="float">
            <text:p>1490190080923</text:p>
          </table:table-cell>
          <table:table-cell table:formula="of:=[.F42]-[.D42]" office:value-type="float" office:value="281" calcext:value-type="float">
            <text:p>281</text:p>
          </table:table-cell>
          <table:table-cell office:value-type="float" office:value="1490190081204" calcext:value-type="float">
            <text:p>1490190081204</text:p>
          </table:table-cell>
          <table:table-cell table:formula="of:=[.E42]+[.C42]" office:value-type="float" office:value="1330" calcext:value-type="float">
            <text:p>133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90190080853" calcext:value-type="float">
            <text:p>1490190080853</text:p>
          </table:table-cell>
          <table:table-cell office:value-type="float" office:value="78" calcext:value-type="float">
            <text:p>78</text:p>
          </table:table-cell>
          <table:table-cell table:formula="of:=[.B43]+[.C43]" office:value-type="float" office:value="1490190080931" calcext:value-type="float">
            <text:p>1490190080931</text:p>
          </table:table-cell>
          <table:table-cell table:formula="of:=[.F43]-[.D43]" office:value-type="float" office:value="273" calcext:value-type="float">
            <text:p>273</text:p>
          </table:table-cell>
          <table:table-cell office:value-type="float" office:value="1490190081204" calcext:value-type="float">
            <text:p>1490190081204</text:p>
          </table:table-cell>
          <table:table-cell table:formula="of:=[.E43]+[.C43]" office:value-type="float" office:value="351" calcext:value-type="float">
            <text:p>35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90190080936" calcext:value-type="float">
            <text:p>1490190080936</text:p>
          </table:table-cell>
          <table:table-cell office:value-type="float" office:value="38" calcext:value-type="float">
            <text:p>38</text:p>
          </table:table-cell>
          <table:table-cell table:formula="of:=[.B44]+[.C44]" office:value-type="float" office:value="1490190080974" calcext:value-type="float">
            <text:p>1490190080974</text:p>
          </table:table-cell>
          <table:table-cell table:formula="of:=[.F44]-[.D44]" office:value-type="float" office:value="230" calcext:value-type="float">
            <text:p>230</text:p>
          </table:table-cell>
          <table:table-cell office:value-type="float" office:value="1490190081204" calcext:value-type="float">
            <text:p>1490190081204</text:p>
          </table:table-cell>
          <table:table-cell table:formula="of:=[.E44]+[.C44]"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90190080976" calcext:value-type="float">
            <text:p>1490190080976</text:p>
          </table:table-cell>
          <table:table-cell office:value-type="float" office:value="37" calcext:value-type="float">
            <text:p>37</text:p>
          </table:table-cell>
          <table:table-cell table:formula="of:=[.B45]+[.C45]" office:value-type="float" office:value="1490190081013" calcext:value-type="float">
            <text:p>1490190081013</text:p>
          </table:table-cell>
          <table:table-cell table:formula="of:=[.F45]-[.D45]" office:value-type="float" office:value="191" calcext:value-type="float">
            <text:p>191</text:p>
          </table:table-cell>
          <table:table-cell office:value-type="float" office:value="1490190081204" calcext:value-type="float">
            <text:p>1490190081204</text:p>
          </table:table-cell>
          <table:table-cell table:formula="of:=[.E45]+[.C45]"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90190081026" calcext:value-type="float">
            <text:p>1490190081026</text:p>
          </table:table-cell>
          <table:table-cell office:value-type="float" office:value="35" calcext:value-type="float">
            <text:p>35</text:p>
          </table:table-cell>
          <table:table-cell table:formula="of:=[.B46]+[.C46]" office:value-type="float" office:value="1490190081061" calcext:value-type="float">
            <text:p>1490190081061</text:p>
          </table:table-cell>
          <table:table-cell table:formula="of:=[.F46]-[.D46]" office:value-type="float" office:value="144" calcext:value-type="float">
            <text:p>144</text:p>
          </table:table-cell>
          <table:table-cell office:value-type="float" office:value="1490190081205" calcext:value-type="float">
            <text:p>1490190081205</text:p>
          </table:table-cell>
          <table:table-cell table:formula="of:=[.E46]+[.C46]"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90190081067" calcext:value-type="float">
            <text:p>1490190081067</text:p>
          </table:table-cell>
          <table:table-cell office:value-type="float" office:value="36" calcext:value-type="float">
            <text:p>36</text:p>
          </table:table-cell>
          <table:table-cell table:formula="of:=[.B47]+[.C47]" office:value-type="float" office:value="1490190081103" calcext:value-type="float">
            <text:p>1490190081103</text:p>
          </table:table-cell>
          <table:table-cell table:formula="of:=[.F47]-[.D47]" office:value-type="float" office:value="102" calcext:value-type="float">
            <text:p>102</text:p>
          </table:table-cell>
          <table:table-cell office:value-type="float" office:value="1490190081205" calcext:value-type="float">
            <text:p>1490190081205</text:p>
          </table:table-cell>
          <table:table-cell table:formula="of:=[.E47]+[.C47]"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90190081097" calcext:value-type="float">
            <text:p>1490190081097</text:p>
          </table:table-cell>
          <table:table-cell office:value-type="float" office:value="39" calcext:value-type="float">
            <text:p>39</text:p>
          </table:table-cell>
          <table:table-cell table:formula="of:=[.B48]+[.C48]" office:value-type="float" office:value="1490190081136" calcext:value-type="float">
            <text:p>1490190081136</text:p>
          </table:table-cell>
          <table:table-cell table:formula="of:=[.F48]-[.D48]" office:value-type="float" office:value="69" calcext:value-type="float">
            <text:p>69</text:p>
          </table:table-cell>
          <table:table-cell office:value-type="float" office:value="1490190081205" calcext:value-type="float">
            <text:p>1490190081205</text:p>
          </table:table-cell>
          <table:table-cell table:formula="of:=[.E48]+[.C48]"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90190081124" calcext:value-type="float">
            <text:p>1490190081124</text:p>
          </table:table-cell>
          <table:table-cell office:value-type="float" office:value="43" calcext:value-type="float">
            <text:p>43</text:p>
          </table:table-cell>
          <table:table-cell table:formula="of:=[.B49]+[.C49]" office:value-type="float" office:value="1490190081167" calcext:value-type="float">
            <text:p>1490190081167</text:p>
          </table:table-cell>
          <table:table-cell table:formula="of:=[.F49]-[.D49]" office:value-type="float" office:value="39" calcext:value-type="float">
            <text:p>39</text:p>
          </table:table-cell>
          <table:table-cell office:value-type="float" office:value="1490190081206" calcext:value-type="float">
            <text:p>1490190081206</text:p>
          </table:table-cell>
          <table:table-cell table:formula="of:=[.E49]+[.C49]"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90190081152" calcext:value-type="float">
            <text:p>1490190081152</text:p>
          </table:table-cell>
          <table:table-cell office:value-type="float" office:value="35" calcext:value-type="float">
            <text:p>35</text:p>
          </table:table-cell>
          <table:table-cell table:formula="of:=[.B50]+[.C50]" office:value-type="float" office:value="1490190081187" calcext:value-type="float">
            <text:p>1490190081187</text:p>
          </table:table-cell>
          <table:table-cell table:formula="of:=[.F50]-[.D50]" office:value-type="float" office:value="19" calcext:value-type="float">
            <text:p>19</text:p>
          </table:table-cell>
          <table:table-cell office:value-type="float" office:value="1490190081206" calcext:value-type="float">
            <text:p>1490190081206</text:p>
          </table:table-cell>
          <table:table-cell table:formula="of:=[.E50]+[.C50]"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90190081180" calcext:value-type="float">
            <text:p>1490190081180</text:p>
          </table:table-cell>
          <table:table-cell office:value-type="float" office:value="47" calcext:value-type="float">
            <text:p>47</text:p>
          </table:table-cell>
          <table:table-cell table:formula="of:=[.B51]+[.C51]" office:value-type="float" office:value="1490190081227" calcext:value-type="float">
            <text:p>1490190081227</text:p>
          </table:table-cell>
          <table:table-cell table:formula="of:=[.F51]-[.D51]" office:value-type="float" office:value="479" calcext:value-type="float">
            <text:p>479</text:p>
          </table:table-cell>
          <table:table-cell office:value-type="float" office:value="1490190081706" calcext:value-type="float">
            <text:p>1490190081706</text:p>
          </table:table-cell>
          <table:table-cell table:formula="of:=[.E51]+[.C51]" office:value-type="float" office:value="526" calcext:value-type="float">
            <text:p>52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90190081220" calcext:value-type="float">
            <text:p>1490190081220</text:p>
          </table:table-cell>
          <table:table-cell office:value-type="float" office:value="35" calcext:value-type="float">
            <text:p>35</text:p>
          </table:table-cell>
          <table:table-cell table:formula="of:=[.B52]+[.C52]" office:value-type="float" office:value="1490190081255" calcext:value-type="float">
            <text:p>1490190081255</text:p>
          </table:table-cell>
          <table:table-cell table:formula="of:=[.F52]-[.D52]" office:value-type="float" office:value="452" calcext:value-type="float">
            <text:p>452</text:p>
          </table:table-cell>
          <table:table-cell office:value-type="float" office:value="1490190081707" calcext:value-type="float">
            <text:p>1490190081707</text:p>
          </table:table-cell>
          <table:table-cell table:formula="of:=[.E52]+[.C52]" office:value-type="float" office:value="487" calcext:value-type="float">
            <text:p>487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90190081246" calcext:value-type="float">
            <text:p>1490190081246</text:p>
          </table:table-cell>
          <table:table-cell office:value-type="float" office:value="44" calcext:value-type="float">
            <text:p>44</text:p>
          </table:table-cell>
          <table:table-cell table:formula="of:=[.B53]+[.C53]" office:value-type="float" office:value="1490190081290" calcext:value-type="float">
            <text:p>1490190081290</text:p>
          </table:table-cell>
          <table:table-cell table:formula="of:=[.F53]-[.D53]" office:value-type="float" office:value="417" calcext:value-type="float">
            <text:p>417</text:p>
          </table:table-cell>
          <table:table-cell office:value-type="float" office:value="1490190081707" calcext:value-type="float">
            <text:p>1490190081707</text:p>
          </table:table-cell>
          <table:table-cell table:formula="of:=[.E53]+[.C53]" office:value-type="float" office:value="461" calcext:value-type="float">
            <text:p>46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90190081286" calcext:value-type="float">
            <text:p>1490190081286</text:p>
          </table:table-cell>
          <table:table-cell office:value-type="float" office:value="56" calcext:value-type="float">
            <text:p>56</text:p>
          </table:table-cell>
          <table:table-cell table:formula="of:=[.B54]+[.C54]" office:value-type="float" office:value="1490190081342" calcext:value-type="float">
            <text:p>1490190081342</text:p>
          </table:table-cell>
          <table:table-cell table:formula="of:=[.F54]-[.D54]" office:value-type="float" office:value="365" calcext:value-type="float">
            <text:p>365</text:p>
          </table:table-cell>
          <table:table-cell office:value-type="float" office:value="1490190081707" calcext:value-type="float">
            <text:p>1490190081707</text:p>
          </table:table-cell>
          <table:table-cell table:formula="of:=[.E54]+[.C54]"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90190081316" calcext:value-type="float">
            <text:p>1490190081316</text:p>
          </table:table-cell>
          <table:table-cell office:value-type="float" office:value="46" calcext:value-type="float">
            <text:p>46</text:p>
          </table:table-cell>
          <table:table-cell table:formula="of:=[.B55]+[.C55]" office:value-type="float" office:value="1490190081362" calcext:value-type="float">
            <text:p>1490190081362</text:p>
          </table:table-cell>
          <table:table-cell table:formula="of:=[.F55]-[.D55]" office:value-type="float" office:value="345" calcext:value-type="float">
            <text:p>345</text:p>
          </table:table-cell>
          <table:table-cell office:value-type="float" office:value="1490190081707" calcext:value-type="float">
            <text:p>1490190081707</text:p>
          </table:table-cell>
          <table:table-cell table:formula="of:=[.E55]+[.C55]" office:value-type="float" office:value="391" calcext:value-type="float">
            <text:p>39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90190081353" calcext:value-type="float">
            <text:p>1490190081353</text:p>
          </table:table-cell>
          <table:table-cell office:value-type="float" office:value="46" calcext:value-type="float">
            <text:p>46</text:p>
          </table:table-cell>
          <table:table-cell table:formula="of:=[.B56]+[.C56]" office:value-type="float" office:value="1490190081399" calcext:value-type="float">
            <text:p>1490190081399</text:p>
          </table:table-cell>
          <table:table-cell table:formula="of:=[.F56]-[.D56]" office:value-type="float" office:value="309" calcext:value-type="float">
            <text:p>309</text:p>
          </table:table-cell>
          <table:table-cell office:value-type="float" office:value="1490190081708" calcext:value-type="float">
            <text:p>1490190081708</text:p>
          </table:table-cell>
          <table:table-cell table:formula="of:=[.E56]+[.C56]" office:value-type="float" office:value="355" calcext:value-type="float">
            <text:p>35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90190081389" calcext:value-type="float">
            <text:p>1490190081389</text:p>
          </table:table-cell>
          <table:table-cell office:value-type="float" office:value="55" calcext:value-type="float">
            <text:p>55</text:p>
          </table:table-cell>
          <table:table-cell table:formula="of:=[.B57]+[.C57]" office:value-type="float" office:value="1490190081444" calcext:value-type="float">
            <text:p>1490190081444</text:p>
          </table:table-cell>
          <table:table-cell table:formula="of:=[.F57]-[.D57]" office:value-type="float" office:value="264" calcext:value-type="float">
            <text:p>264</text:p>
          </table:table-cell>
          <table:table-cell office:value-type="float" office:value="1490190081708" calcext:value-type="float">
            <text:p>1490190081708</text:p>
          </table:table-cell>
          <table:table-cell table:formula="of:=[.E57]+[.C57]" office:value-type="float" office:value="319" calcext:value-type="float">
            <text:p>319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90190081429" calcext:value-type="float">
            <text:p>1490190081429</text:p>
          </table:table-cell>
          <table:table-cell office:value-type="float" office:value="41" calcext:value-type="float">
            <text:p>41</text:p>
          </table:table-cell>
          <table:table-cell table:formula="of:=[.B58]+[.C58]" office:value-type="float" office:value="1490190081470" calcext:value-type="float">
            <text:p>1490190081470</text:p>
          </table:table-cell>
          <table:table-cell table:formula="of:=[.F58]-[.D58]" office:value-type="float" office:value="238" calcext:value-type="float">
            <text:p>238</text:p>
          </table:table-cell>
          <table:table-cell office:value-type="float" office:value="1490190081708" calcext:value-type="float">
            <text:p>1490190081708</text:p>
          </table:table-cell>
          <table:table-cell table:formula="of:=[.E58]+[.C58]"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90190081455" calcext:value-type="float">
            <text:p>1490190081455</text:p>
          </table:table-cell>
          <table:table-cell office:value-type="float" office:value="44" calcext:value-type="float">
            <text:p>44</text:p>
          </table:table-cell>
          <table:table-cell table:formula="of:=[.B59]+[.C59]" office:value-type="float" office:value="1490190081499" calcext:value-type="float">
            <text:p>1490190081499</text:p>
          </table:table-cell>
          <table:table-cell table:formula="of:=[.F59]-[.D59]" office:value-type="float" office:value="209" calcext:value-type="float">
            <text:p>209</text:p>
          </table:table-cell>
          <table:table-cell office:value-type="float" office:value="1490190081708" calcext:value-type="float">
            <text:p>1490190081708</text:p>
          </table:table-cell>
          <table:table-cell table:formula="of:=[.E59]+[.C59]"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90190081494" calcext:value-type="float">
            <text:p>1490190081494</text:p>
          </table:table-cell>
          <table:table-cell office:value-type="float" office:value="38" calcext:value-type="float">
            <text:p>38</text:p>
          </table:table-cell>
          <table:table-cell table:formula="of:=[.B60]+[.C60]" office:value-type="float" office:value="1490190081532" calcext:value-type="float">
            <text:p>1490190081532</text:p>
          </table:table-cell>
          <table:table-cell table:formula="of:=[.F60]-[.D60]" office:value-type="float" office:value="176" calcext:value-type="float">
            <text:p>176</text:p>
          </table:table-cell>
          <table:table-cell office:value-type="float" office:value="1490190081708" calcext:value-type="float">
            <text:p>1490190081708</text:p>
          </table:table-cell>
          <table:table-cell table:formula="of:=[.E60]+[.C60]"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90190081519" calcext:value-type="float">
            <text:p>1490190081519</text:p>
          </table:table-cell>
          <table:table-cell office:value-type="float" office:value="44" calcext:value-type="float">
            <text:p>44</text:p>
          </table:table-cell>
          <table:table-cell table:formula="of:=[.B61]+[.C61]" office:value-type="float" office:value="1490190081563" calcext:value-type="float">
            <text:p>1490190081563</text:p>
          </table:table-cell>
          <table:table-cell table:formula="of:=[.F61]-[.D61]" office:value-type="float" office:value="145" calcext:value-type="float">
            <text:p>145</text:p>
          </table:table-cell>
          <table:table-cell office:value-type="float" office:value="1490190081708" calcext:value-type="float">
            <text:p>1490190081708</text:p>
          </table:table-cell>
          <table:table-cell table:formula="of:=[.E61]+[.C61]"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90190081553" calcext:value-type="float">
            <text:p>1490190081553</text:p>
          </table:table-cell>
          <table:table-cell office:value-type="float" office:value="36" calcext:value-type="float">
            <text:p>36</text:p>
          </table:table-cell>
          <table:table-cell table:formula="of:=[.B62]+[.C62]" office:value-type="float" office:value="1490190081589" calcext:value-type="float">
            <text:p>1490190081589</text:p>
          </table:table-cell>
          <table:table-cell table:formula="of:=[.F62]-[.D62]" office:value-type="float" office:value="120" calcext:value-type="float">
            <text:p>120</text:p>
          </table:table-cell>
          <table:table-cell office:value-type="float" office:value="1490190081709" calcext:value-type="float">
            <text:p>1490190081709</text:p>
          </table:table-cell>
          <table:table-cell table:formula="of:=[.E62]+[.C62]"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90190081580" calcext:value-type="float">
            <text:p>1490190081580</text:p>
          </table:table-cell>
          <table:table-cell office:value-type="float" office:value="33" calcext:value-type="float">
            <text:p>33</text:p>
          </table:table-cell>
          <table:table-cell table:formula="of:=[.B63]+[.C63]" office:value-type="float" office:value="1490190081613" calcext:value-type="float">
            <text:p>1490190081613</text:p>
          </table:table-cell>
          <table:table-cell table:formula="of:=[.F63]-[.D63]" office:value-type="float" office:value="96" calcext:value-type="float">
            <text:p>96</text:p>
          </table:table-cell>
          <table:table-cell office:value-type="float" office:value="1490190081709" calcext:value-type="float">
            <text:p>1490190081709</text:p>
          </table:table-cell>
          <table:table-cell table:formula="of:=[.E63]+[.C63]"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90190081613" calcext:value-type="float">
            <text:p>1490190081613</text:p>
          </table:table-cell>
          <table:table-cell office:value-type="float" office:value="36" calcext:value-type="float">
            <text:p>36</text:p>
          </table:table-cell>
          <table:table-cell table:formula="of:=[.B64]+[.C64]" office:value-type="float" office:value="1490190081649" calcext:value-type="float">
            <text:p>1490190081649</text:p>
          </table:table-cell>
          <table:table-cell table:formula="of:=[.F64]-[.D64]" office:value-type="float" office:value="60" calcext:value-type="float">
            <text:p>60</text:p>
          </table:table-cell>
          <table:table-cell office:value-type="float" office:value="1490190081709" calcext:value-type="float">
            <text:p>1490190081709</text:p>
          </table:table-cell>
          <table:table-cell table:formula="of:=[.E64]+[.C64]"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90190081651" calcext:value-type="float">
            <text:p>1490190081651</text:p>
          </table:table-cell>
          <table:table-cell office:value-type="float" office:value="45" calcext:value-type="float">
            <text:p>45</text:p>
          </table:table-cell>
          <table:table-cell table:formula="of:=[.B65]+[.C65]" office:value-type="float" office:value="1490190081696" calcext:value-type="float">
            <text:p>1490190081696</text:p>
          </table:table-cell>
          <table:table-cell table:formula="of:=[.F65]-[.D65]" office:value-type="float" office:value="13" calcext:value-type="float">
            <text:p>13</text:p>
          </table:table-cell>
          <table:table-cell office:value-type="float" office:value="1490190081709" calcext:value-type="float">
            <text:p>1490190081709</text:p>
          </table:table-cell>
          <table:table-cell table:formula="of:=[.E65]+[.C65]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90190081682" calcext:value-type="float">
            <text:p>1490190081682</text:p>
          </table:table-cell>
          <table:table-cell office:value-type="float" office:value="39" calcext:value-type="float">
            <text:p>39</text:p>
          </table:table-cell>
          <table:table-cell table:formula="of:=[.B66]+[.C66]" office:value-type="float" office:value="1490190081721" calcext:value-type="float">
            <text:p>1490190081721</text:p>
          </table:table-cell>
          <table:table-cell table:formula="of:=[.F66]-[.D66]" office:value-type="float" office:value="488" calcext:value-type="float">
            <text:p>488</text:p>
          </table:table-cell>
          <table:table-cell office:value-type="float" office:value="1490190082209" calcext:value-type="float">
            <text:p>1490190082209</text:p>
          </table:table-cell>
          <table:table-cell table:formula="of:=[.E66]+[.C66]" office:value-type="float" office:value="527" calcext:value-type="float">
            <text:p>52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90190081719" calcext:value-type="float">
            <text:p>1490190081719</text:p>
          </table:table-cell>
          <table:table-cell office:value-type="float" office:value="44" calcext:value-type="float">
            <text:p>44</text:p>
          </table:table-cell>
          <table:table-cell table:formula="of:=[.B67]+[.C67]" office:value-type="float" office:value="1490190081763" calcext:value-type="float">
            <text:p>1490190081763</text:p>
          </table:table-cell>
          <table:table-cell table:formula="of:=[.F67]-[.D67]" office:value-type="float" office:value="446" calcext:value-type="float">
            <text:p>446</text:p>
          </table:table-cell>
          <table:table-cell office:value-type="float" office:value="1490190082209" calcext:value-type="float">
            <text:p>1490190082209</text:p>
          </table:table-cell>
          <table:table-cell table:formula="of:=[.E67]+[.C67]" office:value-type="float" office:value="490" calcext:value-type="float">
            <text:p>49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90190081750" calcext:value-type="float">
            <text:p>1490190081750</text:p>
          </table:table-cell>
          <table:table-cell office:value-type="float" office:value="45" calcext:value-type="float">
            <text:p>45</text:p>
          </table:table-cell>
          <table:table-cell table:formula="of:=[.B68]+[.C68]" office:value-type="float" office:value="1490190081795" calcext:value-type="float">
            <text:p>1490190081795</text:p>
          </table:table-cell>
          <table:table-cell table:formula="of:=[.F68]-[.D68]" office:value-type="float" office:value="415" calcext:value-type="float">
            <text:p>415</text:p>
          </table:table-cell>
          <table:table-cell office:value-type="float" office:value="1490190082210" calcext:value-type="float">
            <text:p>1490190082210</text:p>
          </table:table-cell>
          <table:table-cell table:formula="of:=[.E68]+[.C68]" office:value-type="float" office:value="460" calcext:value-type="float">
            <text:p>46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90190081782" calcext:value-type="float">
            <text:p>1490190081782</text:p>
          </table:table-cell>
          <table:table-cell office:value-type="float" office:value="47" calcext:value-type="float">
            <text:p>47</text:p>
          </table:table-cell>
          <table:table-cell table:formula="of:=[.B69]+[.C69]" office:value-type="float" office:value="1490190081829" calcext:value-type="float">
            <text:p>1490190081829</text:p>
          </table:table-cell>
          <table:table-cell table:formula="of:=[.F69]-[.D69]" office:value-type="float" office:value="381" calcext:value-type="float">
            <text:p>381</text:p>
          </table:table-cell>
          <table:table-cell office:value-type="float" office:value="1490190082210" calcext:value-type="float">
            <text:p>1490190082210</text:p>
          </table:table-cell>
          <table:table-cell table:formula="of:=[.E69]+[.C69]" office:value-type="float" office:value="428" calcext:value-type="float">
            <text:p>42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90190081820" calcext:value-type="float">
            <text:p>1490190081820</text:p>
          </table:table-cell>
          <table:table-cell office:value-type="float" office:value="71" calcext:value-type="float">
            <text:p>71</text:p>
          </table:table-cell>
          <table:table-cell table:formula="of:=[.B70]+[.C70]" office:value-type="float" office:value="1490190081891" calcext:value-type="float">
            <text:p>1490190081891</text:p>
          </table:table-cell>
          <table:table-cell table:formula="of:=[.F70]-[.D70]" office:value-type="float" office:value="319" calcext:value-type="float">
            <text:p>319</text:p>
          </table:table-cell>
          <table:table-cell office:value-type="float" office:value="1490190082210" calcext:value-type="float">
            <text:p>1490190082210</text:p>
          </table:table-cell>
          <table:table-cell table:formula="of:=[.E70]+[.C70]"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90190081854" calcext:value-type="float">
            <text:p>1490190081854</text:p>
          </table:table-cell>
          <table:table-cell office:value-type="float" office:value="50" calcext:value-type="float">
            <text:p>50</text:p>
          </table:table-cell>
          <table:table-cell table:formula="of:=[.B71]+[.C71]" office:value-type="float" office:value="1490190081904" calcext:value-type="float">
            <text:p>1490190081904</text:p>
          </table:table-cell>
          <table:table-cell table:formula="of:=[.F71]-[.D71]" office:value-type="float" office:value="307" calcext:value-type="float">
            <text:p>307</text:p>
          </table:table-cell>
          <table:table-cell office:value-type="float" office:value="1490190082211" calcext:value-type="float">
            <text:p>1490190082211</text:p>
          </table:table-cell>
          <table:table-cell table:formula="of:=[.E71]+[.C71]"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90190081884" calcext:value-type="float">
            <text:p>1490190081884</text:p>
          </table:table-cell>
          <table:table-cell office:value-type="float" office:value="58" calcext:value-type="float">
            <text:p>58</text:p>
          </table:table-cell>
          <table:table-cell table:formula="of:=[.B72]+[.C72]" office:value-type="float" office:value="1490190081942" calcext:value-type="float">
            <text:p>1490190081942</text:p>
          </table:table-cell>
          <table:table-cell table:formula="of:=[.F72]-[.D72]" office:value-type="float" office:value="269" calcext:value-type="float">
            <text:p>269</text:p>
          </table:table-cell>
          <table:table-cell office:value-type="float" office:value="1490190082211" calcext:value-type="float">
            <text:p>1490190082211</text:p>
          </table:table-cell>
          <table:table-cell table:formula="of:=[.E72]+[.C72]" office:value-type="float" office:value="327" calcext:value-type="float">
            <text:p>327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90190081925" calcext:value-type="float">
            <text:p>1490190081925</text:p>
          </table:table-cell>
          <table:table-cell office:value-type="float" office:value="43" calcext:value-type="float">
            <text:p>43</text:p>
          </table:table-cell>
          <table:table-cell table:formula="of:=[.B73]+[.C73]" office:value-type="float" office:value="1490190081968" calcext:value-type="float">
            <text:p>1490190081968</text:p>
          </table:table-cell>
          <table:table-cell table:formula="of:=[.F73]-[.D73]" office:value-type="float" office:value="244" calcext:value-type="float">
            <text:p>244</text:p>
          </table:table-cell>
          <table:table-cell office:value-type="float" office:value="1490190082212" calcext:value-type="float">
            <text:p>1490190082212</text:p>
          </table:table-cell>
          <table:table-cell table:formula="of:=[.E73]+[.C73]" office:value-type="float" office:value="287" calcext:value-type="float">
            <text:p>287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90190081950" calcext:value-type="float">
            <text:p>1490190081950</text:p>
          </table:table-cell>
          <table:table-cell office:value-type="float" office:value="44" calcext:value-type="float">
            <text:p>44</text:p>
          </table:table-cell>
          <table:table-cell table:formula="of:=[.B74]+[.C74]" office:value-type="float" office:value="1490190081994" calcext:value-type="float">
            <text:p>1490190081994</text:p>
          </table:table-cell>
          <table:table-cell table:formula="of:=[.F74]-[.D74]" office:value-type="float" office:value="218" calcext:value-type="float">
            <text:p>218</text:p>
          </table:table-cell>
          <table:table-cell office:value-type="float" office:value="1490190082212" calcext:value-type="float">
            <text:p>1490190082212</text:p>
          </table:table-cell>
          <table:table-cell table:formula="of:=[.E74]+[.C74]"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90190081980" calcext:value-type="float">
            <text:p>1490190081980</text:p>
          </table:table-cell>
          <table:table-cell office:value-type="float" office:value="65" calcext:value-type="float">
            <text:p>65</text:p>
          </table:table-cell>
          <table:table-cell table:formula="of:=[.B75]+[.C75]" office:value-type="float" office:value="1490190082045" calcext:value-type="float">
            <text:p>1490190082045</text:p>
          </table:table-cell>
          <table:table-cell table:formula="of:=[.F75]-[.D75]" office:value-type="float" office:value="167" calcext:value-type="float">
            <text:p>167</text:p>
          </table:table-cell>
          <table:table-cell office:value-type="float" office:value="1490190082212" calcext:value-type="float">
            <text:p>1490190082212</text:p>
          </table:table-cell>
          <table:table-cell table:formula="of:=[.E75]+[.C75]"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90190082029" calcext:value-type="float">
            <text:p>1490190082029</text:p>
          </table:table-cell>
          <table:table-cell office:value-type="float" office:value="36" calcext:value-type="float">
            <text:p>36</text:p>
          </table:table-cell>
          <table:table-cell table:formula="of:=[.B76]+[.C76]" office:value-type="float" office:value="1490190082065" calcext:value-type="float">
            <text:p>1490190082065</text:p>
          </table:table-cell>
          <table:table-cell table:formula="of:=[.F76]-[.D76]" office:value-type="float" office:value="148" calcext:value-type="float">
            <text:p>148</text:p>
          </table:table-cell>
          <table:table-cell office:value-type="float" office:value="1490190082213" calcext:value-type="float">
            <text:p>1490190082213</text:p>
          </table:table-cell>
          <table:table-cell table:formula="of:=[.E76]+[.C76]"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90190082059" calcext:value-type="float">
            <text:p>1490190082059</text:p>
          </table:table-cell>
          <table:table-cell office:value-type="float" office:value="45" calcext:value-type="float">
            <text:p>45</text:p>
          </table:table-cell>
          <table:table-cell table:formula="of:=[.B77]+[.C77]" office:value-type="float" office:value="1490190082104" calcext:value-type="float">
            <text:p>1490190082104</text:p>
          </table:table-cell>
          <table:table-cell table:formula="of:=[.F77]-[.D77]" office:value-type="float" office:value="109" calcext:value-type="float">
            <text:p>109</text:p>
          </table:table-cell>
          <table:table-cell office:value-type="float" office:value="1490190082213" calcext:value-type="float">
            <text:p>1490190082213</text:p>
          </table:table-cell>
          <table:table-cell table:formula="of:=[.E77]+[.C77]"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90190082095" calcext:value-type="float">
            <text:p>1490190082095</text:p>
          </table:table-cell>
          <table:table-cell office:value-type="float" office:value="44" calcext:value-type="float">
            <text:p>44</text:p>
          </table:table-cell>
          <table:table-cell table:formula="of:=[.B78]+[.C78]" office:value-type="float" office:value="1490190082139" calcext:value-type="float">
            <text:p>1490190082139</text:p>
          </table:table-cell>
          <table:table-cell table:formula="of:=[.F78]-[.D78]" office:value-type="float" office:value="74" calcext:value-type="float">
            <text:p>74</text:p>
          </table:table-cell>
          <table:table-cell office:value-type="float" office:value="1490190082213" calcext:value-type="float">
            <text:p>1490190082213</text:p>
          </table:table-cell>
          <table:table-cell table:formula="of:=[.E78]+[.C78]"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90190082117" calcext:value-type="float">
            <text:p>1490190082117</text:p>
          </table:table-cell>
          <table:table-cell office:value-type="float" office:value="70" calcext:value-type="float">
            <text:p>70</text:p>
          </table:table-cell>
          <table:table-cell table:formula="of:=[.B79]+[.C79]" office:value-type="float" office:value="1490190082187" calcext:value-type="float">
            <text:p>1490190082187</text:p>
          </table:table-cell>
          <table:table-cell table:formula="of:=[.F79]-[.D79]" office:value-type="float" office:value="26" calcext:value-type="float">
            <text:p>26</text:p>
          </table:table-cell>
          <table:table-cell office:value-type="float" office:value="1490190082213" calcext:value-type="float">
            <text:p>1490190082213</text:p>
          </table:table-cell>
          <table:table-cell table:formula="of:=[.E79]+[.C79]"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90190082145" calcext:value-type="float">
            <text:p>1490190082145</text:p>
          </table:table-cell>
          <table:table-cell office:value-type="float" office:value="46" calcext:value-type="float">
            <text:p>46</text:p>
          </table:table-cell>
          <table:table-cell table:formula="of:=[.B80]+[.C80]" office:value-type="float" office:value="1490190082191" calcext:value-type="float">
            <text:p>1490190082191</text:p>
          </table:table-cell>
          <table:table-cell table:formula="of:=[.F80]-[.D80]" office:value-type="float" office:value="22" calcext:value-type="float">
            <text:p>22</text:p>
          </table:table-cell>
          <table:table-cell office:value-type="float" office:value="1490190082213" calcext:value-type="float">
            <text:p>1490190082213</text:p>
          </table:table-cell>
          <table:table-cell table:formula="of:=[.E80]+[.C80]"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90190082186" calcext:value-type="float">
            <text:p>1490190082186</text:p>
          </table:table-cell>
          <table:table-cell office:value-type="float" office:value="36" calcext:value-type="float">
            <text:p>36</text:p>
          </table:table-cell>
          <table:table-cell table:formula="of:=[.B81]+[.C81]" office:value-type="float" office:value="1490190082222" calcext:value-type="float">
            <text:p>1490190082222</text:p>
          </table:table-cell>
          <table:table-cell table:formula="of:=[.F81]-[.D81]" office:value-type="float" office:value="491" calcext:value-type="float">
            <text:p>491</text:p>
          </table:table-cell>
          <table:table-cell office:value-type="float" office:value="1490190082713" calcext:value-type="float">
            <text:p>1490190082713</text:p>
          </table:table-cell>
          <table:table-cell table:formula="of:=[.E81]+[.C81]" office:value-type="float" office:value="527" calcext:value-type="float">
            <text:p>52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90190082220" calcext:value-type="float">
            <text:p>1490190082220</text:p>
          </table:table-cell>
          <table:table-cell office:value-type="float" office:value="36" calcext:value-type="float">
            <text:p>36</text:p>
          </table:table-cell>
          <table:table-cell table:formula="of:=[.B82]+[.C82]" office:value-type="float" office:value="1490190082256" calcext:value-type="float">
            <text:p>1490190082256</text:p>
          </table:table-cell>
          <table:table-cell table:formula="of:=[.F82]-[.D82]" office:value-type="float" office:value="457" calcext:value-type="float">
            <text:p>457</text:p>
          </table:table-cell>
          <table:table-cell office:value-type="float" office:value="1490190082713" calcext:value-type="float">
            <text:p>1490190082713</text:p>
          </table:table-cell>
          <table:table-cell table:formula="of:=[.E82]+[.C82]" office:value-type="float" office:value="493" calcext:value-type="float">
            <text:p>49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90190082253" calcext:value-type="float">
            <text:p>1490190082253</text:p>
          </table:table-cell>
          <table:table-cell office:value-type="float" office:value="50" calcext:value-type="float">
            <text:p>50</text:p>
          </table:table-cell>
          <table:table-cell table:formula="of:=[.B83]+[.C83]" office:value-type="float" office:value="1490190082303" calcext:value-type="float">
            <text:p>1490190082303</text:p>
          </table:table-cell>
          <table:table-cell table:formula="of:=[.F83]-[.D83]" office:value-type="float" office:value="410" calcext:value-type="float">
            <text:p>410</text:p>
          </table:table-cell>
          <table:table-cell office:value-type="float" office:value="1490190082713" calcext:value-type="float">
            <text:p>1490190082713</text:p>
          </table:table-cell>
          <table:table-cell table:formula="of:=[.E83]+[.C83]" office:value-type="float" office:value="460" calcext:value-type="float">
            <text:p>46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90190082280" calcext:value-type="float">
            <text:p>1490190082280</text:p>
          </table:table-cell>
          <table:table-cell office:value-type="float" office:value="49" calcext:value-type="float">
            <text:p>49</text:p>
          </table:table-cell>
          <table:table-cell table:formula="of:=[.B84]+[.C84]" office:value-type="float" office:value="1490190082329" calcext:value-type="float">
            <text:p>1490190082329</text:p>
          </table:table-cell>
          <table:table-cell table:formula="of:=[.F84]-[.D84]" office:value-type="float" office:value="386" calcext:value-type="float">
            <text:p>386</text:p>
          </table:table-cell>
          <table:table-cell office:value-type="float" office:value="1490190082715" calcext:value-type="float">
            <text:p>1490190082715</text:p>
          </table:table-cell>
          <table:table-cell table:formula="of:=[.E84]+[.C84]" office:value-type="float" office:value="435" calcext:value-type="float">
            <text:p>435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90190082323" calcext:value-type="float">
            <text:p>1490190082323</text:p>
          </table:table-cell>
          <table:table-cell office:value-type="float" office:value="34" calcext:value-type="float">
            <text:p>34</text:p>
          </table:table-cell>
          <table:table-cell table:formula="of:=[.B85]+[.C85]" office:value-type="float" office:value="1490190082357" calcext:value-type="float">
            <text:p>1490190082357</text:p>
          </table:table-cell>
          <table:table-cell table:formula="of:=[.F85]-[.D85]" office:value-type="float" office:value="358" calcext:value-type="float">
            <text:p>358</text:p>
          </table:table-cell>
          <table:table-cell office:value-type="float" office:value="1490190082715" calcext:value-type="float">
            <text:p>1490190082715</text:p>
          </table:table-cell>
          <table:table-cell table:formula="of:=[.E85]+[.C85]"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90190082348" calcext:value-type="float">
            <text:p>1490190082348</text:p>
          </table:table-cell>
          <table:table-cell office:value-type="float" office:value="43" calcext:value-type="float">
            <text:p>43</text:p>
          </table:table-cell>
          <table:table-cell table:formula="of:=[.B86]+[.C86]" office:value-type="float" office:value="1490190082391" calcext:value-type="float">
            <text:p>1490190082391</text:p>
          </table:table-cell>
          <table:table-cell table:formula="of:=[.F86]-[.D86]" office:value-type="float" office:value="324" calcext:value-type="float">
            <text:p>324</text:p>
          </table:table-cell>
          <table:table-cell office:value-type="float" office:value="1490190082715" calcext:value-type="float">
            <text:p>1490190082715</text:p>
          </table:table-cell>
          <table:table-cell table:formula="of:=[.E86]+[.C86]" office:value-type="float" office:value="367" calcext:value-type="float">
            <text:p>367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90190082384" calcext:value-type="float">
            <text:p>1490190082384</text:p>
          </table:table-cell>
          <table:table-cell office:value-type="float" office:value="39" calcext:value-type="float">
            <text:p>39</text:p>
          </table:table-cell>
          <table:table-cell table:formula="of:=[.B87]+[.C87]" office:value-type="float" office:value="1490190082423" calcext:value-type="float">
            <text:p>1490190082423</text:p>
          </table:table-cell>
          <table:table-cell table:formula="of:=[.F87]-[.D87]" office:value-type="float" office:value="293" calcext:value-type="float">
            <text:p>293</text:p>
          </table:table-cell>
          <table:table-cell office:value-type="float" office:value="1490190082716" calcext:value-type="float">
            <text:p>1490190082716</text:p>
          </table:table-cell>
          <table:table-cell table:formula="of:=[.E87]+[.C87]" office:value-type="float" office:value="332" calcext:value-type="float">
            <text:p>332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90190082415" calcext:value-type="float">
            <text:p>1490190082415</text:p>
          </table:table-cell>
          <table:table-cell office:value-type="float" office:value="41" calcext:value-type="float">
            <text:p>41</text:p>
          </table:table-cell>
          <table:table-cell table:formula="of:=[.B88]+[.C88]" office:value-type="float" office:value="1490190082456" calcext:value-type="float">
            <text:p>1490190082456</text:p>
          </table:table-cell>
          <table:table-cell table:formula="of:=[.F88]-[.D88]" office:value-type="float" office:value="260" calcext:value-type="float">
            <text:p>260</text:p>
          </table:table-cell>
          <table:table-cell office:value-type="float" office:value="1490190082716" calcext:value-type="float">
            <text:p>1490190082716</text:p>
          </table:table-cell>
          <table:table-cell table:formula="of:=[.E88]+[.C88]" office:value-type="float" office:value="301" calcext:value-type="float">
            <text:p>30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90190082445" calcext:value-type="float">
            <text:p>1490190082445</text:p>
          </table:table-cell>
          <table:table-cell office:value-type="float" office:value="45" calcext:value-type="float">
            <text:p>45</text:p>
          </table:table-cell>
          <table:table-cell table:formula="of:=[.B89]+[.C89]" office:value-type="float" office:value="1490190082490" calcext:value-type="float">
            <text:p>1490190082490</text:p>
          </table:table-cell>
          <table:table-cell table:formula="of:=[.F89]-[.D89]" office:value-type="float" office:value="226" calcext:value-type="float">
            <text:p>226</text:p>
          </table:table-cell>
          <table:table-cell office:value-type="float" office:value="1490190082716" calcext:value-type="float">
            <text:p>1490190082716</text:p>
          </table:table-cell>
          <table:table-cell table:formula="of:=[.E89]+[.C89]"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90190082484" calcext:value-type="float">
            <text:p>1490190082484</text:p>
          </table:table-cell>
          <table:table-cell office:value-type="float" office:value="48" calcext:value-type="float">
            <text:p>48</text:p>
          </table:table-cell>
          <table:table-cell table:formula="of:=[.B90]+[.C90]" office:value-type="float" office:value="1490190082532" calcext:value-type="float">
            <text:p>1490190082532</text:p>
          </table:table-cell>
          <table:table-cell table:formula="of:=[.F90]-[.D90]" office:value-type="float" office:value="184" calcext:value-type="float">
            <text:p>184</text:p>
          </table:table-cell>
          <table:table-cell office:value-type="float" office:value="1490190082716" calcext:value-type="float">
            <text:p>1490190082716</text:p>
          </table:table-cell>
          <table:table-cell table:formula="of:=[.E90]+[.C90]"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90190082515" calcext:value-type="float">
            <text:p>1490190082515</text:p>
          </table:table-cell>
          <table:table-cell office:value-type="float" office:value="42" calcext:value-type="float">
            <text:p>42</text:p>
          </table:table-cell>
          <table:table-cell table:formula="of:=[.B91]+[.C91]" office:value-type="float" office:value="1490190082557" calcext:value-type="float">
            <text:p>1490190082557</text:p>
          </table:table-cell>
          <table:table-cell table:formula="of:=[.F91]-[.D91]" office:value-type="float" office:value="160" calcext:value-type="float">
            <text:p>160</text:p>
          </table:table-cell>
          <table:table-cell office:value-type="float" office:value="1490190082717" calcext:value-type="float">
            <text:p>1490190082717</text:p>
          </table:table-cell>
          <table:table-cell table:formula="of:=[.E91]+[.C91]"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90190082551" calcext:value-type="float">
            <text:p>1490190082551</text:p>
          </table:table-cell>
          <table:table-cell office:value-type="float" office:value="37" calcext:value-type="float">
            <text:p>37</text:p>
          </table:table-cell>
          <table:table-cell table:formula="of:=[.B92]+[.C92]" office:value-type="float" office:value="1490190082588" calcext:value-type="float">
            <text:p>1490190082588</text:p>
          </table:table-cell>
          <table:table-cell table:formula="of:=[.F92]-[.D92]" office:value-type="float" office:value="129" calcext:value-type="float">
            <text:p>129</text:p>
          </table:table-cell>
          <table:table-cell office:value-type="float" office:value="1490190082717" calcext:value-type="float">
            <text:p>1490190082717</text:p>
          </table:table-cell>
          <table:table-cell table:formula="of:=[.E92]+[.C92]"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90190082584" calcext:value-type="float">
            <text:p>1490190082584</text:p>
          </table:table-cell>
          <table:table-cell office:value-type="float" office:value="36" calcext:value-type="float">
            <text:p>36</text:p>
          </table:table-cell>
          <table:table-cell table:formula="of:=[.B93]+[.C93]" office:value-type="float" office:value="1490190082620" calcext:value-type="float">
            <text:p>1490190082620</text:p>
          </table:table-cell>
          <table:table-cell table:formula="of:=[.F93]-[.D93]" office:value-type="float" office:value="97" calcext:value-type="float">
            <text:p>97</text:p>
          </table:table-cell>
          <table:table-cell office:value-type="float" office:value="1490190082717" calcext:value-type="float">
            <text:p>1490190082717</text:p>
          </table:table-cell>
          <table:table-cell table:formula="of:=[.E93]+[.C93]"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90190082624" calcext:value-type="float">
            <text:p>1490190082624</text:p>
          </table:table-cell>
          <table:table-cell office:value-type="float" office:value="44" calcext:value-type="float">
            <text:p>44</text:p>
          </table:table-cell>
          <table:table-cell table:formula="of:=[.B94]+[.C94]" office:value-type="float" office:value="1490190082668" calcext:value-type="float">
            <text:p>1490190082668</text:p>
          </table:table-cell>
          <table:table-cell table:formula="of:=[.F94]-[.D94]" office:value-type="float" office:value="49" calcext:value-type="float">
            <text:p>49</text:p>
          </table:table-cell>
          <table:table-cell office:value-type="float" office:value="1490190082717" calcext:value-type="float">
            <text:p>1490190082717</text:p>
          </table:table-cell>
          <table:table-cell table:formula="of:=[.E94]+[.C94]"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90190082651" calcext:value-type="float">
            <text:p>1490190082651</text:p>
          </table:table-cell>
          <table:table-cell office:value-type="float" office:value="57" calcext:value-type="float">
            <text:p>57</text:p>
          </table:table-cell>
          <table:table-cell table:formula="of:=[.B95]+[.C95]" office:value-type="float" office:value="1490190082708" calcext:value-type="float">
            <text:p>1490190082708</text:p>
          </table:table-cell>
          <table:table-cell table:formula="of:=[.F95]-[.D95]" office:value-type="float" office:value="9" calcext:value-type="float">
            <text:p>9</text:p>
          </table:table-cell>
          <table:table-cell office:value-type="float" office:value="1490190082717" calcext:value-type="float">
            <text:p>1490190082717</text:p>
          </table:table-cell>
          <table:table-cell table:formula="of:=[.E95]+[.C95]"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90190082682" calcext:value-type="float">
            <text:p>1490190082682</text:p>
          </table:table-cell>
          <table:table-cell office:value-type="float" office:value="42" calcext:value-type="float">
            <text:p>42</text:p>
          </table:table-cell>
          <table:table-cell table:formula="of:=[.B96]+[.C96]" office:value-type="float" office:value="1490190082724" calcext:value-type="float">
            <text:p>1490190082724</text:p>
          </table:table-cell>
          <table:table-cell table:formula="of:=[.F96]-[.D96]" office:value-type="float" office:value="492" calcext:value-type="float">
            <text:p>492</text:p>
          </table:table-cell>
          <table:table-cell office:value-type="float" office:value="1490190083216" calcext:value-type="float">
            <text:p>1490190083216</text:p>
          </table:table-cell>
          <table:table-cell table:formula="of:=[.E96]+[.C96]" office:value-type="float" office:value="534" calcext:value-type="float">
            <text:p>53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90190082722" calcext:value-type="float">
            <text:p>1490190082722</text:p>
          </table:table-cell>
          <table:table-cell office:value-type="float" office:value="40" calcext:value-type="float">
            <text:p>40</text:p>
          </table:table-cell>
          <table:table-cell table:formula="of:=[.B97]+[.C97]" office:value-type="float" office:value="1490190082762" calcext:value-type="float">
            <text:p>1490190082762</text:p>
          </table:table-cell>
          <table:table-cell table:formula="of:=[.F97]-[.D97]" office:value-type="float" office:value="454" calcext:value-type="float">
            <text:p>454</text:p>
          </table:table-cell>
          <table:table-cell office:value-type="float" office:value="1490190083216" calcext:value-type="float">
            <text:p>1490190083216</text:p>
          </table:table-cell>
          <table:table-cell table:formula="of:=[.E97]+[.C97]" office:value-type="float" office:value="494" calcext:value-type="float">
            <text:p>494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90190082744" calcext:value-type="float">
            <text:p>1490190082744</text:p>
          </table:table-cell>
          <table:table-cell office:value-type="float" office:value="46" calcext:value-type="float">
            <text:p>46</text:p>
          </table:table-cell>
          <table:table-cell table:formula="of:=[.B98]+[.C98]" office:value-type="float" office:value="1490190082790" calcext:value-type="float">
            <text:p>1490190082790</text:p>
          </table:table-cell>
          <table:table-cell table:formula="of:=[.F98]-[.D98]" office:value-type="float" office:value="426" calcext:value-type="float">
            <text:p>426</text:p>
          </table:table-cell>
          <table:table-cell office:value-type="float" office:value="1490190083216" calcext:value-type="float">
            <text:p>1490190083216</text:p>
          </table:table-cell>
          <table:table-cell table:formula="of:=[.E98]+[.C98]" office:value-type="float" office:value="472" calcext:value-type="float">
            <text:p>472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90190082780" calcext:value-type="float">
            <text:p>1490190082780</text:p>
          </table:table-cell>
          <table:table-cell office:value-type="float" office:value="46" calcext:value-type="float">
            <text:p>46</text:p>
          </table:table-cell>
          <table:table-cell table:formula="of:=[.B99]+[.C99]" office:value-type="float" office:value="1490190082826" calcext:value-type="float">
            <text:p>1490190082826</text:p>
          </table:table-cell>
          <table:table-cell table:formula="of:=[.F99]-[.D99]" office:value-type="float" office:value="391" calcext:value-type="float">
            <text:p>391</text:p>
          </table:table-cell>
          <table:table-cell office:value-type="float" office:value="1490190083217" calcext:value-type="float">
            <text:p>1490190083217</text:p>
          </table:table-cell>
          <table:table-cell table:formula="of:=[.E99]+[.C99]" office:value-type="float" office:value="437" calcext:value-type="float">
            <text:p>43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90190082813" calcext:value-type="float">
            <text:p>1490190082813</text:p>
          </table:table-cell>
          <table:table-cell office:value-type="float" office:value="42" calcext:value-type="float">
            <text:p>42</text:p>
          </table:table-cell>
          <table:table-cell table:formula="of:=[.B100]+[.C100]" office:value-type="float" office:value="1490190082855" calcext:value-type="float">
            <text:p>1490190082855</text:p>
          </table:table-cell>
          <table:table-cell table:formula="of:=[.F100]-[.D100]" office:value-type="float" office:value="362" calcext:value-type="float">
            <text:p>362</text:p>
          </table:table-cell>
          <table:table-cell office:value-type="float" office:value="1490190083217" calcext:value-type="float">
            <text:p>1490190083217</text:p>
          </table:table-cell>
          <table:table-cell table:formula="of:=[.E100]+[.C100]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90190082846" calcext:value-type="float">
            <text:p>1490190082846</text:p>
          </table:table-cell>
          <table:table-cell office:value-type="float" office:value="46" calcext:value-type="float">
            <text:p>46</text:p>
          </table:table-cell>
          <table:table-cell table:formula="of:=[.B101]+[.C101]" office:value-type="float" office:value="1490190082892" calcext:value-type="float">
            <text:p>1490190082892</text:p>
          </table:table-cell>
          <table:table-cell table:formula="of:=[.F101]-[.D101]" office:value-type="float" office:value="325" calcext:value-type="float">
            <text:p>325</text:p>
          </table:table-cell>
          <table:table-cell office:value-type="float" office:value="1490190083217" calcext:value-type="float">
            <text:p>1490190083217</text:p>
          </table:table-cell>
          <table:table-cell table:formula="of:=[.E101]+[.C101]" office:value-type="float" office:value="371" calcext:value-type="float">
            <text:p>37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90190082878" calcext:value-type="float">
            <text:p>1490190082878</text:p>
          </table:table-cell>
          <table:table-cell office:value-type="float" office:value="30" calcext:value-type="float">
            <text:p>30</text:p>
          </table:table-cell>
          <table:table-cell table:formula="of:=[.B102]+[.C102]" office:value-type="float" office:value="1490190082908" calcext:value-type="float">
            <text:p>1490190082908</text:p>
          </table:table-cell>
          <table:table-cell table:formula="of:=[.F102]-[.D102]" office:value-type="float" office:value="309" calcext:value-type="float">
            <text:p>309</text:p>
          </table:table-cell>
          <table:table-cell office:value-type="float" office:value="1490190083217" calcext:value-type="float">
            <text:p>1490190083217</text:p>
          </table:table-cell>
          <table:table-cell table:formula="of:=[.E102]+[.C102]"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90190082915" calcext:value-type="float">
            <text:p>1490190082915</text:p>
          </table:table-cell>
          <table:table-cell office:value-type="float" office:value="54" calcext:value-type="float">
            <text:p>54</text:p>
          </table:table-cell>
          <table:table-cell table:formula="of:=[.B103]+[.C103]" office:value-type="float" office:value="1490190082969" calcext:value-type="float">
            <text:p>1490190082969</text:p>
          </table:table-cell>
          <table:table-cell table:formula="of:=[.F103]-[.D103]" office:value-type="float" office:value="249" calcext:value-type="float">
            <text:p>249</text:p>
          </table:table-cell>
          <table:table-cell office:value-type="float" office:value="1490190083218" calcext:value-type="float">
            <text:p>1490190083218</text:p>
          </table:table-cell>
          <table:table-cell table:formula="of:=[.E103]+[.C103]" office:value-type="float" office:value="303" calcext:value-type="float">
            <text:p>303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90190082949" calcext:value-type="float">
            <text:p>1490190082949</text:p>
          </table:table-cell>
          <table:table-cell office:value-type="float" office:value="43" calcext:value-type="float">
            <text:p>43</text:p>
          </table:table-cell>
          <table:table-cell table:formula="of:=[.B104]+[.C104]" office:value-type="float" office:value="1490190082992" calcext:value-type="float">
            <text:p>1490190082992</text:p>
          </table:table-cell>
          <table:table-cell table:formula="of:=[.F104]-[.D104]" office:value-type="float" office:value="226" calcext:value-type="float">
            <text:p>226</text:p>
          </table:table-cell>
          <table:table-cell office:value-type="float" office:value="1490190083218" calcext:value-type="float">
            <text:p>1490190083218</text:p>
          </table:table-cell>
          <table:table-cell table:formula="of:=[.E104]+[.C104]"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90190082981" calcext:value-type="float">
            <text:p>1490190082981</text:p>
          </table:table-cell>
          <table:table-cell office:value-type="float" office:value="38" calcext:value-type="float">
            <text:p>38</text:p>
          </table:table-cell>
          <table:table-cell table:formula="of:=[.B105]+[.C105]" office:value-type="float" office:value="1490190083019" calcext:value-type="float">
            <text:p>1490190083019</text:p>
          </table:table-cell>
          <table:table-cell table:formula="of:=[.F105]-[.D105]" office:value-type="float" office:value="199" calcext:value-type="float">
            <text:p>199</text:p>
          </table:table-cell>
          <table:table-cell office:value-type="float" office:value="1490190083218" calcext:value-type="float">
            <text:p>1490190083218</text:p>
          </table:table-cell>
          <table:table-cell table:formula="of:=[.E105]+[.C105]"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90190083018" calcext:value-type="float">
            <text:p>1490190083018</text:p>
          </table:table-cell>
          <table:table-cell office:value-type="float" office:value="40" calcext:value-type="float">
            <text:p>40</text:p>
          </table:table-cell>
          <table:table-cell table:formula="of:=[.B106]+[.C106]" office:value-type="float" office:value="1490190083058" calcext:value-type="float">
            <text:p>1490190083058</text:p>
          </table:table-cell>
          <table:table-cell table:formula="of:=[.F106]-[.D106]" office:value-type="float" office:value="160" calcext:value-type="float">
            <text:p>160</text:p>
          </table:table-cell>
          <table:table-cell office:value-type="float" office:value="1490190083218" calcext:value-type="float">
            <text:p>1490190083218</text:p>
          </table:table-cell>
          <table:table-cell table:formula="of:=[.E106]+[.C106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90190083051" calcext:value-type="float">
            <text:p>1490190083051</text:p>
          </table:table-cell>
          <table:table-cell office:value-type="float" office:value="42" calcext:value-type="float">
            <text:p>42</text:p>
          </table:table-cell>
          <table:table-cell table:formula="of:=[.B107]+[.C107]" office:value-type="float" office:value="1490190083093" calcext:value-type="float">
            <text:p>1490190083093</text:p>
          </table:table-cell>
          <table:table-cell table:formula="of:=[.F107]-[.D107]" office:value-type="float" office:value="125" calcext:value-type="float">
            <text:p>125</text:p>
          </table:table-cell>
          <table:table-cell office:value-type="float" office:value="1490190083218" calcext:value-type="float">
            <text:p>1490190083218</text:p>
          </table:table-cell>
          <table:table-cell table:formula="of:=[.E107]+[.C107]"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90190083080" calcext:value-type="float">
            <text:p>1490190083080</text:p>
          </table:table-cell>
          <table:table-cell office:value-type="float" office:value="38" calcext:value-type="float">
            <text:p>38</text:p>
          </table:table-cell>
          <table:table-cell table:formula="of:=[.B108]+[.C108]" office:value-type="float" office:value="1490190083118" calcext:value-type="float">
            <text:p>1490190083118</text:p>
          </table:table-cell>
          <table:table-cell table:formula="of:=[.F108]-[.D108]" office:value-type="float" office:value="101" calcext:value-type="float">
            <text:p>101</text:p>
          </table:table-cell>
          <table:table-cell office:value-type="float" office:value="1490190083219" calcext:value-type="float">
            <text:p>1490190083219</text:p>
          </table:table-cell>
          <table:table-cell table:formula="of:=[.E108]+[.C108]"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90190083114" calcext:value-type="float">
            <text:p>1490190083114</text:p>
          </table:table-cell>
          <table:table-cell office:value-type="float" office:value="39" calcext:value-type="float">
            <text:p>39</text:p>
          </table:table-cell>
          <table:table-cell table:formula="of:=[.B109]+[.C109]" office:value-type="float" office:value="1490190083153" calcext:value-type="float">
            <text:p>1490190083153</text:p>
          </table:table-cell>
          <table:table-cell table:formula="of:=[.F109]-[.D109]" office:value-type="float" office:value="66" calcext:value-type="float">
            <text:p>66</text:p>
          </table:table-cell>
          <table:table-cell office:value-type="float" office:value="1490190083219" calcext:value-type="float">
            <text:p>1490190083219</text:p>
          </table:table-cell>
          <table:table-cell table:formula="of:=[.E109]+[.C109]"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90190083144" calcext:value-type="float">
            <text:p>1490190083144</text:p>
          </table:table-cell>
          <table:table-cell office:value-type="float" office:value="45" calcext:value-type="float">
            <text:p>45</text:p>
          </table:table-cell>
          <table:table-cell table:formula="of:=[.B110]+[.C110]" office:value-type="float" office:value="1490190083189" calcext:value-type="float">
            <text:p>1490190083189</text:p>
          </table:table-cell>
          <table:table-cell table:formula="of:=[.F110]-[.D110]" office:value-type="float" office:value="30" calcext:value-type="float">
            <text:p>30</text:p>
          </table:table-cell>
          <table:table-cell office:value-type="float" office:value="1490190083219" calcext:value-type="float">
            <text:p>1490190083219</text:p>
          </table:table-cell>
          <table:table-cell table:formula="of:=[.E110]+[.C110]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90190083180" calcext:value-type="float">
            <text:p>1490190083180</text:p>
          </table:table-cell>
          <table:table-cell office:value-type="float" office:value="34" calcext:value-type="float">
            <text:p>34</text:p>
          </table:table-cell>
          <table:table-cell table:formula="of:=[.B111]+[.C111]" office:value-type="float" office:value="1490190083214" calcext:value-type="float">
            <text:p>1490190083214</text:p>
          </table:table-cell>
          <table:table-cell table:formula="of:=[.F111]-[.D111]" office:value-type="float" office:value="5" calcext:value-type="float">
            <text:p>5</text:p>
          </table:table-cell>
          <table:table-cell office:value-type="float" office:value="1490190083219" calcext:value-type="float">
            <text:p>1490190083219</text:p>
          </table:table-cell>
          <table:table-cell table:formula="of:=[.E111]+[.C111]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90190083216" calcext:value-type="float">
            <text:p>1490190083216</text:p>
          </table:table-cell>
          <table:table-cell office:value-type="float" office:value="33" calcext:value-type="float">
            <text:p>33</text:p>
          </table:table-cell>
          <table:table-cell table:formula="of:=[.B112]+[.C112]" office:value-type="float" office:value="1490190083249" calcext:value-type="float">
            <text:p>1490190083249</text:p>
          </table:table-cell>
          <table:table-cell table:formula="of:=[.F112]-[.D112]" office:value-type="float" office:value="467" calcext:value-type="float">
            <text:p>467</text:p>
          </table:table-cell>
          <table:table-cell office:value-type="float" office:value="1490190083716" calcext:value-type="float">
            <text:p>1490190083716</text:p>
          </table:table-cell>
          <table:table-cell table:formula="of:=[.E112]+[.C112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90190083250" calcext:value-type="float">
            <text:p>1490190083250</text:p>
          </table:table-cell>
          <table:table-cell office:value-type="float" office:value="42" calcext:value-type="float">
            <text:p>42</text:p>
          </table:table-cell>
          <table:table-cell table:formula="of:=[.B113]+[.C113]" office:value-type="float" office:value="1490190083292" calcext:value-type="float">
            <text:p>1490190083292</text:p>
          </table:table-cell>
          <table:table-cell table:formula="of:=[.F113]-[.D113]" office:value-type="float" office:value="425" calcext:value-type="float">
            <text:p>425</text:p>
          </table:table-cell>
          <table:table-cell office:value-type="float" office:value="1490190083717" calcext:value-type="float">
            <text:p>1490190083717</text:p>
          </table:table-cell>
          <table:table-cell table:formula="of:=[.E113]+[.C113]" office:value-type="float" office:value="467" calcext:value-type="float">
            <text:p>467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90190083280" calcext:value-type="float">
            <text:p>1490190083280</text:p>
          </table:table-cell>
          <table:table-cell office:value-type="float" office:value="46" calcext:value-type="float">
            <text:p>46</text:p>
          </table:table-cell>
          <table:table-cell table:formula="of:=[.B114]+[.C114]" office:value-type="float" office:value="1490190083326" calcext:value-type="float">
            <text:p>1490190083326</text:p>
          </table:table-cell>
          <table:table-cell table:formula="of:=[.F114]-[.D114]" office:value-type="float" office:value="391" calcext:value-type="float">
            <text:p>391</text:p>
          </table:table-cell>
          <table:table-cell office:value-type="float" office:value="1490190083717" calcext:value-type="float">
            <text:p>1490190083717</text:p>
          </table:table-cell>
          <table:table-cell table:formula="of:=[.E114]+[.C114]" office:value-type="float" office:value="437" calcext:value-type="float">
            <text:p>437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90190083312" calcext:value-type="float">
            <text:p>1490190083312</text:p>
          </table:table-cell>
          <table:table-cell office:value-type="float" office:value="33" calcext:value-type="float">
            <text:p>33</text:p>
          </table:table-cell>
          <table:table-cell table:formula="of:=[.B115]+[.C115]" office:value-type="float" office:value="1490190083345" calcext:value-type="float">
            <text:p>1490190083345</text:p>
          </table:table-cell>
          <table:table-cell table:formula="of:=[.F115]-[.D115]" office:value-type="float" office:value="372" calcext:value-type="float">
            <text:p>372</text:p>
          </table:table-cell>
          <table:table-cell office:value-type="float" office:value="1490190083717" calcext:value-type="float">
            <text:p>1490190083717</text:p>
          </table:table-cell>
          <table:table-cell table:formula="of:=[.E115]+[.C115]"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90190083346" calcext:value-type="float">
            <text:p>1490190083346</text:p>
          </table:table-cell>
          <table:table-cell office:value-type="float" office:value="36" calcext:value-type="float">
            <text:p>36</text:p>
          </table:table-cell>
          <table:table-cell table:formula="of:=[.B116]+[.C116]" office:value-type="float" office:value="1490190083382" calcext:value-type="float">
            <text:p>1490190083382</text:p>
          </table:table-cell>
          <table:table-cell table:formula="of:=[.F116]-[.D116]" office:value-type="float" office:value="336" calcext:value-type="float">
            <text:p>336</text:p>
          </table:table-cell>
          <table:table-cell office:value-type="float" office:value="1490190083718" calcext:value-type="float">
            <text:p>1490190083718</text:p>
          </table:table-cell>
          <table:table-cell table:formula="of:=[.E116]+[.C116]"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90190083377" calcext:value-type="float">
            <text:p>1490190083377</text:p>
          </table:table-cell>
          <table:table-cell office:value-type="float" office:value="49" calcext:value-type="float">
            <text:p>49</text:p>
          </table:table-cell>
          <table:table-cell table:formula="of:=[.B117]+[.C117]" office:value-type="float" office:value="1490190083426" calcext:value-type="float">
            <text:p>1490190083426</text:p>
          </table:table-cell>
          <table:table-cell table:formula="of:=[.F117]-[.D117]" office:value-type="float" office:value="292" calcext:value-type="float">
            <text:p>292</text:p>
          </table:table-cell>
          <table:table-cell office:value-type="float" office:value="1490190083718" calcext:value-type="float">
            <text:p>1490190083718</text:p>
          </table:table-cell>
          <table:table-cell table:formula="of:=[.E117]+[.C117]" office:value-type="float" office:value="341" calcext:value-type="float">
            <text:p>34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90190083413" calcext:value-type="float">
            <text:p>1490190083413</text:p>
          </table:table-cell>
          <table:table-cell office:value-type="float" office:value="55" calcext:value-type="float">
            <text:p>55</text:p>
          </table:table-cell>
          <table:table-cell table:formula="of:=[.B118]+[.C118]" office:value-type="float" office:value="1490190083468" calcext:value-type="float">
            <text:p>1490190083468</text:p>
          </table:table-cell>
          <table:table-cell table:formula="of:=[.F118]-[.D118]" office:value-type="float" office:value="250" calcext:value-type="float">
            <text:p>250</text:p>
          </table:table-cell>
          <table:table-cell office:value-type="float" office:value="1490190083718" calcext:value-type="float">
            <text:p>1490190083718</text:p>
          </table:table-cell>
          <table:table-cell table:formula="of:=[.E118]+[.C118]" office:value-type="float" office:value="305" calcext:value-type="float">
            <text:p>30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90190083451" calcext:value-type="float">
            <text:p>1490190083451</text:p>
          </table:table-cell>
          <table:table-cell office:value-type="float" office:value="47" calcext:value-type="float">
            <text:p>47</text:p>
          </table:table-cell>
          <table:table-cell table:formula="of:=[.B119]+[.C119]" office:value-type="float" office:value="1490190083498" calcext:value-type="float">
            <text:p>1490190083498</text:p>
          </table:table-cell>
          <table:table-cell table:formula="of:=[.F119]-[.D119]" office:value-type="float" office:value="220" calcext:value-type="float">
            <text:p>220</text:p>
          </table:table-cell>
          <table:table-cell office:value-type="float" office:value="1490190083718" calcext:value-type="float">
            <text:p>1490190083718</text:p>
          </table:table-cell>
          <table:table-cell table:formula="of:=[.E119]+[.C119]"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90190083478" calcext:value-type="float">
            <text:p>1490190083478</text:p>
          </table:table-cell>
          <table:table-cell office:value-type="float" office:value="38" calcext:value-type="float">
            <text:p>38</text:p>
          </table:table-cell>
          <table:table-cell table:formula="of:=[.B120]+[.C120]" office:value-type="float" office:value="1490190083516" calcext:value-type="float">
            <text:p>1490190083516</text:p>
          </table:table-cell>
          <table:table-cell table:formula="of:=[.F120]-[.D120]" office:value-type="float" office:value="202" calcext:value-type="float">
            <text:p>202</text:p>
          </table:table-cell>
          <table:table-cell office:value-type="float" office:value="1490190083718" calcext:value-type="float">
            <text:p>1490190083718</text:p>
          </table:table-cell>
          <table:table-cell table:formula="of:=[.E120]+[.C120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90190083515" calcext:value-type="float">
            <text:p>1490190083515</text:p>
          </table:table-cell>
          <table:table-cell office:value-type="float" office:value="34" calcext:value-type="float">
            <text:p>34</text:p>
          </table:table-cell>
          <table:table-cell table:formula="of:=[.B121]+[.C121]" office:value-type="float" office:value="1490190083549" calcext:value-type="float">
            <text:p>1490190083549</text:p>
          </table:table-cell>
          <table:table-cell table:formula="of:=[.F121]-[.D121]" office:value-type="float" office:value="169" calcext:value-type="float">
            <text:p>169</text:p>
          </table:table-cell>
          <table:table-cell office:value-type="float" office:value="1490190083718" calcext:value-type="float">
            <text:p>1490190083718</text:p>
          </table:table-cell>
          <table:table-cell table:formula="of:=[.E121]+[.C121]"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90190083548" calcext:value-type="float">
            <text:p>1490190083548</text:p>
          </table:table-cell>
          <table:table-cell office:value-type="float" office:value="45" calcext:value-type="float">
            <text:p>45</text:p>
          </table:table-cell>
          <table:table-cell table:formula="of:=[.B122]+[.C122]" office:value-type="float" office:value="1490190083593" calcext:value-type="float">
            <text:p>1490190083593</text:p>
          </table:table-cell>
          <table:table-cell table:formula="of:=[.F122]-[.D122]" office:value-type="float" office:value="125" calcext:value-type="float">
            <text:p>125</text:p>
          </table:table-cell>
          <table:table-cell office:value-type="float" office:value="1490190083718" calcext:value-type="float">
            <text:p>1490190083718</text:p>
          </table:table-cell>
          <table:table-cell table:formula="of:=[.E122]+[.C122]"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90190083579" calcext:value-type="float">
            <text:p>1490190083579</text:p>
          </table:table-cell>
          <table:table-cell office:value-type="float" office:value="48" calcext:value-type="float">
            <text:p>48</text:p>
          </table:table-cell>
          <table:table-cell table:formula="of:=[.B123]+[.C123]" office:value-type="float" office:value="1490190083627" calcext:value-type="float">
            <text:p>1490190083627</text:p>
          </table:table-cell>
          <table:table-cell table:formula="of:=[.F123]-[.D123]" office:value-type="float" office:value="92" calcext:value-type="float">
            <text:p>92</text:p>
          </table:table-cell>
          <table:table-cell office:value-type="float" office:value="1490190083719" calcext:value-type="float">
            <text:p>1490190083719</text:p>
          </table:table-cell>
          <table:table-cell table:formula="of:=[.E123]+[.C123]"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90190083615" calcext:value-type="float">
            <text:p>1490190083615</text:p>
          </table:table-cell>
          <table:table-cell office:value-type="float" office:value="44" calcext:value-type="float">
            <text:p>44</text:p>
          </table:table-cell>
          <table:table-cell table:formula="of:=[.B124]+[.C124]" office:value-type="float" office:value="1490190083659" calcext:value-type="float">
            <text:p>1490190083659</text:p>
          </table:table-cell>
          <table:table-cell table:formula="of:=[.F124]-[.D124]" office:value-type="float" office:value="60" calcext:value-type="float">
            <text:p>60</text:p>
          </table:table-cell>
          <table:table-cell office:value-type="float" office:value="1490190083719" calcext:value-type="float">
            <text:p>1490190083719</text:p>
          </table:table-cell>
          <table:table-cell table:formula="of:=[.E124]+[.C124]"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90190083648" calcext:value-type="float">
            <text:p>1490190083648</text:p>
          </table:table-cell>
          <table:table-cell office:value-type="float" office:value="40" calcext:value-type="float">
            <text:p>40</text:p>
          </table:table-cell>
          <table:table-cell table:formula="of:=[.B125]+[.C125]" office:value-type="float" office:value="1490190083688" calcext:value-type="float">
            <text:p>1490190083688</text:p>
          </table:table-cell>
          <table:table-cell table:formula="of:=[.F125]-[.D125]" office:value-type="float" office:value="31" calcext:value-type="float">
            <text:p>31</text:p>
          </table:table-cell>
          <table:table-cell office:value-type="float" office:value="1490190083719" calcext:value-type="float">
            <text:p>1490190083719</text:p>
          </table:table-cell>
          <table:table-cell table:formula="of:=[.E125]+[.C125]"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90190083681" calcext:value-type="float">
            <text:p>1490190083681</text:p>
          </table:table-cell>
          <table:table-cell office:value-type="float" office:value="41" calcext:value-type="float">
            <text:p>41</text:p>
          </table:table-cell>
          <table:table-cell table:formula="of:=[.B126]+[.C126]" office:value-type="float" office:value="1490190083722" calcext:value-type="float">
            <text:p>1490190083722</text:p>
          </table:table-cell>
          <table:table-cell table:formula="of:=[.F126]-[.D126]" office:value-type="float" office:value="497" calcext:value-type="float">
            <text:p>497</text:p>
          </table:table-cell>
          <table:table-cell office:value-type="float" office:value="1490190084219" calcext:value-type="float">
            <text:p>1490190084219</text:p>
          </table:table-cell>
          <table:table-cell table:formula="of:=[.E126]+[.C126]" office:value-type="float" office:value="538" calcext:value-type="float">
            <text:p>538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90190083713" calcext:value-type="float">
            <text:p>1490190083713</text:p>
          </table:table-cell>
          <table:table-cell office:value-type="float" office:value="35" calcext:value-type="float">
            <text:p>35</text:p>
          </table:table-cell>
          <table:table-cell table:formula="of:=[.B127]+[.C127]" office:value-type="float" office:value="1490190083748" calcext:value-type="float">
            <text:p>1490190083748</text:p>
          </table:table-cell>
          <table:table-cell table:formula="of:=[.F127]-[.D127]" office:value-type="float" office:value="471" calcext:value-type="float">
            <text:p>471</text:p>
          </table:table-cell>
          <table:table-cell office:value-type="float" office:value="1490190084219" calcext:value-type="float">
            <text:p>1490190084219</text:p>
          </table:table-cell>
          <table:table-cell table:formula="of:=[.E127]+[.C127]"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90190083749" calcext:value-type="float">
            <text:p>1490190083749</text:p>
          </table:table-cell>
          <table:table-cell office:value-type="float" office:value="41" calcext:value-type="float">
            <text:p>41</text:p>
          </table:table-cell>
          <table:table-cell table:formula="of:=[.B128]+[.C128]" office:value-type="float" office:value="1490190083790" calcext:value-type="float">
            <text:p>1490190083790</text:p>
          </table:table-cell>
          <table:table-cell table:formula="of:=[.F128]-[.D128]" office:value-type="float" office:value="429" calcext:value-type="float">
            <text:p>429</text:p>
          </table:table-cell>
          <table:table-cell office:value-type="float" office:value="1490190084219" calcext:value-type="float">
            <text:p>1490190084219</text:p>
          </table:table-cell>
          <table:table-cell table:formula="of:=[.E128]+[.C128]" office:value-type="float" office:value="470" calcext:value-type="float">
            <text:p>47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90190083778" calcext:value-type="float">
            <text:p>1490190083778</text:p>
          </table:table-cell>
          <table:table-cell office:value-type="float" office:value="32" calcext:value-type="float">
            <text:p>32</text:p>
          </table:table-cell>
          <table:table-cell table:formula="of:=[.B129]+[.C129]" office:value-type="float" office:value="1490190083810" calcext:value-type="float">
            <text:p>1490190083810</text:p>
          </table:table-cell>
          <table:table-cell table:formula="of:=[.F129]-[.D129]" office:value-type="float" office:value="410" calcext:value-type="float">
            <text:p>410</text:p>
          </table:table-cell>
          <table:table-cell office:value-type="float" office:value="1490190084220" calcext:value-type="float">
            <text:p>1490190084220</text:p>
          </table:table-cell>
          <table:table-cell table:formula="of:=[.E129]+[.C129]" office:value-type="float" office:value="442" calcext:value-type="float">
            <text:p>44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90190083816" calcext:value-type="float">
            <text:p>1490190083816</text:p>
          </table:table-cell>
          <table:table-cell office:value-type="float" office:value="54" calcext:value-type="float">
            <text:p>54</text:p>
          </table:table-cell>
          <table:table-cell table:formula="of:=[.B130]+[.C130]" office:value-type="float" office:value="1490190083870" calcext:value-type="float">
            <text:p>1490190083870</text:p>
          </table:table-cell>
          <table:table-cell table:formula="of:=[.F130]-[.D130]" office:value-type="float" office:value="350" calcext:value-type="float">
            <text:p>350</text:p>
          </table:table-cell>
          <table:table-cell office:value-type="float" office:value="1490190084220" calcext:value-type="float">
            <text:p>1490190084220</text:p>
          </table:table-cell>
          <table:table-cell table:formula="of:=[.E130]+[.C130]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90190083847" calcext:value-type="float">
            <text:p>1490190083847</text:p>
          </table:table-cell>
          <table:table-cell office:value-type="float" office:value="44" calcext:value-type="float">
            <text:p>44</text:p>
          </table:table-cell>
          <table:table-cell table:formula="of:=[.B131]+[.C131]" office:value-type="float" office:value="1490190083891" calcext:value-type="float">
            <text:p>1490190083891</text:p>
          </table:table-cell>
          <table:table-cell table:formula="of:=[.F131]-[.D131]" office:value-type="float" office:value="329" calcext:value-type="float">
            <text:p>329</text:p>
          </table:table-cell>
          <table:table-cell office:value-type="float" office:value="1490190084220" calcext:value-type="float">
            <text:p>1490190084220</text:p>
          </table:table-cell>
          <table:table-cell table:formula="of:=[.E131]+[.C131]" office:value-type="float" office:value="373" calcext:value-type="float">
            <text:p>37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90190083878" calcext:value-type="float">
            <text:p>1490190083878</text:p>
          </table:table-cell>
          <table:table-cell office:value-type="float" office:value="37" calcext:value-type="float">
            <text:p>37</text:p>
          </table:table-cell>
          <table:table-cell table:formula="of:=[.B132]+[.C132]" office:value-type="float" office:value="1490190083915" calcext:value-type="float">
            <text:p>1490190083915</text:p>
          </table:table-cell>
          <table:table-cell table:formula="of:=[.F132]-[.D132]" office:value-type="float" office:value="305" calcext:value-type="float">
            <text:p>305</text:p>
          </table:table-cell>
          <table:table-cell office:value-type="float" office:value="1490190084220" calcext:value-type="float">
            <text:p>1490190084220</text:p>
          </table:table-cell>
          <table:table-cell table:formula="of:=[.E132]+[.C132]"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90190083916" calcext:value-type="float">
            <text:p>1490190083916</text:p>
          </table:table-cell>
          <table:table-cell office:value-type="float" office:value="55" calcext:value-type="float">
            <text:p>55</text:p>
          </table:table-cell>
          <table:table-cell table:formula="of:=[.B133]+[.C133]" office:value-type="float" office:value="1490190083971" calcext:value-type="float">
            <text:p>1490190083971</text:p>
          </table:table-cell>
          <table:table-cell table:formula="of:=[.F133]-[.D133]" office:value-type="float" office:value="249" calcext:value-type="float">
            <text:p>249</text:p>
          </table:table-cell>
          <table:table-cell office:value-type="float" office:value="1490190084220" calcext:value-type="float">
            <text:p>1490190084220</text:p>
          </table:table-cell>
          <table:table-cell table:formula="of:=[.E133]+[.C133]"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90190083953" calcext:value-type="float">
            <text:p>1490190083953</text:p>
          </table:table-cell>
          <table:table-cell office:value-type="float" office:value="37" calcext:value-type="float">
            <text:p>37</text:p>
          </table:table-cell>
          <table:table-cell table:formula="of:=[.B134]+[.C134]" office:value-type="float" office:value="1490190083990" calcext:value-type="float">
            <text:p>1490190083990</text:p>
          </table:table-cell>
          <table:table-cell table:formula="of:=[.F134]-[.D134]" office:value-type="float" office:value="231" calcext:value-type="float">
            <text:p>231</text:p>
          </table:table-cell>
          <table:table-cell office:value-type="float" office:value="1490190084221" calcext:value-type="float">
            <text:p>1490190084221</text:p>
          </table:table-cell>
          <table:table-cell table:formula="of:=[.E134]+[.C134]"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90190083978" calcext:value-type="float">
            <text:p>1490190083978</text:p>
          </table:table-cell>
          <table:table-cell office:value-type="float" office:value="31" calcext:value-type="float">
            <text:p>31</text:p>
          </table:table-cell>
          <table:table-cell table:formula="of:=[.B135]+[.C135]" office:value-type="float" office:value="1490190084009" calcext:value-type="float">
            <text:p>1490190084009</text:p>
          </table:table-cell>
          <table:table-cell table:formula="of:=[.F135]-[.D135]" office:value-type="float" office:value="212" calcext:value-type="float">
            <text:p>212</text:p>
          </table:table-cell>
          <table:table-cell office:value-type="float" office:value="1490190084221" calcext:value-type="float">
            <text:p>1490190084221</text:p>
          </table:table-cell>
          <table:table-cell table:formula="of:=[.E135]+[.C135]"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90190084019" calcext:value-type="float">
            <text:p>1490190084019</text:p>
          </table:table-cell>
          <table:table-cell office:value-type="float" office:value="42" calcext:value-type="float">
            <text:p>42</text:p>
          </table:table-cell>
          <table:table-cell table:formula="of:=[.B136]+[.C136]" office:value-type="float" office:value="1490190084061" calcext:value-type="float">
            <text:p>1490190084061</text:p>
          </table:table-cell>
          <table:table-cell table:formula="of:=[.F136]-[.D136]" office:value-type="float" office:value="160" calcext:value-type="float">
            <text:p>160</text:p>
          </table:table-cell>
          <table:table-cell office:value-type="float" office:value="1490190084221" calcext:value-type="float">
            <text:p>1490190084221</text:p>
          </table:table-cell>
          <table:table-cell table:formula="of:=[.E136]+[.C136]"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90190084051" calcext:value-type="float">
            <text:p>1490190084051</text:p>
          </table:table-cell>
          <table:table-cell office:value-type="float" office:value="33" calcext:value-type="float">
            <text:p>33</text:p>
          </table:table-cell>
          <table:table-cell table:formula="of:=[.B137]+[.C137]" office:value-type="float" office:value="1490190084084" calcext:value-type="float">
            <text:p>1490190084084</text:p>
          </table:table-cell>
          <table:table-cell table:formula="of:=[.F137]-[.D137]" office:value-type="float" office:value="137" calcext:value-type="float">
            <text:p>137</text:p>
          </table:table-cell>
          <table:table-cell office:value-type="float" office:value="1490190084221" calcext:value-type="float">
            <text:p>1490190084221</text:p>
          </table:table-cell>
          <table:table-cell table:formula="of:=[.E137]+[.C137]"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90190084077" calcext:value-type="float">
            <text:p>1490190084077</text:p>
          </table:table-cell>
          <table:table-cell office:value-type="float" office:value="41" calcext:value-type="float">
            <text:p>41</text:p>
          </table:table-cell>
          <table:table-cell table:formula="of:=[.B138]+[.C138]" office:value-type="float" office:value="1490190084118" calcext:value-type="float">
            <text:p>1490190084118</text:p>
          </table:table-cell>
          <table:table-cell table:formula="of:=[.F138]-[.D138]" office:value-type="float" office:value="103" calcext:value-type="float">
            <text:p>103</text:p>
          </table:table-cell>
          <table:table-cell office:value-type="float" office:value="1490190084221" calcext:value-type="float">
            <text:p>1490190084221</text:p>
          </table:table-cell>
          <table:table-cell table:formula="of:=[.E138]+[.C138]"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90190084113" calcext:value-type="float">
            <text:p>1490190084113</text:p>
          </table:table-cell>
          <table:table-cell office:value-type="float" office:value="36" calcext:value-type="float">
            <text:p>36</text:p>
          </table:table-cell>
          <table:table-cell table:formula="of:=[.B139]+[.C139]" office:value-type="float" office:value="1490190084149" calcext:value-type="float">
            <text:p>1490190084149</text:p>
          </table:table-cell>
          <table:table-cell table:formula="of:=[.F139]-[.D139]" office:value-type="float" office:value="73" calcext:value-type="float">
            <text:p>73</text:p>
          </table:table-cell>
          <table:table-cell office:value-type="float" office:value="1490190084222" calcext:value-type="float">
            <text:p>1490190084222</text:p>
          </table:table-cell>
          <table:table-cell table:formula="of:=[.E139]+[.C139]"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90190084145" calcext:value-type="float">
            <text:p>1490190084145</text:p>
          </table:table-cell>
          <table:table-cell office:value-type="float" office:value="36" calcext:value-type="float">
            <text:p>36</text:p>
          </table:table-cell>
          <table:table-cell table:formula="of:=[.B140]+[.C140]" office:value-type="float" office:value="1490190084181" calcext:value-type="float">
            <text:p>1490190084181</text:p>
          </table:table-cell>
          <table:table-cell table:formula="of:=[.F140]-[.D140]" office:value-type="float" office:value="41" calcext:value-type="float">
            <text:p>41</text:p>
          </table:table-cell>
          <table:table-cell office:value-type="float" office:value="1490190084222" calcext:value-type="float">
            <text:p>1490190084222</text:p>
          </table:table-cell>
          <table:table-cell table:formula="of:=[.E140]+[.C140]"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90190084177" calcext:value-type="float">
            <text:p>1490190084177</text:p>
          </table:table-cell>
          <table:table-cell office:value-type="float" office:value="33" calcext:value-type="float">
            <text:p>33</text:p>
          </table:table-cell>
          <table:table-cell table:formula="of:=[.B141]+[.C141]" office:value-type="float" office:value="1490190084210" calcext:value-type="float">
            <text:p>1490190084210</text:p>
          </table:table-cell>
          <table:table-cell table:formula="of:=[.F141]-[.D141]" office:value-type="float" office:value="12" calcext:value-type="float">
            <text:p>12</text:p>
          </table:table-cell>
          <table:table-cell office:value-type="float" office:value="1490190084222" calcext:value-type="float">
            <text:p>1490190084222</text:p>
          </table:table-cell>
          <table:table-cell table:formula="of:=[.E141]+[.C141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90190084214" calcext:value-type="float">
            <text:p>1490190084214</text:p>
          </table:table-cell>
          <table:table-cell office:value-type="float" office:value="37" calcext:value-type="float">
            <text:p>37</text:p>
          </table:table-cell>
          <table:table-cell table:formula="of:=[.B142]+[.C142]" office:value-type="float" office:value="1490190084251" calcext:value-type="float">
            <text:p>1490190084251</text:p>
          </table:table-cell>
          <table:table-cell table:formula="of:=[.F142]-[.D142]" office:value-type="float" office:value="469" calcext:value-type="float">
            <text:p>469</text:p>
          </table:table-cell>
          <table:table-cell office:value-type="float" office:value="1490190084720" calcext:value-type="float">
            <text:p>1490190084720</text:p>
          </table:table-cell>
          <table:table-cell table:formula="of:=[.E142]+[.C142]"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90190084247" calcext:value-type="float">
            <text:p>1490190084247</text:p>
          </table:table-cell>
          <table:table-cell office:value-type="float" office:value="46" calcext:value-type="float">
            <text:p>46</text:p>
          </table:table-cell>
          <table:table-cell table:formula="of:=[.B143]+[.C143]" office:value-type="float" office:value="1490190084293" calcext:value-type="float">
            <text:p>1490190084293</text:p>
          </table:table-cell>
          <table:table-cell table:formula="of:=[.F143]-[.D143]" office:value-type="float" office:value="428" calcext:value-type="float">
            <text:p>428</text:p>
          </table:table-cell>
          <table:table-cell office:value-type="float" office:value="1490190084721" calcext:value-type="float">
            <text:p>1490190084721</text:p>
          </table:table-cell>
          <table:table-cell table:formula="of:=[.E143]+[.C143]" office:value-type="float" office:value="474" calcext:value-type="float">
            <text:p>474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90190084278" calcext:value-type="float">
            <text:p>1490190084278</text:p>
          </table:table-cell>
          <table:table-cell office:value-type="float" office:value="45" calcext:value-type="float">
            <text:p>45</text:p>
          </table:table-cell>
          <table:table-cell table:formula="of:=[.B144]+[.C144]" office:value-type="float" office:value="1490190084323" calcext:value-type="float">
            <text:p>1490190084323</text:p>
          </table:table-cell>
          <table:table-cell table:formula="of:=[.F144]-[.D144]" office:value-type="float" office:value="399" calcext:value-type="float">
            <text:p>399</text:p>
          </table:table-cell>
          <table:table-cell office:value-type="float" office:value="1490190084722" calcext:value-type="float">
            <text:p>1490190084722</text:p>
          </table:table-cell>
          <table:table-cell table:formula="of:=[.E144]+[.C144]" office:value-type="float" office:value="444" calcext:value-type="float">
            <text:p>444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90190084317" calcext:value-type="float">
            <text:p>1490190084317</text:p>
          </table:table-cell>
          <table:table-cell office:value-type="float" office:value="38" calcext:value-type="float">
            <text:p>38</text:p>
          </table:table-cell>
          <table:table-cell table:formula="of:=[.B145]+[.C145]" office:value-type="float" office:value="1490190084355" calcext:value-type="float">
            <text:p>1490190084355</text:p>
          </table:table-cell>
          <table:table-cell table:formula="of:=[.F145]-[.D145]" office:value-type="float" office:value="367" calcext:value-type="float">
            <text:p>367</text:p>
          </table:table-cell>
          <table:table-cell office:value-type="float" office:value="1490190084722" calcext:value-type="float">
            <text:p>1490190084722</text:p>
          </table:table-cell>
          <table:table-cell table:formula="of:=[.E145]+[.C145]"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90190084347" calcext:value-type="float">
            <text:p>1490190084347</text:p>
          </table:table-cell>
          <table:table-cell office:value-type="float" office:value="42" calcext:value-type="float">
            <text:p>42</text:p>
          </table:table-cell>
          <table:table-cell table:formula="of:=[.B146]+[.C146]" office:value-type="float" office:value="1490190084389" calcext:value-type="float">
            <text:p>1490190084389</text:p>
          </table:table-cell>
          <table:table-cell table:formula="of:=[.F146]-[.D146]" office:value-type="float" office:value="333" calcext:value-type="float">
            <text:p>333</text:p>
          </table:table-cell>
          <table:table-cell office:value-type="float" office:value="1490190084722" calcext:value-type="float">
            <text:p>1490190084722</text:p>
          </table:table-cell>
          <table:table-cell table:formula="of:=[.E146]+[.C146]" office:value-type="float" office:value="375" calcext:value-type="float">
            <text:p>375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90190084382" calcext:value-type="float">
            <text:p>1490190084382</text:p>
          </table:table-cell>
          <table:table-cell office:value-type="float" office:value="45" calcext:value-type="float">
            <text:p>45</text:p>
          </table:table-cell>
          <table:table-cell table:formula="of:=[.B147]+[.C147]" office:value-type="float" office:value="1490190084427" calcext:value-type="float">
            <text:p>1490190084427</text:p>
          </table:table-cell>
          <table:table-cell table:formula="of:=[.F147]-[.D147]" office:value-type="float" office:value="295" calcext:value-type="float">
            <text:p>295</text:p>
          </table:table-cell>
          <table:table-cell office:value-type="float" office:value="1490190084722" calcext:value-type="float">
            <text:p>1490190084722</text:p>
          </table:table-cell>
          <table:table-cell table:formula="of:=[.E147]+[.C147]"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90190084412" calcext:value-type="float">
            <text:p>1490190084412</text:p>
          </table:table-cell>
          <table:table-cell office:value-type="float" office:value="39" calcext:value-type="float">
            <text:p>39</text:p>
          </table:table-cell>
          <table:table-cell table:formula="of:=[.B148]+[.C148]" office:value-type="float" office:value="1490190084451" calcext:value-type="float">
            <text:p>1490190084451</text:p>
          </table:table-cell>
          <table:table-cell table:formula="of:=[.F148]-[.D148]" office:value-type="float" office:value="272" calcext:value-type="float">
            <text:p>272</text:p>
          </table:table-cell>
          <table:table-cell office:value-type="float" office:value="1490190084723" calcext:value-type="float">
            <text:p>1490190084723</text:p>
          </table:table-cell>
          <table:table-cell table:formula="of:=[.E148]+[.C148]" office:value-type="float" office:value="311" calcext:value-type="float">
            <text:p>31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90190084448" calcext:value-type="float">
            <text:p>1490190084448</text:p>
          </table:table-cell>
          <table:table-cell office:value-type="float" office:value="35" calcext:value-type="float">
            <text:p>35</text:p>
          </table:table-cell>
          <table:table-cell table:formula="of:=[.B149]+[.C149]" office:value-type="float" office:value="1490190084483" calcext:value-type="float">
            <text:p>1490190084483</text:p>
          </table:table-cell>
          <table:table-cell table:formula="of:=[.F149]-[.D149]" office:value-type="float" office:value="240" calcext:value-type="float">
            <text:p>240</text:p>
          </table:table-cell>
          <table:table-cell office:value-type="float" office:value="1490190084723" calcext:value-type="float">
            <text:p>1490190084723</text:p>
          </table:table-cell>
          <table:table-cell table:formula="of:=[.E149]+[.C149]" office:value-type="float" office:value="275" calcext:value-type="float">
            <text:p>275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90190084479" calcext:value-type="float">
            <text:p>1490190084479</text:p>
          </table:table-cell>
          <table:table-cell office:value-type="float" office:value="37" calcext:value-type="float">
            <text:p>37</text:p>
          </table:table-cell>
          <table:table-cell table:formula="of:=[.B150]+[.C150]" office:value-type="float" office:value="1490190084516" calcext:value-type="float">
            <text:p>1490190084516</text:p>
          </table:table-cell>
          <table:table-cell table:formula="of:=[.F150]-[.D150]" office:value-type="float" office:value="207" calcext:value-type="float">
            <text:p>207</text:p>
          </table:table-cell>
          <table:table-cell office:value-type="float" office:value="1490190084723" calcext:value-type="float">
            <text:p>1490190084723</text:p>
          </table:table-cell>
          <table:table-cell table:formula="of:=[.E150]+[.C150]"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90190084513" calcext:value-type="float">
            <text:p>1490190084513</text:p>
          </table:table-cell>
          <table:table-cell office:value-type="float" office:value="48" calcext:value-type="float">
            <text:p>48</text:p>
          </table:table-cell>
          <table:table-cell table:formula="of:=[.B151]+[.C151]" office:value-type="float" office:value="1490190084561" calcext:value-type="float">
            <text:p>1490190084561</text:p>
          </table:table-cell>
          <table:table-cell table:formula="of:=[.F151]-[.D151]" office:value-type="float" office:value="162" calcext:value-type="float">
            <text:p>162</text:p>
          </table:table-cell>
          <table:table-cell office:value-type="float" office:value="1490190084723" calcext:value-type="float">
            <text:p>1490190084723</text:p>
          </table:table-cell>
          <table:table-cell table:formula="of:=[.E151]+[.C151]"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90190084544" calcext:value-type="float">
            <text:p>1490190084544</text:p>
          </table:table-cell>
          <table:table-cell office:value-type="float" office:value="42" calcext:value-type="float">
            <text:p>42</text:p>
          </table:table-cell>
          <table:table-cell table:formula="of:=[.B152]+[.C152]" office:value-type="float" office:value="1490190084586" calcext:value-type="float">
            <text:p>1490190084586</text:p>
          </table:table-cell>
          <table:table-cell table:formula="of:=[.F152]-[.D152]" office:value-type="float" office:value="138" calcext:value-type="float">
            <text:p>138</text:p>
          </table:table-cell>
          <table:table-cell office:value-type="float" office:value="1490190084724" calcext:value-type="float">
            <text:p>1490190084724</text:p>
          </table:table-cell>
          <table:table-cell table:formula="of:=[.E152]+[.C15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90190084579" calcext:value-type="float">
            <text:p>1490190084579</text:p>
          </table:table-cell>
          <table:table-cell office:value-type="float" office:value="46" calcext:value-type="float">
            <text:p>46</text:p>
          </table:table-cell>
          <table:table-cell table:formula="of:=[.B153]+[.C153]" office:value-type="float" office:value="1490190084625" calcext:value-type="float">
            <text:p>1490190084625</text:p>
          </table:table-cell>
          <table:table-cell table:formula="of:=[.F153]-[.D153]" office:value-type="float" office:value="99" calcext:value-type="float">
            <text:p>99</text:p>
          </table:table-cell>
          <table:table-cell office:value-type="float" office:value="1490190084724" calcext:value-type="float">
            <text:p>1490190084724</text:p>
          </table:table-cell>
          <table:table-cell table:formula="of:=[.E153]+[.C153]"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90190084617" calcext:value-type="float">
            <text:p>1490190084617</text:p>
          </table:table-cell>
          <table:table-cell office:value-type="float" office:value="38" calcext:value-type="float">
            <text:p>38</text:p>
          </table:table-cell>
          <table:table-cell table:formula="of:=[.B154]+[.C154]" office:value-type="float" office:value="1490190084655" calcext:value-type="float">
            <text:p>1490190084655</text:p>
          </table:table-cell>
          <table:table-cell table:formula="of:=[.F154]-[.D154]" office:value-type="float" office:value="69" calcext:value-type="float">
            <text:p>69</text:p>
          </table:table-cell>
          <table:table-cell office:value-type="float" office:value="1490190084724" calcext:value-type="float">
            <text:p>1490190084724</text:p>
          </table:table-cell>
          <table:table-cell table:formula="of:=[.E154]+[.C154]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90190084650" calcext:value-type="float">
            <text:p>1490190084650</text:p>
          </table:table-cell>
          <table:table-cell office:value-type="float" office:value="39" calcext:value-type="float">
            <text:p>39</text:p>
          </table:table-cell>
          <table:table-cell table:formula="of:=[.B155]+[.C155]" office:value-type="float" office:value="1490190084689" calcext:value-type="float">
            <text:p>1490190084689</text:p>
          </table:table-cell>
          <table:table-cell table:formula="of:=[.F155]-[.D155]" office:value-type="float" office:value="35" calcext:value-type="float">
            <text:p>35</text:p>
          </table:table-cell>
          <table:table-cell office:value-type="float" office:value="1490190084724" calcext:value-type="float">
            <text:p>1490190084724</text:p>
          </table:table-cell>
          <table:table-cell table:formula="of:=[.E155]+[.C155]"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90190084681" calcext:value-type="float">
            <text:p>1490190084681</text:p>
          </table:table-cell>
          <table:table-cell office:value-type="float" office:value="47" calcext:value-type="float">
            <text:p>47</text:p>
          </table:table-cell>
          <table:table-cell table:formula="of:=[.B156]+[.C156]" office:value-type="float" office:value="1490190084728" calcext:value-type="float">
            <text:p>1490190084728</text:p>
          </table:table-cell>
          <table:table-cell table:formula="of:=[.F156]-[.D156]" office:value-type="float" office:value="495" calcext:value-type="float">
            <text:p>495</text:p>
          </table:table-cell>
          <table:table-cell office:value-type="float" office:value="1490190085223" calcext:value-type="float">
            <text:p>1490190085223</text:p>
          </table:table-cell>
          <table:table-cell table:formula="of:=[.E156]+[.C156]"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90190084715" calcext:value-type="float">
            <text:p>1490190084715</text:p>
          </table:table-cell>
          <table:table-cell office:value-type="float" office:value="39" calcext:value-type="float">
            <text:p>39</text:p>
          </table:table-cell>
          <table:table-cell table:formula="of:=[.B157]+[.C157]" office:value-type="float" office:value="1490190084754" calcext:value-type="float">
            <text:p>1490190084754</text:p>
          </table:table-cell>
          <table:table-cell table:formula="of:=[.F157]-[.D157]" office:value-type="float" office:value="469" calcext:value-type="float">
            <text:p>469</text:p>
          </table:table-cell>
          <table:table-cell office:value-type="float" office:value="1490190085223" calcext:value-type="float">
            <text:p>1490190085223</text:p>
          </table:table-cell>
          <table:table-cell table:formula="of:=[.E157]+[.C157]" office:value-type="float" office:value="508" calcext:value-type="float">
            <text:p>508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90190084744" calcext:value-type="float">
            <text:p>1490190084744</text:p>
          </table:table-cell>
          <table:table-cell office:value-type="float" office:value="40" calcext:value-type="float">
            <text:p>40</text:p>
          </table:table-cell>
          <table:table-cell table:formula="of:=[.B158]+[.C158]" office:value-type="float" office:value="1490190084784" calcext:value-type="float">
            <text:p>1490190084784</text:p>
          </table:table-cell>
          <table:table-cell table:formula="of:=[.F158]-[.D158]" office:value-type="float" office:value="440" calcext:value-type="float">
            <text:p>440</text:p>
          </table:table-cell>
          <table:table-cell office:value-type="float" office:value="1490190085224" calcext:value-type="float">
            <text:p>1490190085224</text:p>
          </table:table-cell>
          <table:table-cell table:formula="of:=[.E158]+[.C158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90190084779" calcext:value-type="float">
            <text:p>1490190084779</text:p>
          </table:table-cell>
          <table:table-cell office:value-type="float" office:value="42" calcext:value-type="float">
            <text:p>42</text:p>
          </table:table-cell>
          <table:table-cell table:formula="of:=[.B159]+[.C159]" office:value-type="float" office:value="1490190084821" calcext:value-type="float">
            <text:p>1490190084821</text:p>
          </table:table-cell>
          <table:table-cell table:formula="of:=[.F159]-[.D159]" office:value-type="float" office:value="404" calcext:value-type="float">
            <text:p>404</text:p>
          </table:table-cell>
          <table:table-cell office:value-type="float" office:value="1490190085225" calcext:value-type="float">
            <text:p>1490190085225</text:p>
          </table:table-cell>
          <table:table-cell table:formula="of:=[.E159]+[.C159]"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90190084815" calcext:value-type="float">
            <text:p>1490190084815</text:p>
          </table:table-cell>
          <table:table-cell office:value-type="float" office:value="40" calcext:value-type="float">
            <text:p>40</text:p>
          </table:table-cell>
          <table:table-cell table:formula="of:=[.B160]+[.C160]" office:value-type="float" office:value="1490190084855" calcext:value-type="float">
            <text:p>1490190084855</text:p>
          </table:table-cell>
          <table:table-cell table:formula="of:=[.F160]-[.D160]" office:value-type="float" office:value="370" calcext:value-type="float">
            <text:p>370</text:p>
          </table:table-cell>
          <table:table-cell office:value-type="float" office:value="1490190085225" calcext:value-type="float">
            <text:p>1490190085225</text:p>
          </table:table-cell>
          <table:table-cell table:formula="of:=[.E160]+[.C160]"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90190084843" calcext:value-type="float">
            <text:p>1490190084843</text:p>
          </table:table-cell>
          <table:table-cell office:value-type="float" office:value="42" calcext:value-type="float">
            <text:p>42</text:p>
          </table:table-cell>
          <table:table-cell table:formula="of:=[.B161]+[.C161]" office:value-type="float" office:value="1490190084885" calcext:value-type="float">
            <text:p>1490190084885</text:p>
          </table:table-cell>
          <table:table-cell table:formula="of:=[.F161]-[.D161]" office:value-type="float" office:value="340" calcext:value-type="float">
            <text:p>340</text:p>
          </table:table-cell>
          <table:table-cell office:value-type="float" office:value="1490190085225" calcext:value-type="float">
            <text:p>1490190085225</text:p>
          </table:table-cell>
          <table:table-cell table:formula="of:=[.E161]+[.C161]"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90190084880" calcext:value-type="float">
            <text:p>1490190084880</text:p>
          </table:table-cell>
          <table:table-cell office:value-type="float" office:value="46" calcext:value-type="float">
            <text:p>46</text:p>
          </table:table-cell>
          <table:table-cell table:formula="of:=[.B162]+[.C162]" office:value-type="float" office:value="1490190084926" calcext:value-type="float">
            <text:p>1490190084926</text:p>
          </table:table-cell>
          <table:table-cell table:formula="of:=[.F162]-[.D162]" office:value-type="float" office:value="299" calcext:value-type="float">
            <text:p>299</text:p>
          </table:table-cell>
          <table:table-cell office:value-type="float" office:value="1490190085225" calcext:value-type="float">
            <text:p>1490190085225</text:p>
          </table:table-cell>
          <table:table-cell table:formula="of:=[.E162]+[.C162]" office:value-type="float" office:value="345" calcext:value-type="float">
            <text:p>345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90190084917" calcext:value-type="float">
            <text:p>1490190084917</text:p>
          </table:table-cell>
          <table:table-cell office:value-type="float" office:value="36" calcext:value-type="float">
            <text:p>36</text:p>
          </table:table-cell>
          <table:table-cell table:formula="of:=[.B163]+[.C163]" office:value-type="float" office:value="1490190084953" calcext:value-type="float">
            <text:p>1490190084953</text:p>
          </table:table-cell>
          <table:table-cell table:formula="of:=[.F163]-[.D163]" office:value-type="float" office:value="272" calcext:value-type="float">
            <text:p>272</text:p>
          </table:table-cell>
          <table:table-cell office:value-type="float" office:value="1490190085225" calcext:value-type="float">
            <text:p>1490190085225</text:p>
          </table:table-cell>
          <table:table-cell table:formula="of:=[.E163]+[.C163]" office:value-type="float" office:value="308" calcext:value-type="float">
            <text:p>308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90190084946" calcext:value-type="float">
            <text:p>1490190084946</text:p>
          </table:table-cell>
          <table:table-cell office:value-type="float" office:value="37" calcext:value-type="float">
            <text:p>37</text:p>
          </table:table-cell>
          <table:table-cell table:formula="of:=[.B164]+[.C164]" office:value-type="float" office:value="1490190084983" calcext:value-type="float">
            <text:p>1490190084983</text:p>
          </table:table-cell>
          <table:table-cell table:formula="of:=[.F164]-[.D164]" office:value-type="float" office:value="243" calcext:value-type="float">
            <text:p>243</text:p>
          </table:table-cell>
          <table:table-cell office:value-type="float" office:value="1490190085226" calcext:value-type="float">
            <text:p>1490190085226</text:p>
          </table:table-cell>
          <table:table-cell table:formula="of:=[.E164]+[.C164]"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90190084979" calcext:value-type="float">
            <text:p>1490190084979</text:p>
          </table:table-cell>
          <table:table-cell office:value-type="float" office:value="40" calcext:value-type="float">
            <text:p>40</text:p>
          </table:table-cell>
          <table:table-cell table:formula="of:=[.B165]+[.C165]" office:value-type="float" office:value="1490190085019" calcext:value-type="float">
            <text:p>1490190085019</text:p>
          </table:table-cell>
          <table:table-cell table:formula="of:=[.F165]-[.D165]" office:value-type="float" office:value="207" calcext:value-type="float">
            <text:p>207</text:p>
          </table:table-cell>
          <table:table-cell office:value-type="float" office:value="1490190085226" calcext:value-type="float">
            <text:p>1490190085226</text:p>
          </table:table-cell>
          <table:table-cell table:formula="of:=[.E165]+[.C165]"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90190085017" calcext:value-type="float">
            <text:p>1490190085017</text:p>
          </table:table-cell>
          <table:table-cell office:value-type="float" office:value="37" calcext:value-type="float">
            <text:p>37</text:p>
          </table:table-cell>
          <table:table-cell table:formula="of:=[.B166]+[.C166]" office:value-type="float" office:value="1490190085054" calcext:value-type="float">
            <text:p>1490190085054</text:p>
          </table:table-cell>
          <table:table-cell table:formula="of:=[.F166]-[.D166]" office:value-type="float" office:value="172" calcext:value-type="float">
            <text:p>172</text:p>
          </table:table-cell>
          <table:table-cell office:value-type="float" office:value="1490190085226" calcext:value-type="float">
            <text:p>1490190085226</text:p>
          </table:table-cell>
          <table:table-cell table:formula="of:=[.E166]+[.C166]"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90190085042" calcext:value-type="float">
            <text:p>1490190085042</text:p>
          </table:table-cell>
          <table:table-cell office:value-type="float" office:value="38" calcext:value-type="float">
            <text:p>38</text:p>
          </table:table-cell>
          <table:table-cell table:formula="of:=[.B167]+[.C167]" office:value-type="float" office:value="1490190085080" calcext:value-type="float">
            <text:p>1490190085080</text:p>
          </table:table-cell>
          <table:table-cell table:formula="of:=[.F167]-[.D167]" office:value-type="float" office:value="146" calcext:value-type="float">
            <text:p>146</text:p>
          </table:table-cell>
          <table:table-cell office:value-type="float" office:value="1490190085226" calcext:value-type="float">
            <text:p>1490190085226</text:p>
          </table:table-cell>
          <table:table-cell table:formula="of:=[.E167]+[.C167]"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90190085081" calcext:value-type="float">
            <text:p>1490190085081</text:p>
          </table:table-cell>
          <table:table-cell office:value-type="float" office:value="41" calcext:value-type="float">
            <text:p>41</text:p>
          </table:table-cell>
          <table:table-cell table:formula="of:=[.B168]+[.C168]" office:value-type="float" office:value="1490190085122" calcext:value-type="float">
            <text:p>1490190085122</text:p>
          </table:table-cell>
          <table:table-cell table:formula="of:=[.F168]-[.D168]" office:value-type="float" office:value="104" calcext:value-type="float">
            <text:p>104</text:p>
          </table:table-cell>
          <table:table-cell office:value-type="float" office:value="1490190085226" calcext:value-type="float">
            <text:p>1490190085226</text:p>
          </table:table-cell>
          <table:table-cell table:formula="of:=[.E168]+[.C168]"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90190085114" calcext:value-type="float">
            <text:p>1490190085114</text:p>
          </table:table-cell>
          <table:table-cell office:value-type="float" office:value="35" calcext:value-type="float">
            <text:p>35</text:p>
          </table:table-cell>
          <table:table-cell table:formula="of:=[.B169]+[.C169]" office:value-type="float" office:value="1490190085149" calcext:value-type="float">
            <text:p>1490190085149</text:p>
          </table:table-cell>
          <table:table-cell table:formula="of:=[.F169]-[.D169]" office:value-type="float" office:value="78" calcext:value-type="float">
            <text:p>78</text:p>
          </table:table-cell>
          <table:table-cell office:value-type="float" office:value="1490190085227" calcext:value-type="float">
            <text:p>1490190085227</text:p>
          </table:table-cell>
          <table:table-cell table:formula="of:=[.E169]+[.C169]"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90190085145" calcext:value-type="float">
            <text:p>1490190085145</text:p>
          </table:table-cell>
          <table:table-cell office:value-type="float" office:value="37" calcext:value-type="float">
            <text:p>37</text:p>
          </table:table-cell>
          <table:table-cell table:formula="of:=[.B170]+[.C170]" office:value-type="float" office:value="1490190085182" calcext:value-type="float">
            <text:p>1490190085182</text:p>
          </table:table-cell>
          <table:table-cell table:formula="of:=[.F170]-[.D170]" office:value-type="float" office:value="45" calcext:value-type="float">
            <text:p>45</text:p>
          </table:table-cell>
          <table:table-cell office:value-type="float" office:value="1490190085227" calcext:value-type="float">
            <text:p>1490190085227</text:p>
          </table:table-cell>
          <table:table-cell table:formula="of:=[.E170]+[.C170]"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90190085183" calcext:value-type="float">
            <text:p>1490190085183</text:p>
          </table:table-cell>
          <table:table-cell office:value-type="float" office:value="48" calcext:value-type="float">
            <text:p>48</text:p>
          </table:table-cell>
          <table:table-cell table:formula="of:=[.B171]+[.C171]" office:value-type="float" office:value="1490190085231" calcext:value-type="float">
            <text:p>1490190085231</text:p>
          </table:table-cell>
          <table:table-cell table:formula="of:=[.F171]-[.D171]" office:value-type="float" office:value="492" calcext:value-type="float">
            <text:p>492</text:p>
          </table:table-cell>
          <table:table-cell office:value-type="float" office:value="1490190085723" calcext:value-type="float">
            <text:p>1490190085723</text:p>
          </table:table-cell>
          <table:table-cell table:formula="of:=[.E171]+[.C171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90190085212" calcext:value-type="float">
            <text:p>1490190085212</text:p>
          </table:table-cell>
          <table:table-cell office:value-type="float" office:value="38" calcext:value-type="float">
            <text:p>38</text:p>
          </table:table-cell>
          <table:table-cell table:formula="of:=[.B172]+[.C172]" office:value-type="float" office:value="1490190085250" calcext:value-type="float">
            <text:p>1490190085250</text:p>
          </table:table-cell>
          <table:table-cell table:formula="of:=[.F172]-[.D172]" office:value-type="float" office:value="474" calcext:value-type="float">
            <text:p>474</text:p>
          </table:table-cell>
          <table:table-cell office:value-type="float" office:value="1490190085724" calcext:value-type="float">
            <text:p>1490190085724</text:p>
          </table:table-cell>
          <table:table-cell table:formula="of:=[.E172]+[.C172]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90190085246" calcext:value-type="float">
            <text:p>1490190085246</text:p>
          </table:table-cell>
          <table:table-cell office:value-type="float" office:value="33" calcext:value-type="float">
            <text:p>33</text:p>
          </table:table-cell>
          <table:table-cell table:formula="of:=[.B173]+[.C173]" office:value-type="float" office:value="1490190085279" calcext:value-type="float">
            <text:p>1490190085279</text:p>
          </table:table-cell>
          <table:table-cell table:formula="of:=[.F173]-[.D173]" office:value-type="float" office:value="445" calcext:value-type="float">
            <text:p>445</text:p>
          </table:table-cell>
          <table:table-cell office:value-type="float" office:value="1490190085724" calcext:value-type="float">
            <text:p>1490190085724</text:p>
          </table:table-cell>
          <table:table-cell table:formula="of:=[.E173]+[.C173]" office:value-type="float" office:value="478" calcext:value-type="float">
            <text:p>478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90190085278" calcext:value-type="float">
            <text:p>1490190085278</text:p>
          </table:table-cell>
          <table:table-cell office:value-type="float" office:value="43" calcext:value-type="float">
            <text:p>43</text:p>
          </table:table-cell>
          <table:table-cell table:formula="of:=[.B174]+[.C174]" office:value-type="float" office:value="1490190085321" calcext:value-type="float">
            <text:p>1490190085321</text:p>
          </table:table-cell>
          <table:table-cell table:formula="of:=[.F174]-[.D174]" office:value-type="float" office:value="403" calcext:value-type="float">
            <text:p>403</text:p>
          </table:table-cell>
          <table:table-cell office:value-type="float" office:value="1490190085724" calcext:value-type="float">
            <text:p>1490190085724</text:p>
          </table:table-cell>
          <table:table-cell table:formula="of:=[.E174]+[.C174]"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90190085316" calcext:value-type="float">
            <text:p>1490190085316</text:p>
          </table:table-cell>
          <table:table-cell office:value-type="float" office:value="47" calcext:value-type="float">
            <text:p>47</text:p>
          </table:table-cell>
          <table:table-cell table:formula="of:=[.B175]+[.C175]" office:value-type="float" office:value="1490190085363" calcext:value-type="float">
            <text:p>1490190085363</text:p>
          </table:table-cell>
          <table:table-cell table:formula="of:=[.F175]-[.D175]" office:value-type="float" office:value="361" calcext:value-type="float">
            <text:p>361</text:p>
          </table:table-cell>
          <table:table-cell office:value-type="float" office:value="1490190085724" calcext:value-type="float">
            <text:p>1490190085724</text:p>
          </table:table-cell>
          <table:table-cell table:formula="of:=[.E175]+[.C175]"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90190085357" calcext:value-type="float">
            <text:p>1490190085357</text:p>
          </table:table-cell>
          <table:table-cell office:value-type="float" office:value="38" calcext:value-type="float">
            <text:p>38</text:p>
          </table:table-cell>
          <table:table-cell table:formula="of:=[.B176]+[.C176]" office:value-type="float" office:value="1490190085395" calcext:value-type="float">
            <text:p>1490190085395</text:p>
          </table:table-cell>
          <table:table-cell table:formula="of:=[.F176]-[.D176]" office:value-type="float" office:value="330" calcext:value-type="float">
            <text:p>330</text:p>
          </table:table-cell>
          <table:table-cell office:value-type="float" office:value="1490190085725" calcext:value-type="float">
            <text:p>1490190085725</text:p>
          </table:table-cell>
          <table:table-cell table:formula="of:=[.E176]+[.C176]"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90190085382" calcext:value-type="float">
            <text:p>1490190085382</text:p>
          </table:table-cell>
          <table:table-cell office:value-type="float" office:value="42" calcext:value-type="float">
            <text:p>42</text:p>
          </table:table-cell>
          <table:table-cell table:formula="of:=[.B177]+[.C177]" office:value-type="float" office:value="1490190085424" calcext:value-type="float">
            <text:p>1490190085424</text:p>
          </table:table-cell>
          <table:table-cell table:formula="of:=[.F177]-[.D177]" office:value-type="float" office:value="301" calcext:value-type="float">
            <text:p>301</text:p>
          </table:table-cell>
          <table:table-cell office:value-type="float" office:value="1490190085725" calcext:value-type="float">
            <text:p>1490190085725</text:p>
          </table:table-cell>
          <table:table-cell table:formula="of:=[.E177]+[.C177]" office:value-type="float" office:value="343" calcext:value-type="float">
            <text:p>343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90190085410" calcext:value-type="float">
            <text:p>1490190085410</text:p>
          </table:table-cell>
          <table:table-cell office:value-type="float" office:value="48" calcext:value-type="float">
            <text:p>48</text:p>
          </table:table-cell>
          <table:table-cell table:formula="of:=[.B178]+[.C178]" office:value-type="float" office:value="1490190085458" calcext:value-type="float">
            <text:p>1490190085458</text:p>
          </table:table-cell>
          <table:table-cell table:formula="of:=[.F178]-[.D178]" office:value-type="float" office:value="268" calcext:value-type="float">
            <text:p>268</text:p>
          </table:table-cell>
          <table:table-cell office:value-type="float" office:value="1490190085726" calcext:value-type="float">
            <text:p>1490190085726</text:p>
          </table:table-cell>
          <table:table-cell table:formula="of:=[.E178]+[.C178]" office:value-type="float" office:value="316" calcext:value-type="float">
            <text:p>316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90190085444" calcext:value-type="float">
            <text:p>1490190085444</text:p>
          </table:table-cell>
          <table:table-cell office:value-type="float" office:value="38" calcext:value-type="float">
            <text:p>38</text:p>
          </table:table-cell>
          <table:table-cell table:formula="of:=[.B179]+[.C179]" office:value-type="float" office:value="1490190085482" calcext:value-type="float">
            <text:p>1490190085482</text:p>
          </table:table-cell>
          <table:table-cell table:formula="of:=[.F179]-[.D179]" office:value-type="float" office:value="244" calcext:value-type="float">
            <text:p>244</text:p>
          </table:table-cell>
          <table:table-cell office:value-type="float" office:value="1490190085726" calcext:value-type="float">
            <text:p>1490190085726</text:p>
          </table:table-cell>
          <table:table-cell table:formula="of:=[.E179]+[.C179]"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90190085482" calcext:value-type="float">
            <text:p>1490190085482</text:p>
          </table:table-cell>
          <table:table-cell office:value-type="float" office:value="44" calcext:value-type="float">
            <text:p>44</text:p>
          </table:table-cell>
          <table:table-cell table:formula="of:=[.B180]+[.C180]" office:value-type="float" office:value="1490190085526" calcext:value-type="float">
            <text:p>1490190085526</text:p>
          </table:table-cell>
          <table:table-cell table:formula="of:=[.F180]-[.D180]" office:value-type="float" office:value="200" calcext:value-type="float">
            <text:p>200</text:p>
          </table:table-cell>
          <table:table-cell office:value-type="float" office:value="1490190085726" calcext:value-type="float">
            <text:p>1490190085726</text:p>
          </table:table-cell>
          <table:table-cell table:formula="of:=[.E180]+[.C180]"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90190085515" calcext:value-type="float">
            <text:p>1490190085515</text:p>
          </table:table-cell>
          <table:table-cell office:value-type="float" office:value="36" calcext:value-type="float">
            <text:p>36</text:p>
          </table:table-cell>
          <table:table-cell table:formula="of:=[.B181]+[.C181]" office:value-type="float" office:value="1490190085551" calcext:value-type="float">
            <text:p>1490190085551</text:p>
          </table:table-cell>
          <table:table-cell table:formula="of:=[.F181]-[.D181]" office:value-type="float" office:value="175" calcext:value-type="float">
            <text:p>175</text:p>
          </table:table-cell>
          <table:table-cell office:value-type="float" office:value="1490190085726" calcext:value-type="float">
            <text:p>1490190085726</text:p>
          </table:table-cell>
          <table:table-cell table:formula="of:=[.E181]+[.C181]"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90190085545" calcext:value-type="float">
            <text:p>1490190085545</text:p>
          </table:table-cell>
          <table:table-cell office:value-type="float" office:value="40" calcext:value-type="float">
            <text:p>40</text:p>
          </table:table-cell>
          <table:table-cell table:formula="of:=[.B182]+[.C182]" office:value-type="float" office:value="1490190085585" calcext:value-type="float">
            <text:p>1490190085585</text:p>
          </table:table-cell>
          <table:table-cell table:formula="of:=[.F182]-[.D182]" office:value-type="float" office:value="142" calcext:value-type="float">
            <text:p>142</text:p>
          </table:table-cell>
          <table:table-cell office:value-type="float" office:value="1490190085727" calcext:value-type="float">
            <text:p>1490190085727</text:p>
          </table:table-cell>
          <table:table-cell table:formula="of:=[.E182]+[.C182]"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90190085581" calcext:value-type="float">
            <text:p>1490190085581</text:p>
          </table:table-cell>
          <table:table-cell office:value-type="float" office:value="39" calcext:value-type="float">
            <text:p>39</text:p>
          </table:table-cell>
          <table:table-cell table:formula="of:=[.B183]+[.C183]" office:value-type="float" office:value="1490190085620" calcext:value-type="float">
            <text:p>1490190085620</text:p>
          </table:table-cell>
          <table:table-cell table:formula="of:=[.F183]-[.D183]" office:value-type="float" office:value="107" calcext:value-type="float">
            <text:p>107</text:p>
          </table:table-cell>
          <table:table-cell office:value-type="float" office:value="1490190085727" calcext:value-type="float">
            <text:p>1490190085727</text:p>
          </table:table-cell>
          <table:table-cell table:formula="of:=[.E183]+[.C183]"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90190085617" calcext:value-type="float">
            <text:p>1490190085617</text:p>
          </table:table-cell>
          <table:table-cell office:value-type="float" office:value="39" calcext:value-type="float">
            <text:p>39</text:p>
          </table:table-cell>
          <table:table-cell table:formula="of:=[.B184]+[.C184]" office:value-type="float" office:value="1490190085656" calcext:value-type="float">
            <text:p>1490190085656</text:p>
          </table:table-cell>
          <table:table-cell table:formula="of:=[.F184]-[.D184]" office:value-type="float" office:value="71" calcext:value-type="float">
            <text:p>71</text:p>
          </table:table-cell>
          <table:table-cell office:value-type="float" office:value="1490190085727" calcext:value-type="float">
            <text:p>1490190085727</text:p>
          </table:table-cell>
          <table:table-cell table:formula="of:=[.E184]+[.C184]"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90190085647" calcext:value-type="float">
            <text:p>1490190085647</text:p>
          </table:table-cell>
          <table:table-cell office:value-type="float" office:value="41" calcext:value-type="float">
            <text:p>41</text:p>
          </table:table-cell>
          <table:table-cell table:formula="of:=[.B185]+[.C185]" office:value-type="float" office:value="1490190085688" calcext:value-type="float">
            <text:p>1490190085688</text:p>
          </table:table-cell>
          <table:table-cell table:formula="of:=[.F185]-[.D185]" office:value-type="float" office:value="39" calcext:value-type="float">
            <text:p>39</text:p>
          </table:table-cell>
          <table:table-cell office:value-type="float" office:value="1490190085727" calcext:value-type="float">
            <text:p>1490190085727</text:p>
          </table:table-cell>
          <table:table-cell table:formula="of:=[.E185]+[.C185]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90190085680" calcext:value-type="float">
            <text:p>1490190085680</text:p>
          </table:table-cell>
          <table:table-cell office:value-type="float" office:value="35" calcext:value-type="float">
            <text:p>35</text:p>
          </table:table-cell>
          <table:table-cell table:formula="of:=[.B186]+[.C186]" office:value-type="float" office:value="1490190085715" calcext:value-type="float">
            <text:p>1490190085715</text:p>
          </table:table-cell>
          <table:table-cell table:formula="of:=[.F186]-[.D186]" office:value-type="float" office:value="13" calcext:value-type="float">
            <text:p>13</text:p>
          </table:table-cell>
          <table:table-cell office:value-type="float" office:value="1490190085728" calcext:value-type="float">
            <text:p>1490190085728</text:p>
          </table:table-cell>
          <table:table-cell table:formula="of:=[.E186]+[.C186]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90190085713" calcext:value-type="float">
            <text:p>1490190085713</text:p>
          </table:table-cell>
          <table:table-cell office:value-type="float" office:value="43" calcext:value-type="float">
            <text:p>43</text:p>
          </table:table-cell>
          <table:table-cell table:formula="of:=[.B187]+[.C187]" office:value-type="float" office:value="1490190085756" calcext:value-type="float">
            <text:p>1490190085756</text:p>
          </table:table-cell>
          <table:table-cell table:formula="of:=[.F187]-[.D187]" office:value-type="float" office:value="469" calcext:value-type="float">
            <text:p>469</text:p>
          </table:table-cell>
          <table:table-cell office:value-type="float" office:value="1490190086225" calcext:value-type="float">
            <text:p>1490190086225</text:p>
          </table:table-cell>
          <table:table-cell table:formula="of:=[.E187]+[.C187]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90190085744" calcext:value-type="float">
            <text:p>1490190085744</text:p>
          </table:table-cell>
          <table:table-cell office:value-type="float" office:value="39" calcext:value-type="float">
            <text:p>39</text:p>
          </table:table-cell>
          <table:table-cell table:formula="of:=[.B188]+[.C188]" office:value-type="float" office:value="1490190085783" calcext:value-type="float">
            <text:p>1490190085783</text:p>
          </table:table-cell>
          <table:table-cell table:formula="of:=[.F188]-[.D188]" office:value-type="float" office:value="442" calcext:value-type="float">
            <text:p>442</text:p>
          </table:table-cell>
          <table:table-cell office:value-type="float" office:value="1490190086225" calcext:value-type="float">
            <text:p>1490190086225</text:p>
          </table:table-cell>
          <table:table-cell table:formula="of:=[.E188]+[.C188]" office:value-type="float" office:value="481" calcext:value-type="float">
            <text:p>48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90190085778" calcext:value-type="float">
            <text:p>1490190085778</text:p>
          </table:table-cell>
          <table:table-cell office:value-type="float" office:value="40" calcext:value-type="float">
            <text:p>40</text:p>
          </table:table-cell>
          <table:table-cell table:formula="of:=[.B189]+[.C189]" office:value-type="float" office:value="1490190085818" calcext:value-type="float">
            <text:p>1490190085818</text:p>
          </table:table-cell>
          <table:table-cell table:formula="of:=[.F189]-[.D189]" office:value-type="float" office:value="407" calcext:value-type="float">
            <text:p>407</text:p>
          </table:table-cell>
          <table:table-cell office:value-type="float" office:value="1490190086225" calcext:value-type="float">
            <text:p>1490190086225</text:p>
          </table:table-cell>
          <table:table-cell table:formula="of:=[.E189]+[.C189]" office:value-type="float" office:value="447" calcext:value-type="float">
            <text:p>447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90190085815" calcext:value-type="float">
            <text:p>1490190085815</text:p>
          </table:table-cell>
          <table:table-cell office:value-type="float" office:value="39" calcext:value-type="float">
            <text:p>39</text:p>
          </table:table-cell>
          <table:table-cell table:formula="of:=[.B190]+[.C190]" office:value-type="float" office:value="1490190085854" calcext:value-type="float">
            <text:p>1490190085854</text:p>
          </table:table-cell>
          <table:table-cell table:formula="of:=[.F190]-[.D190]" office:value-type="float" office:value="371" calcext:value-type="float">
            <text:p>371</text:p>
          </table:table-cell>
          <table:table-cell office:value-type="float" office:value="1490190086225" calcext:value-type="float">
            <text:p>1490190086225</text:p>
          </table:table-cell>
          <table:table-cell table:formula="of:=[.E190]+[.C190]"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90190085844" calcext:value-type="float">
            <text:p>1490190085844</text:p>
          </table:table-cell>
          <table:table-cell office:value-type="float" office:value="38" calcext:value-type="float">
            <text:p>38</text:p>
          </table:table-cell>
          <table:table-cell table:formula="of:=[.B191]+[.C191]" office:value-type="float" office:value="1490190085882" calcext:value-type="float">
            <text:p>1490190085882</text:p>
          </table:table-cell>
          <table:table-cell table:formula="of:=[.F191]-[.D191]" office:value-type="float" office:value="343" calcext:value-type="float">
            <text:p>343</text:p>
          </table:table-cell>
          <table:table-cell office:value-type="float" office:value="1490190086225" calcext:value-type="float">
            <text:p>1490190086225</text:p>
          </table:table-cell>
          <table:table-cell table:formula="of:=[.E191]+[.C191]" office:value-type="float" office:value="381" calcext:value-type="float">
            <text:p>38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90190085879" calcext:value-type="float">
            <text:p>1490190085879</text:p>
          </table:table-cell>
          <table:table-cell office:value-type="float" office:value="33" calcext:value-type="float">
            <text:p>33</text:p>
          </table:table-cell>
          <table:table-cell table:formula="of:=[.B192]+[.C192]" office:value-type="float" office:value="1490190085912" calcext:value-type="float">
            <text:p>1490190085912</text:p>
          </table:table-cell>
          <table:table-cell table:formula="of:=[.F192]-[.D192]" office:value-type="float" office:value="314" calcext:value-type="float">
            <text:p>314</text:p>
          </table:table-cell>
          <table:table-cell office:value-type="float" office:value="1490190086226" calcext:value-type="float">
            <text:p>1490190086226</text:p>
          </table:table-cell>
          <table:table-cell table:formula="of:=[.E192]+[.C192]" office:value-type="float" office:value="347" calcext:value-type="float">
            <text:p>347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90190085917" calcext:value-type="float">
            <text:p>1490190085917</text:p>
          </table:table-cell>
          <table:table-cell office:value-type="float" office:value="33" calcext:value-type="float">
            <text:p>33</text:p>
          </table:table-cell>
          <table:table-cell table:formula="of:=[.B193]+[.C193]" office:value-type="float" office:value="1490190085950" calcext:value-type="float">
            <text:p>1490190085950</text:p>
          </table:table-cell>
          <table:table-cell table:formula="of:=[.F193]-[.D193]" office:value-type="float" office:value="276" calcext:value-type="float">
            <text:p>276</text:p>
          </table:table-cell>
          <table:table-cell office:value-type="float" office:value="1490190086226" calcext:value-type="float">
            <text:p>1490190086226</text:p>
          </table:table-cell>
          <table:table-cell table:formula="of:=[.E193]+[.C193]" office:value-type="float" office:value="309" calcext:value-type="float">
            <text:p>309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90190085947" calcext:value-type="float">
            <text:p>1490190085947</text:p>
          </table:table-cell>
          <table:table-cell office:value-type="float" office:value="36" calcext:value-type="float">
            <text:p>36</text:p>
          </table:table-cell>
          <table:table-cell table:formula="of:=[.B194]+[.C194]" office:value-type="float" office:value="1490190085983" calcext:value-type="float">
            <text:p>1490190085983</text:p>
          </table:table-cell>
          <table:table-cell table:formula="of:=[.F194]-[.D194]" office:value-type="float" office:value="243" calcext:value-type="float">
            <text:p>243</text:p>
          </table:table-cell>
          <table:table-cell office:value-type="float" office:value="1490190086226" calcext:value-type="float">
            <text:p>1490190086226</text:p>
          </table:table-cell>
          <table:table-cell table:formula="of:=[.E194]+[.C194]"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90190085978" calcext:value-type="float">
            <text:p>1490190085978</text:p>
          </table:table-cell>
          <table:table-cell office:value-type="float" office:value="35" calcext:value-type="float">
            <text:p>35</text:p>
          </table:table-cell>
          <table:table-cell table:formula="of:=[.B195]+[.C195]" office:value-type="float" office:value="1490190086013" calcext:value-type="float">
            <text:p>1490190086013</text:p>
          </table:table-cell>
          <table:table-cell table:formula="of:=[.F195]-[.D195]" office:value-type="float" office:value="213" calcext:value-type="float">
            <text:p>213</text:p>
          </table:table-cell>
          <table:table-cell office:value-type="float" office:value="1490190086226" calcext:value-type="float">
            <text:p>1490190086226</text:p>
          </table:table-cell>
          <table:table-cell table:formula="of:=[.E195]+[.C195]"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90190086010" calcext:value-type="float">
            <text:p>1490190086010</text:p>
          </table:table-cell>
          <table:table-cell office:value-type="float" office:value="47" calcext:value-type="float">
            <text:p>47</text:p>
          </table:table-cell>
          <table:table-cell table:formula="of:=[.B196]+[.C196]" office:value-type="float" office:value="1490190086057" calcext:value-type="float">
            <text:p>1490190086057</text:p>
          </table:table-cell>
          <table:table-cell table:formula="of:=[.F196]-[.D196]" office:value-type="float" office:value="169" calcext:value-type="float">
            <text:p>169</text:p>
          </table:table-cell>
          <table:table-cell office:value-type="float" office:value="1490190086226" calcext:value-type="float">
            <text:p>1490190086226</text:p>
          </table:table-cell>
          <table:table-cell table:formula="of:=[.E196]+[.C196]"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90190086047" calcext:value-type="float">
            <text:p>1490190086047</text:p>
          </table:table-cell>
          <table:table-cell office:value-type="float" office:value="59" calcext:value-type="float">
            <text:p>59</text:p>
          </table:table-cell>
          <table:table-cell table:formula="of:=[.B197]+[.C197]" office:value-type="float" office:value="1490190086106" calcext:value-type="float">
            <text:p>1490190086106</text:p>
          </table:table-cell>
          <table:table-cell table:formula="of:=[.F197]-[.D197]" office:value-type="float" office:value="121" calcext:value-type="float">
            <text:p>121</text:p>
          </table:table-cell>
          <table:table-cell office:value-type="float" office:value="1490190086227" calcext:value-type="float">
            <text:p>1490190086227</text:p>
          </table:table-cell>
          <table:table-cell table:formula="of:=[.E197]+[.C197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90190086083" calcext:value-type="float">
            <text:p>1490190086083</text:p>
          </table:table-cell>
          <table:table-cell office:value-type="float" office:value="37" calcext:value-type="float">
            <text:p>37</text:p>
          </table:table-cell>
          <table:table-cell table:formula="of:=[.B198]+[.C198]" office:value-type="float" office:value="1490190086120" calcext:value-type="float">
            <text:p>1490190086120</text:p>
          </table:table-cell>
          <table:table-cell table:formula="of:=[.F198]-[.D198]" office:value-type="float" office:value="107" calcext:value-type="float">
            <text:p>107</text:p>
          </table:table-cell>
          <table:table-cell office:value-type="float" office:value="1490190086227" calcext:value-type="float">
            <text:p>1490190086227</text:p>
          </table:table-cell>
          <table:table-cell table:formula="of:=[.E198]+[.C198]"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90190086111" calcext:value-type="float">
            <text:p>1490190086111</text:p>
          </table:table-cell>
          <table:table-cell office:value-type="float" office:value="39" calcext:value-type="float">
            <text:p>39</text:p>
          </table:table-cell>
          <table:table-cell table:formula="of:=[.B199]+[.C199]" office:value-type="float" office:value="1490190086150" calcext:value-type="float">
            <text:p>1490190086150</text:p>
          </table:table-cell>
          <table:table-cell table:formula="of:=[.F199]-[.D199]" office:value-type="float" office:value="77" calcext:value-type="float">
            <text:p>77</text:p>
          </table:table-cell>
          <table:table-cell office:value-type="float" office:value="1490190086227" calcext:value-type="float">
            <text:p>1490190086227</text:p>
          </table:table-cell>
          <table:table-cell table:formula="of:=[.E199]+[.C199]"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90190086145" calcext:value-type="float">
            <text:p>1490190086145</text:p>
          </table:table-cell>
          <table:table-cell office:value-type="float" office:value="32" calcext:value-type="float">
            <text:p>32</text:p>
          </table:table-cell>
          <table:table-cell table:formula="of:=[.B200]+[.C200]" office:value-type="float" office:value="1490190086177" calcext:value-type="float">
            <text:p>1490190086177</text:p>
          </table:table-cell>
          <table:table-cell table:formula="of:=[.F200]-[.D200]" office:value-type="float" office:value="50" calcext:value-type="float">
            <text:p>50</text:p>
          </table:table-cell>
          <table:table-cell office:value-type="float" office:value="1490190086227" calcext:value-type="float">
            <text:p>1490190086227</text:p>
          </table:table-cell>
          <table:table-cell table:formula="of:=[.E200]+[.C200]"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90190086179" calcext:value-type="float">
            <text:p>1490190086179</text:p>
          </table:table-cell>
          <table:table-cell office:value-type="float" office:value="38" calcext:value-type="float">
            <text:p>38</text:p>
          </table:table-cell>
          <table:table-cell table:formula="of:=[.B201]+[.C201]" office:value-type="float" office:value="1490190086217" calcext:value-type="float">
            <text:p>1490190086217</text:p>
          </table:table-cell>
          <table:table-cell table:formula="of:=[.F201]-[.D201]" office:value-type="float" office:value="10" calcext:value-type="float">
            <text:p>10</text:p>
          </table:table-cell>
          <table:table-cell office:value-type="float" office:value="1490190086227" calcext:value-type="float">
            <text:p>1490190086227</text:p>
          </table:table-cell>
          <table:table-cell table:formula="of:=[.E201]+[.C201]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90190086214" calcext:value-type="float">
            <text:p>1490190086214</text:p>
          </table:table-cell>
          <table:table-cell office:value-type="float" office:value="31" calcext:value-type="float">
            <text:p>31</text:p>
          </table:table-cell>
          <table:table-cell table:formula="of:=[.B202]+[.C202]" office:value-type="float" office:value="1490190086245" calcext:value-type="float">
            <text:p>1490190086245</text:p>
          </table:table-cell>
          <table:table-cell table:formula="of:=[.F202]-[.D202]" office:value-type="float" office:value="481" calcext:value-type="float">
            <text:p>481</text:p>
          </table:table-cell>
          <table:table-cell office:value-type="float" office:value="1490190086726" calcext:value-type="float">
            <text:p>1490190086726</text:p>
          </table:table-cell>
          <table:table-cell table:formula="of:=[.E202]+[.C202]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90190086247" calcext:value-type="float">
            <text:p>1490190086247</text:p>
          </table:table-cell>
          <table:table-cell office:value-type="float" office:value="31" calcext:value-type="float">
            <text:p>31</text:p>
          </table:table-cell>
          <table:table-cell table:formula="of:=[.B203]+[.C203]" office:value-type="float" office:value="1490190086278" calcext:value-type="float">
            <text:p>1490190086278</text:p>
          </table:table-cell>
          <table:table-cell table:formula="of:=[.F203]-[.D203]" office:value-type="float" office:value="448" calcext:value-type="float">
            <text:p>448</text:p>
          </table:table-cell>
          <table:table-cell office:value-type="float" office:value="1490190086726" calcext:value-type="float">
            <text:p>1490190086726</text:p>
          </table:table-cell>
          <table:table-cell table:formula="of:=[.E203]+[.C203]"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90190086281" calcext:value-type="float">
            <text:p>1490190086281</text:p>
          </table:table-cell>
          <table:table-cell office:value-type="float" office:value="38" calcext:value-type="float">
            <text:p>38</text:p>
          </table:table-cell>
          <table:table-cell table:formula="of:=[.B204]+[.C204]" office:value-type="float" office:value="1490190086319" calcext:value-type="float">
            <text:p>1490190086319</text:p>
          </table:table-cell>
          <table:table-cell table:formula="of:=[.F204]-[.D204]" office:value-type="float" office:value="408" calcext:value-type="float">
            <text:p>408</text:p>
          </table:table-cell>
          <table:table-cell office:value-type="float" office:value="1490190086727" calcext:value-type="float">
            <text:p>1490190086727</text:p>
          </table:table-cell>
          <table:table-cell table:formula="of:=[.E204]+[.C204]"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90190086309" calcext:value-type="float">
            <text:p>1490190086309</text:p>
          </table:table-cell>
          <table:table-cell office:value-type="float" office:value="39" calcext:value-type="float">
            <text:p>39</text:p>
          </table:table-cell>
          <table:table-cell table:formula="of:=[.B205]+[.C205]" office:value-type="float" office:value="1490190086348" calcext:value-type="float">
            <text:p>1490190086348</text:p>
          </table:table-cell>
          <table:table-cell table:formula="of:=[.F205]-[.D205]" office:value-type="float" office:value="379" calcext:value-type="float">
            <text:p>379</text:p>
          </table:table-cell>
          <table:table-cell office:value-type="float" office:value="1490190086727" calcext:value-type="float">
            <text:p>1490190086727</text:p>
          </table:table-cell>
          <table:table-cell table:formula="of:=[.E205]+[.C205]"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90190086348" calcext:value-type="float">
            <text:p>1490190086348</text:p>
          </table:table-cell>
          <table:table-cell office:value-type="float" office:value="36" calcext:value-type="float">
            <text:p>36</text:p>
          </table:table-cell>
          <table:table-cell table:formula="of:=[.B206]+[.C206]" office:value-type="float" office:value="1490190086384" calcext:value-type="float">
            <text:p>1490190086384</text:p>
          </table:table-cell>
          <table:table-cell table:formula="of:=[.F206]-[.D206]" office:value-type="float" office:value="343" calcext:value-type="float">
            <text:p>343</text:p>
          </table:table-cell>
          <table:table-cell office:value-type="float" office:value="1490190086727" calcext:value-type="float">
            <text:p>1490190086727</text:p>
          </table:table-cell>
          <table:table-cell table:formula="of:=[.E206]+[.C206]"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90190086381" calcext:value-type="float">
            <text:p>1490190086381</text:p>
          </table:table-cell>
          <table:table-cell office:value-type="float" office:value="49" calcext:value-type="float">
            <text:p>49</text:p>
          </table:table-cell>
          <table:table-cell table:formula="of:=[.B207]+[.C207]" office:value-type="float" office:value="1490190086430" calcext:value-type="float">
            <text:p>1490190086430</text:p>
          </table:table-cell>
          <table:table-cell table:formula="of:=[.F207]-[.D207]" office:value-type="float" office:value="297" calcext:value-type="float">
            <text:p>297</text:p>
          </table:table-cell>
          <table:table-cell office:value-type="float" office:value="1490190086727" calcext:value-type="float">
            <text:p>1490190086727</text:p>
          </table:table-cell>
          <table:table-cell table:formula="of:=[.E207]+[.C207]"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90190086411" calcext:value-type="float">
            <text:p>1490190086411</text:p>
          </table:table-cell>
          <table:table-cell office:value-type="float" office:value="39" calcext:value-type="float">
            <text:p>39</text:p>
          </table:table-cell>
          <table:table-cell table:formula="of:=[.B208]+[.C208]" office:value-type="float" office:value="1490190086450" calcext:value-type="float">
            <text:p>1490190086450</text:p>
          </table:table-cell>
          <table:table-cell table:formula="of:=[.F208]-[.D208]" office:value-type="float" office:value="277" calcext:value-type="float">
            <text:p>277</text:p>
          </table:table-cell>
          <table:table-cell office:value-type="float" office:value="1490190086727" calcext:value-type="float">
            <text:p>1490190086727</text:p>
          </table:table-cell>
          <table:table-cell table:formula="of:=[.E208]+[.C208]" office:value-type="float" office:value="316" calcext:value-type="float">
            <text:p>316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90190086444" calcext:value-type="float">
            <text:p>1490190086444</text:p>
          </table:table-cell>
          <table:table-cell office:value-type="float" office:value="36" calcext:value-type="float">
            <text:p>36</text:p>
          </table:table-cell>
          <table:table-cell table:formula="of:=[.B209]+[.C209]" office:value-type="float" office:value="1490190086480" calcext:value-type="float">
            <text:p>1490190086480</text:p>
          </table:table-cell>
          <table:table-cell table:formula="of:=[.F209]-[.D209]" office:value-type="float" office:value="247" calcext:value-type="float">
            <text:p>247</text:p>
          </table:table-cell>
          <table:table-cell office:value-type="float" office:value="1490190086727" calcext:value-type="float">
            <text:p>1490190086727</text:p>
          </table:table-cell>
          <table:table-cell table:formula="of:=[.E209]+[.C209]" office:value-type="float" office:value="283" calcext:value-type="float">
            <text:p>283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90190086479" calcext:value-type="float">
            <text:p>1490190086479</text:p>
          </table:table-cell>
          <table:table-cell office:value-type="float" office:value="35" calcext:value-type="float">
            <text:p>35</text:p>
          </table:table-cell>
          <table:table-cell table:formula="of:=[.B210]+[.C210]" office:value-type="float" office:value="1490190086514" calcext:value-type="float">
            <text:p>1490190086514</text:p>
          </table:table-cell>
          <table:table-cell table:formula="of:=[.F210]-[.D210]" office:value-type="float" office:value="214" calcext:value-type="float">
            <text:p>214</text:p>
          </table:table-cell>
          <table:table-cell office:value-type="float" office:value="1490190086728" calcext:value-type="float">
            <text:p>1490190086728</text:p>
          </table:table-cell>
          <table:table-cell table:formula="of:=[.E210]+[.C210]"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90190086511" calcext:value-type="float">
            <text:p>1490190086511</text:p>
          </table:table-cell>
          <table:table-cell office:value-type="float" office:value="32" calcext:value-type="float">
            <text:p>32</text:p>
          </table:table-cell>
          <table:table-cell table:formula="of:=[.B211]+[.C211]" office:value-type="float" office:value="1490190086543" calcext:value-type="float">
            <text:p>1490190086543</text:p>
          </table:table-cell>
          <table:table-cell table:formula="of:=[.F211]-[.D211]" office:value-type="float" office:value="185" calcext:value-type="float">
            <text:p>185</text:p>
          </table:table-cell>
          <table:table-cell office:value-type="float" office:value="1490190086728" calcext:value-type="float">
            <text:p>1490190086728</text:p>
          </table:table-cell>
          <table:table-cell table:formula="of:=[.E211]+[.C211]"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90190086547" calcext:value-type="float">
            <text:p>1490190086547</text:p>
          </table:table-cell>
          <table:table-cell office:value-type="float" office:value="31" calcext:value-type="float">
            <text:p>31</text:p>
          </table:table-cell>
          <table:table-cell table:formula="of:=[.B212]+[.C212]" office:value-type="float" office:value="1490190086578" calcext:value-type="float">
            <text:p>1490190086578</text:p>
          </table:table-cell>
          <table:table-cell table:formula="of:=[.F212]-[.D212]" office:value-type="float" office:value="150" calcext:value-type="float">
            <text:p>150</text:p>
          </table:table-cell>
          <table:table-cell office:value-type="float" office:value="1490190086728" calcext:value-type="float">
            <text:p>1490190086728</text:p>
          </table:table-cell>
          <table:table-cell table:formula="of:=[.E212]+[.C212]"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90190086580" calcext:value-type="float">
            <text:p>1490190086580</text:p>
          </table:table-cell>
          <table:table-cell office:value-type="float" office:value="45" calcext:value-type="float">
            <text:p>45</text:p>
          </table:table-cell>
          <table:table-cell table:formula="of:=[.B213]+[.C213]" office:value-type="float" office:value="1490190086625" calcext:value-type="float">
            <text:p>1490190086625</text:p>
          </table:table-cell>
          <table:table-cell table:formula="of:=[.F213]-[.D213]" office:value-type="float" office:value="103" calcext:value-type="float">
            <text:p>103</text:p>
          </table:table-cell>
          <table:table-cell office:value-type="float" office:value="1490190086728" calcext:value-type="float">
            <text:p>1490190086728</text:p>
          </table:table-cell>
          <table:table-cell table:formula="of:=[.E213]+[.C213]"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90190086613" calcext:value-type="float">
            <text:p>1490190086613</text:p>
          </table:table-cell>
          <table:table-cell office:value-type="float" office:value="46" calcext:value-type="float">
            <text:p>46</text:p>
          </table:table-cell>
          <table:table-cell table:formula="of:=[.B214]+[.C214]" office:value-type="float" office:value="1490190086659" calcext:value-type="float">
            <text:p>1490190086659</text:p>
          </table:table-cell>
          <table:table-cell table:formula="of:=[.F214]-[.D214]" office:value-type="float" office:value="69" calcext:value-type="float">
            <text:p>69</text:p>
          </table:table-cell>
          <table:table-cell office:value-type="float" office:value="1490190086728" calcext:value-type="float">
            <text:p>1490190086728</text:p>
          </table:table-cell>
          <table:table-cell table:formula="of:=[.E214]+[.C214]"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90190086649" calcext:value-type="float">
            <text:p>1490190086649</text:p>
          </table:table-cell>
          <table:table-cell office:value-type="float" office:value="43" calcext:value-type="float">
            <text:p>43</text:p>
          </table:table-cell>
          <table:table-cell table:formula="of:=[.B215]+[.C215]" office:value-type="float" office:value="1490190086692" calcext:value-type="float">
            <text:p>1490190086692</text:p>
          </table:table-cell>
          <table:table-cell table:formula="of:=[.F215]-[.D215]" office:value-type="float" office:value="36" calcext:value-type="float">
            <text:p>36</text:p>
          </table:table-cell>
          <table:table-cell office:value-type="float" office:value="1490190086728" calcext:value-type="float">
            <text:p>1490190086728</text:p>
          </table:table-cell>
          <table:table-cell table:formula="of:=[.E215]+[.C215]"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90190086677" calcext:value-type="float">
            <text:p>1490190086677</text:p>
          </table:table-cell>
          <table:table-cell office:value-type="float" office:value="42" calcext:value-type="float">
            <text:p>42</text:p>
          </table:table-cell>
          <table:table-cell table:formula="of:=[.B216]+[.C216]" office:value-type="float" office:value="1490190086719" calcext:value-type="float">
            <text:p>1490190086719</text:p>
          </table:table-cell>
          <table:table-cell table:formula="of:=[.F216]-[.D216]" office:value-type="float" office:value="9" calcext:value-type="float">
            <text:p>9</text:p>
          </table:table-cell>
          <table:table-cell office:value-type="float" office:value="1490190086728" calcext:value-type="float">
            <text:p>1490190086728</text:p>
          </table:table-cell>
          <table:table-cell table:formula="of:=[.E216]+[.C216]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90190086721" calcext:value-type="float">
            <text:p>1490190086721</text:p>
          </table:table-cell>
          <table:table-cell office:value-type="float" office:value="36" calcext:value-type="float">
            <text:p>36</text:p>
          </table:table-cell>
          <table:table-cell table:formula="of:=[.B217]+[.C217]" office:value-type="float" office:value="1490190086757" calcext:value-type="float">
            <text:p>1490190086757</text:p>
          </table:table-cell>
          <table:table-cell table:formula="of:=[.F217]-[.D217]" office:value-type="float" office:value="471" calcext:value-type="float">
            <text:p>471</text:p>
          </table:table-cell>
          <table:table-cell office:value-type="float" office:value="1490190087228" calcext:value-type="float">
            <text:p>1490190087228</text:p>
          </table:table-cell>
          <table:table-cell table:formula="of:=[.E217]+[.C217]" office:value-type="float" office:value="507" calcext:value-type="float">
            <text:p>507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90190086743" calcext:value-type="float">
            <text:p>1490190086743</text:p>
          </table:table-cell>
          <table:table-cell office:value-type="float" office:value="48" calcext:value-type="float">
            <text:p>48</text:p>
          </table:table-cell>
          <table:table-cell table:formula="of:=[.B218]+[.C218]" office:value-type="float" office:value="1490190086791" calcext:value-type="float">
            <text:p>1490190086791</text:p>
          </table:table-cell>
          <table:table-cell table:formula="of:=[.F218]-[.D218]" office:value-type="float" office:value="437" calcext:value-type="float">
            <text:p>437</text:p>
          </table:table-cell>
          <table:table-cell office:value-type="float" office:value="1490190087228" calcext:value-type="float">
            <text:p>1490190087228</text:p>
          </table:table-cell>
          <table:table-cell table:formula="of:=[.E218]+[.C218]" office:value-type="float" office:value="485" calcext:value-type="float">
            <text:p>485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90190086778" calcext:value-type="float">
            <text:p>1490190086778</text:p>
          </table:table-cell>
          <table:table-cell office:value-type="float" office:value="47" calcext:value-type="float">
            <text:p>47</text:p>
          </table:table-cell>
          <table:table-cell table:formula="of:=[.B219]+[.C219]" office:value-type="float" office:value="1490190086825" calcext:value-type="float">
            <text:p>1490190086825</text:p>
          </table:table-cell>
          <table:table-cell table:formula="of:=[.F219]-[.D219]" office:value-type="float" office:value="403" calcext:value-type="float">
            <text:p>403</text:p>
          </table:table-cell>
          <table:table-cell office:value-type="float" office:value="1490190087228" calcext:value-type="float">
            <text:p>1490190087228</text:p>
          </table:table-cell>
          <table:table-cell table:formula="of:=[.E219]+[.C219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90190086808" calcext:value-type="float">
            <text:p>1490190086808</text:p>
          </table:table-cell>
          <table:table-cell office:value-type="float" office:value="51" calcext:value-type="float">
            <text:p>51</text:p>
          </table:table-cell>
          <table:table-cell table:formula="of:=[.B220]+[.C220]" office:value-type="float" office:value="1490190086859" calcext:value-type="float">
            <text:p>1490190086859</text:p>
          </table:table-cell>
          <table:table-cell table:formula="of:=[.F220]-[.D220]" office:value-type="float" office:value="370" calcext:value-type="float">
            <text:p>370</text:p>
          </table:table-cell>
          <table:table-cell office:value-type="float" office:value="1490190087229" calcext:value-type="float">
            <text:p>1490190087229</text:p>
          </table:table-cell>
          <table:table-cell table:formula="of:=[.E220]+[.C220]"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90190086845" calcext:value-type="float">
            <text:p>1490190086845</text:p>
          </table:table-cell>
          <table:table-cell office:value-type="float" office:value="36" calcext:value-type="float">
            <text:p>36</text:p>
          </table:table-cell>
          <table:table-cell table:formula="of:=[.B221]+[.C221]" office:value-type="float" office:value="1490190086881" calcext:value-type="float">
            <text:p>1490190086881</text:p>
          </table:table-cell>
          <table:table-cell table:formula="of:=[.F221]-[.D221]" office:value-type="float" office:value="348" calcext:value-type="float">
            <text:p>348</text:p>
          </table:table-cell>
          <table:table-cell office:value-type="float" office:value="1490190087229" calcext:value-type="float">
            <text:p>1490190087229</text:p>
          </table:table-cell>
          <table:table-cell table:formula="of:=[.E221]+[.C221]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90190086883" calcext:value-type="float">
            <text:p>1490190086883</text:p>
          </table:table-cell>
          <table:table-cell office:value-type="float" office:value="42" calcext:value-type="float">
            <text:p>42</text:p>
          </table:table-cell>
          <table:table-cell table:formula="of:=[.B222]+[.C222]" office:value-type="float" office:value="1490190086925" calcext:value-type="float">
            <text:p>1490190086925</text:p>
          </table:table-cell>
          <table:table-cell table:formula="of:=[.F222]-[.D222]" office:value-type="float" office:value="304" calcext:value-type="float">
            <text:p>304</text:p>
          </table:table-cell>
          <table:table-cell office:value-type="float" office:value="1490190087229" calcext:value-type="float">
            <text:p>1490190087229</text:p>
          </table:table-cell>
          <table:table-cell table:formula="of:=[.E222]+[.C222]"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90190086913" calcext:value-type="float">
            <text:p>1490190086913</text:p>
          </table:table-cell>
          <table:table-cell office:value-type="float" office:value="43" calcext:value-type="float">
            <text:p>43</text:p>
          </table:table-cell>
          <table:table-cell table:formula="of:=[.B223]+[.C223]" office:value-type="float" office:value="1490190086956" calcext:value-type="float">
            <text:p>1490190086956</text:p>
          </table:table-cell>
          <table:table-cell table:formula="of:=[.F223]-[.D223]" office:value-type="float" office:value="273" calcext:value-type="float">
            <text:p>273</text:p>
          </table:table-cell>
          <table:table-cell office:value-type="float" office:value="1490190087229" calcext:value-type="float">
            <text:p>1490190087229</text:p>
          </table:table-cell>
          <table:table-cell table:formula="of:=[.E223]+[.C223]" office:value-type="float" office:value="316" calcext:value-type="float">
            <text:p>316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90190086947" calcext:value-type="float">
            <text:p>1490190086947</text:p>
          </table:table-cell>
          <table:table-cell office:value-type="float" office:value="39" calcext:value-type="float">
            <text:p>39</text:p>
          </table:table-cell>
          <table:table-cell table:formula="of:=[.B224]+[.C224]" office:value-type="float" office:value="1490190086986" calcext:value-type="float">
            <text:p>1490190086986</text:p>
          </table:table-cell>
          <table:table-cell table:formula="of:=[.F224]-[.D224]" office:value-type="float" office:value="243" calcext:value-type="float">
            <text:p>243</text:p>
          </table:table-cell>
          <table:table-cell office:value-type="float" office:value="1490190087229" calcext:value-type="float">
            <text:p>1490190087229</text:p>
          </table:table-cell>
          <table:table-cell table:formula="of:=[.E224]+[.C224]"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90190086981" calcext:value-type="float">
            <text:p>1490190086981</text:p>
          </table:table-cell>
          <table:table-cell office:value-type="float" office:value="33" calcext:value-type="float">
            <text:p>33</text:p>
          </table:table-cell>
          <table:table-cell table:formula="of:=[.B225]+[.C225]" office:value-type="float" office:value="1490190087014" calcext:value-type="float">
            <text:p>1490190087014</text:p>
          </table:table-cell>
          <table:table-cell table:formula="of:=[.F225]-[.D225]" office:value-type="float" office:value="216" calcext:value-type="float">
            <text:p>216</text:p>
          </table:table-cell>
          <table:table-cell office:value-type="float" office:value="1490190087230" calcext:value-type="float">
            <text:p>1490190087230</text:p>
          </table:table-cell>
          <table:table-cell table:formula="of:=[.E225]+[.C225]"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90190087010" calcext:value-type="float">
            <text:p>1490190087010</text:p>
          </table:table-cell>
          <table:table-cell office:value-type="float" office:value="42" calcext:value-type="float">
            <text:p>42</text:p>
          </table:table-cell>
          <table:table-cell table:formula="of:=[.B226]+[.C226]" office:value-type="float" office:value="1490190087052" calcext:value-type="float">
            <text:p>1490190087052</text:p>
          </table:table-cell>
          <table:table-cell table:formula="of:=[.F226]-[.D226]" office:value-type="float" office:value="178" calcext:value-type="float">
            <text:p>178</text:p>
          </table:table-cell>
          <table:table-cell office:value-type="float" office:value="1490190087230" calcext:value-type="float">
            <text:p>1490190087230</text:p>
          </table:table-cell>
          <table:table-cell table:formula="of:=[.E226]+[.C226]"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90190087044" calcext:value-type="float">
            <text:p>1490190087044</text:p>
          </table:table-cell>
          <table:table-cell office:value-type="float" office:value="37" calcext:value-type="float">
            <text:p>37</text:p>
          </table:table-cell>
          <table:table-cell table:formula="of:=[.B227]+[.C227]" office:value-type="float" office:value="1490190087081" calcext:value-type="float">
            <text:p>1490190087081</text:p>
          </table:table-cell>
          <table:table-cell table:formula="of:=[.F227]-[.D227]" office:value-type="float" office:value="149" calcext:value-type="float">
            <text:p>149</text:p>
          </table:table-cell>
          <table:table-cell office:value-type="float" office:value="1490190087230" calcext:value-type="float">
            <text:p>1490190087230</text:p>
          </table:table-cell>
          <table:table-cell table:formula="of:=[.E227]+[.C227]"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90190087080" calcext:value-type="float">
            <text:p>1490190087080</text:p>
          </table:table-cell>
          <table:table-cell office:value-type="float" office:value="40" calcext:value-type="float">
            <text:p>40</text:p>
          </table:table-cell>
          <table:table-cell table:formula="of:=[.B228]+[.C228]" office:value-type="float" office:value="1490190087120" calcext:value-type="float">
            <text:p>1490190087120</text:p>
          </table:table-cell>
          <table:table-cell table:formula="of:=[.F228]-[.D228]" office:value-type="float" office:value="110" calcext:value-type="float">
            <text:p>110</text:p>
          </table:table-cell>
          <table:table-cell office:value-type="float" office:value="1490190087230" calcext:value-type="float">
            <text:p>1490190087230</text:p>
          </table:table-cell>
          <table:table-cell table:formula="of:=[.E228]+[.C228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90190087111" calcext:value-type="float">
            <text:p>1490190087111</text:p>
          </table:table-cell>
          <table:table-cell office:value-type="float" office:value="38" calcext:value-type="float">
            <text:p>38</text:p>
          </table:table-cell>
          <table:table-cell table:formula="of:=[.B229]+[.C229]" office:value-type="float" office:value="1490190087149" calcext:value-type="float">
            <text:p>1490190087149</text:p>
          </table:table-cell>
          <table:table-cell table:formula="of:=[.F229]-[.D229]" office:value-type="float" office:value="81" calcext:value-type="float">
            <text:p>81</text:p>
          </table:table-cell>
          <table:table-cell office:value-type="float" office:value="1490190087230" calcext:value-type="float">
            <text:p>1490190087230</text:p>
          </table:table-cell>
          <table:table-cell table:formula="of:=[.E229]+[.C229]"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90190087146" calcext:value-type="float">
            <text:p>1490190087146</text:p>
          </table:table-cell>
          <table:table-cell office:value-type="float" office:value="39" calcext:value-type="float">
            <text:p>39</text:p>
          </table:table-cell>
          <table:table-cell table:formula="of:=[.B230]+[.C230]" office:value-type="float" office:value="1490190087185" calcext:value-type="float">
            <text:p>1490190087185</text:p>
          </table:table-cell>
          <table:table-cell table:formula="of:=[.F230]-[.D230]" office:value-type="float" office:value="46" calcext:value-type="float">
            <text:p>46</text:p>
          </table:table-cell>
          <table:table-cell office:value-type="float" office:value="1490190087231" calcext:value-type="float">
            <text:p>1490190087231</text:p>
          </table:table-cell>
          <table:table-cell table:formula="of:=[.E230]+[.C230]"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90190087179" calcext:value-type="float">
            <text:p>1490190087179</text:p>
          </table:table-cell>
          <table:table-cell office:value-type="float" office:value="36" calcext:value-type="float">
            <text:p>36</text:p>
          </table:table-cell>
          <table:table-cell table:formula="of:=[.B231]+[.C231]" office:value-type="float" office:value="1490190087215" calcext:value-type="float">
            <text:p>1490190087215</text:p>
          </table:table-cell>
          <table:table-cell table:formula="of:=[.F231]-[.D231]" office:value-type="float" office:value="16" calcext:value-type="float">
            <text:p>16</text:p>
          </table:table-cell>
          <table:table-cell office:value-type="float" office:value="1490190087231" calcext:value-type="float">
            <text:p>1490190087231</text:p>
          </table:table-cell>
          <table:table-cell table:formula="of:=[.E231]+[.C231]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90190087209" calcext:value-type="float">
            <text:p>1490190087209</text:p>
          </table:table-cell>
          <table:table-cell office:value-type="float" office:value="33" calcext:value-type="float">
            <text:p>33</text:p>
          </table:table-cell>
          <table:table-cell table:formula="of:=[.B232]+[.C232]" office:value-type="float" office:value="1490190087242" calcext:value-type="float">
            <text:p>1490190087242</text:p>
          </table:table-cell>
          <table:table-cell table:formula="of:=[.F232]-[.D232]" office:value-type="float" office:value="487" calcext:value-type="float">
            <text:p>487</text:p>
          </table:table-cell>
          <table:table-cell office:value-type="float" office:value="1490190087729" calcext:value-type="float">
            <text:p>1490190087729</text:p>
          </table:table-cell>
          <table:table-cell table:formula="of:=[.E232]+[.C232]" office:value-type="float" office:value="520" calcext:value-type="float">
            <text:p>520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90190087244" calcext:value-type="float">
            <text:p>1490190087244</text:p>
          </table:table-cell>
          <table:table-cell office:value-type="float" office:value="35" calcext:value-type="float">
            <text:p>35</text:p>
          </table:table-cell>
          <table:table-cell table:formula="of:=[.B233]+[.C233]" office:value-type="float" office:value="1490190087279" calcext:value-type="float">
            <text:p>1490190087279</text:p>
          </table:table-cell>
          <table:table-cell table:formula="of:=[.F233]-[.D233]" office:value-type="float" office:value="451" calcext:value-type="float">
            <text:p>451</text:p>
          </table:table-cell>
          <table:table-cell office:value-type="float" office:value="1490190087730" calcext:value-type="float">
            <text:p>1490190087730</text:p>
          </table:table-cell>
          <table:table-cell table:formula="of:=[.E233]+[.C233]" office:value-type="float" office:value="486" calcext:value-type="float">
            <text:p>486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90190087278" calcext:value-type="float">
            <text:p>1490190087278</text:p>
          </table:table-cell>
          <table:table-cell office:value-type="float" office:value="34" calcext:value-type="float">
            <text:p>34</text:p>
          </table:table-cell>
          <table:table-cell table:formula="of:=[.B234]+[.C234]" office:value-type="float" office:value="1490190087312" calcext:value-type="float">
            <text:p>1490190087312</text:p>
          </table:table-cell>
          <table:table-cell table:formula="of:=[.F234]-[.D234]" office:value-type="float" office:value="418" calcext:value-type="float">
            <text:p>418</text:p>
          </table:table-cell>
          <table:table-cell office:value-type="float" office:value="1490190087730" calcext:value-type="float">
            <text:p>1490190087730</text:p>
          </table:table-cell>
          <table:table-cell table:formula="of:=[.E234]+[.C234]" office:value-type="float" office:value="452" calcext:value-type="float">
            <text:p>452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90190087310" calcext:value-type="float">
            <text:p>1490190087310</text:p>
          </table:table-cell>
          <table:table-cell office:value-type="float" office:value="46" calcext:value-type="float">
            <text:p>46</text:p>
          </table:table-cell>
          <table:table-cell table:formula="of:=[.B235]+[.C235]" office:value-type="float" office:value="1490190087356" calcext:value-type="float">
            <text:p>1490190087356</text:p>
          </table:table-cell>
          <table:table-cell table:formula="of:=[.F235]-[.D235]" office:value-type="float" office:value="374" calcext:value-type="float">
            <text:p>374</text:p>
          </table:table-cell>
          <table:table-cell office:value-type="float" office:value="1490190087730" calcext:value-type="float">
            <text:p>1490190087730</text:p>
          </table:table-cell>
          <table:table-cell table:formula="of:=[.E235]+[.C235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90190087344" calcext:value-type="float">
            <text:p>1490190087344</text:p>
          </table:table-cell>
          <table:table-cell office:value-type="float" office:value="38" calcext:value-type="float">
            <text:p>38</text:p>
          </table:table-cell>
          <table:table-cell table:formula="of:=[.B236]+[.C236]" office:value-type="float" office:value="1490190087382" calcext:value-type="float">
            <text:p>1490190087382</text:p>
          </table:table-cell>
          <table:table-cell table:formula="of:=[.F236]-[.D236]" office:value-type="float" office:value="349" calcext:value-type="float">
            <text:p>349</text:p>
          </table:table-cell>
          <table:table-cell office:value-type="float" office:value="1490190087731" calcext:value-type="float">
            <text:p>1490190087731</text:p>
          </table:table-cell>
          <table:table-cell table:formula="of:=[.E236]+[.C236]"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90190087384" calcext:value-type="float">
            <text:p>1490190087384</text:p>
          </table:table-cell>
          <table:table-cell office:value-type="float" office:value="36" calcext:value-type="float">
            <text:p>36</text:p>
          </table:table-cell>
          <table:table-cell table:formula="of:=[.B237]+[.C237]" office:value-type="float" office:value="1490190087420" calcext:value-type="float">
            <text:p>1490190087420</text:p>
          </table:table-cell>
          <table:table-cell table:formula="of:=[.F237]-[.D237]" office:value-type="float" office:value="311" calcext:value-type="float">
            <text:p>311</text:p>
          </table:table-cell>
          <table:table-cell office:value-type="float" office:value="1490190087731" calcext:value-type="float">
            <text:p>1490190087731</text:p>
          </table:table-cell>
          <table:table-cell table:formula="of:=[.E237]+[.C237]" office:value-type="float" office:value="347" calcext:value-type="float">
            <text:p>347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90190087411" calcext:value-type="float">
            <text:p>1490190087411</text:p>
          </table:table-cell>
          <table:table-cell office:value-type="float" office:value="35" calcext:value-type="float">
            <text:p>35</text:p>
          </table:table-cell>
          <table:table-cell table:formula="of:=[.B238]+[.C238]" office:value-type="float" office:value="1490190087446" calcext:value-type="float">
            <text:p>1490190087446</text:p>
          </table:table-cell>
          <table:table-cell table:formula="of:=[.F238]-[.D238]" office:value-type="float" office:value="285" calcext:value-type="float">
            <text:p>285</text:p>
          </table:table-cell>
          <table:table-cell office:value-type="float" office:value="1490190087731" calcext:value-type="float">
            <text:p>1490190087731</text:p>
          </table:table-cell>
          <table:table-cell table:formula="of:=[.E238]+[.C238]"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90190087444" calcext:value-type="float">
            <text:p>1490190087444</text:p>
          </table:table-cell>
          <table:table-cell office:value-type="float" office:value="36" calcext:value-type="float">
            <text:p>36</text:p>
          </table:table-cell>
          <table:table-cell table:formula="of:=[.B239]+[.C239]" office:value-type="float" office:value="1490190087480" calcext:value-type="float">
            <text:p>1490190087480</text:p>
          </table:table-cell>
          <table:table-cell table:formula="of:=[.F239]-[.D239]" office:value-type="float" office:value="252" calcext:value-type="float">
            <text:p>252</text:p>
          </table:table-cell>
          <table:table-cell office:value-type="float" office:value="1490190087732" calcext:value-type="float">
            <text:p>1490190087732</text:p>
          </table:table-cell>
          <table:table-cell table:formula="of:=[.E239]+[.C239]"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90190087478" calcext:value-type="float">
            <text:p>1490190087478</text:p>
          </table:table-cell>
          <table:table-cell office:value-type="float" office:value="34" calcext:value-type="float">
            <text:p>34</text:p>
          </table:table-cell>
          <table:table-cell table:formula="of:=[.B240]+[.C240]" office:value-type="float" office:value="1490190087512" calcext:value-type="float">
            <text:p>1490190087512</text:p>
          </table:table-cell>
          <table:table-cell table:formula="of:=[.F240]-[.D240]" office:value-type="float" office:value="220" calcext:value-type="float">
            <text:p>220</text:p>
          </table:table-cell>
          <table:table-cell office:value-type="float" office:value="1490190087732" calcext:value-type="float">
            <text:p>1490190087732</text:p>
          </table:table-cell>
          <table:table-cell table:formula="of:=[.E240]+[.C240]"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90190087510" calcext:value-type="float">
            <text:p>1490190087510</text:p>
          </table:table-cell>
          <table:table-cell office:value-type="float" office:value="45" calcext:value-type="float">
            <text:p>45</text:p>
          </table:table-cell>
          <table:table-cell table:formula="of:=[.B241]+[.C241]" office:value-type="float" office:value="1490190087555" calcext:value-type="float">
            <text:p>1490190087555</text:p>
          </table:table-cell>
          <table:table-cell table:formula="of:=[.F241]-[.D241]" office:value-type="float" office:value="177" calcext:value-type="float">
            <text:p>177</text:p>
          </table:table-cell>
          <table:table-cell office:value-type="float" office:value="1490190087732" calcext:value-type="float">
            <text:p>1490190087732</text:p>
          </table:table-cell>
          <table:table-cell table:formula="of:=[.E241]+[.C241]"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90190087545" calcext:value-type="float">
            <text:p>1490190087545</text:p>
          </table:table-cell>
          <table:table-cell office:value-type="float" office:value="44" calcext:value-type="float">
            <text:p>44</text:p>
          </table:table-cell>
          <table:table-cell table:formula="of:=[.B242]+[.C242]" office:value-type="float" office:value="1490190087589" calcext:value-type="float">
            <text:p>1490190087589</text:p>
          </table:table-cell>
          <table:table-cell table:formula="of:=[.F242]-[.D242]" office:value-type="float" office:value="144" calcext:value-type="float">
            <text:p>144</text:p>
          </table:table-cell>
          <table:table-cell office:value-type="float" office:value="1490190087733" calcext:value-type="float">
            <text:p>1490190087733</text:p>
          </table:table-cell>
          <table:table-cell table:formula="of:=[.E242]+[.C242]"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90190087578" calcext:value-type="float">
            <text:p>1490190087578</text:p>
          </table:table-cell>
          <table:table-cell office:value-type="float" office:value="48" calcext:value-type="float">
            <text:p>48</text:p>
          </table:table-cell>
          <table:table-cell table:formula="of:=[.B243]+[.C243]" office:value-type="float" office:value="1490190087626" calcext:value-type="float">
            <text:p>1490190087626</text:p>
          </table:table-cell>
          <table:table-cell table:formula="of:=[.F243]-[.D243]" office:value-type="float" office:value="107" calcext:value-type="float">
            <text:p>107</text:p>
          </table:table-cell>
          <table:table-cell office:value-type="float" office:value="1490190087733" calcext:value-type="float">
            <text:p>1490190087733</text:p>
          </table:table-cell>
          <table:table-cell table:formula="of:=[.E243]+[.C243]"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90190087617" calcext:value-type="float">
            <text:p>1490190087617</text:p>
          </table:table-cell>
          <table:table-cell office:value-type="float" office:value="44" calcext:value-type="float">
            <text:p>44</text:p>
          </table:table-cell>
          <table:table-cell table:formula="of:=[.B244]+[.C244]" office:value-type="float" office:value="1490190087661" calcext:value-type="float">
            <text:p>1490190087661</text:p>
          </table:table-cell>
          <table:table-cell table:formula="of:=[.F244]-[.D244]" office:value-type="float" office:value="72" calcext:value-type="float">
            <text:p>72</text:p>
          </table:table-cell>
          <table:table-cell office:value-type="float" office:value="1490190087733" calcext:value-type="float">
            <text:p>1490190087733</text:p>
          </table:table-cell>
          <table:table-cell table:formula="of:=[.E244]+[.C244]"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90190087647" calcext:value-type="float">
            <text:p>1490190087647</text:p>
          </table:table-cell>
          <table:table-cell office:value-type="float" office:value="36" calcext:value-type="float">
            <text:p>36</text:p>
          </table:table-cell>
          <table:table-cell table:formula="of:=[.B245]+[.C245]" office:value-type="float" office:value="1490190087683" calcext:value-type="float">
            <text:p>1490190087683</text:p>
          </table:table-cell>
          <table:table-cell table:formula="of:=[.F245]-[.D245]" office:value-type="float" office:value="50" calcext:value-type="float">
            <text:p>50</text:p>
          </table:table-cell>
          <table:table-cell office:value-type="float" office:value="1490190087733" calcext:value-type="float">
            <text:p>1490190087733</text:p>
          </table:table-cell>
          <table:table-cell table:formula="of:=[.E245]+[.C245]"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90190087691" calcext:value-type="float">
            <text:p>1490190087691</text:p>
          </table:table-cell>
          <table:table-cell office:value-type="float" office:value="35" calcext:value-type="float">
            <text:p>35</text:p>
          </table:table-cell>
          <table:table-cell table:formula="of:=[.B246]+[.C246]" office:value-type="float" office:value="1490190087726" calcext:value-type="float">
            <text:p>1490190087726</text:p>
          </table:table-cell>
          <table:table-cell table:formula="of:=[.F246]-[.D246]" office:value-type="float" office:value="8" calcext:value-type="float">
            <text:p>8</text:p>
          </table:table-cell>
          <table:table-cell office:value-type="float" office:value="1490190087734" calcext:value-type="float">
            <text:p>1490190087734</text:p>
          </table:table-cell>
          <table:table-cell table:formula="of:=[.E246]+[.C246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90190087719" calcext:value-type="float">
            <text:p>1490190087719</text:p>
          </table:table-cell>
          <table:table-cell office:value-type="float" office:value="43" calcext:value-type="float">
            <text:p>43</text:p>
          </table:table-cell>
          <table:table-cell table:formula="of:=[.B247]+[.C247]" office:value-type="float" office:value="1490190087762" calcext:value-type="float">
            <text:p>1490190087762</text:p>
          </table:table-cell>
          <table:table-cell table:formula="of:=[.F247]-[.D247]" office:value-type="float" office:value="469" calcext:value-type="float">
            <text:p>469</text:p>
          </table:table-cell>
          <table:table-cell office:value-type="float" office:value="1490190088231" calcext:value-type="float">
            <text:p>1490190088231</text:p>
          </table:table-cell>
          <table:table-cell table:formula="of:=[.E247]+[.C247]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90190087749" calcext:value-type="float">
            <text:p>1490190087749</text:p>
          </table:table-cell>
          <table:table-cell office:value-type="float" office:value="39" calcext:value-type="float">
            <text:p>39</text:p>
          </table:table-cell>
          <table:table-cell table:formula="of:=[.B248]+[.C248]" office:value-type="float" office:value="1490190087788" calcext:value-type="float">
            <text:p>1490190087788</text:p>
          </table:table-cell>
          <table:table-cell table:formula="of:=[.F248]-[.D248]" office:value-type="float" office:value="444" calcext:value-type="float">
            <text:p>444</text:p>
          </table:table-cell>
          <table:table-cell office:value-type="float" office:value="1490190088232" calcext:value-type="float">
            <text:p>1490190088232</text:p>
          </table:table-cell>
          <table:table-cell table:formula="of:=[.E248]+[.C248]" office:value-type="float" office:value="483" calcext:value-type="float">
            <text:p>48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90190087782" calcext:value-type="float">
            <text:p>1490190087782</text:p>
          </table:table-cell>
          <table:table-cell office:value-type="float" office:value="48" calcext:value-type="float">
            <text:p>48</text:p>
          </table:table-cell>
          <table:table-cell table:formula="of:=[.B249]+[.C249]" office:value-type="float" office:value="1490190087830" calcext:value-type="float">
            <text:p>1490190087830</text:p>
          </table:table-cell>
          <table:table-cell table:formula="of:=[.F249]-[.D249]" office:value-type="float" office:value="402" calcext:value-type="float">
            <text:p>402</text:p>
          </table:table-cell>
          <table:table-cell office:value-type="float" office:value="1490190088232" calcext:value-type="float">
            <text:p>1490190088232</text:p>
          </table:table-cell>
          <table:table-cell table:formula="of:=[.E249]+[.C249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90190087816" calcext:value-type="float">
            <text:p>1490190087816</text:p>
          </table:table-cell>
          <table:table-cell office:value-type="float" office:value="65" calcext:value-type="float">
            <text:p>65</text:p>
          </table:table-cell>
          <table:table-cell table:formula="of:=[.B250]+[.C250]" office:value-type="float" office:value="1490190087881" calcext:value-type="float">
            <text:p>1490190087881</text:p>
          </table:table-cell>
          <table:table-cell table:formula="of:=[.F250]-[.D250]" office:value-type="float" office:value="351" calcext:value-type="float">
            <text:p>351</text:p>
          </table:table-cell>
          <table:table-cell office:value-type="float" office:value="1490190088232" calcext:value-type="float">
            <text:p>1490190088232</text:p>
          </table:table-cell>
          <table:table-cell table:formula="of:=[.E250]+[.C250]"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90190087859" calcext:value-type="float">
            <text:p>1490190087859</text:p>
          </table:table-cell>
          <table:table-cell office:value-type="float" office:value="63" calcext:value-type="float">
            <text:p>63</text:p>
          </table:table-cell>
          <table:table-cell table:formula="of:=[.B251]+[.C251]" office:value-type="float" office:value="1490190087922" calcext:value-type="float">
            <text:p>1490190087922</text:p>
          </table:table-cell>
          <table:table-cell table:formula="of:=[.F251]-[.D251]" office:value-type="float" office:value="311" calcext:value-type="float">
            <text:p>311</text:p>
          </table:table-cell>
          <table:table-cell office:value-type="float" office:value="1490190088233" calcext:value-type="float">
            <text:p>1490190088233</text:p>
          </table:table-cell>
          <table:table-cell table:formula="of:=[.E251]+[.C251]"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90190087905" calcext:value-type="float">
            <text:p>1490190087905</text:p>
          </table:table-cell>
          <table:table-cell office:value-type="float" office:value="40" calcext:value-type="float">
            <text:p>40</text:p>
          </table:table-cell>
          <table:table-cell table:formula="of:=[.B252]+[.C252]" office:value-type="float" office:value="1490190087945" calcext:value-type="float">
            <text:p>1490190087945</text:p>
          </table:table-cell>
          <table:table-cell table:formula="of:=[.F252]-[.D252]" office:value-type="float" office:value="288" calcext:value-type="float">
            <text:p>288</text:p>
          </table:table-cell>
          <table:table-cell office:value-type="float" office:value="1490190088233" calcext:value-type="float">
            <text:p>1490190088233</text:p>
          </table:table-cell>
          <table:table-cell table:formula="of:=[.E252]+[.C252]"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90190087958" calcext:value-type="float">
            <text:p>1490190087958</text:p>
          </table:table-cell>
          <table:table-cell office:value-type="float" office:value="33" calcext:value-type="float">
            <text:p>33</text:p>
          </table:table-cell>
          <table:table-cell table:formula="of:=[.B253]+[.C253]" office:value-type="float" office:value="1490190087991" calcext:value-type="float">
            <text:p>1490190087991</text:p>
          </table:table-cell>
          <table:table-cell table:formula="of:=[.F253]-[.D253]" office:value-type="float" office:value="242" calcext:value-type="float">
            <text:p>242</text:p>
          </table:table-cell>
          <table:table-cell office:value-type="float" office:value="1490190088233" calcext:value-type="float">
            <text:p>1490190088233</text:p>
          </table:table-cell>
          <table:table-cell table:formula="of:=[.E253]+[.C253]" office:value-type="float" office:value="275" calcext:value-type="float">
            <text:p>275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90190087996" calcext:value-type="float">
            <text:p>1490190087996</text:p>
          </table:table-cell>
          <table:table-cell office:value-type="float" office:value="43" calcext:value-type="float">
            <text:p>43</text:p>
          </table:table-cell>
          <table:table-cell table:formula="of:=[.B254]+[.C254]" office:value-type="float" office:value="1490190088039" calcext:value-type="float">
            <text:p>1490190088039</text:p>
          </table:table-cell>
          <table:table-cell table:formula="of:=[.F254]-[.D254]" office:value-type="float" office:value="194" calcext:value-type="float">
            <text:p>194</text:p>
          </table:table-cell>
          <table:table-cell office:value-type="float" office:value="1490190088233" calcext:value-type="float">
            <text:p>1490190088233</text:p>
          </table:table-cell>
          <table:table-cell table:formula="of:=[.E254]+[.C254]"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90190088040" calcext:value-type="float">
            <text:p>1490190088040</text:p>
          </table:table-cell>
          <table:table-cell office:value-type="float" office:value="35" calcext:value-type="float">
            <text:p>35</text:p>
          </table:table-cell>
          <table:table-cell table:formula="of:=[.B255]+[.C255]" office:value-type="float" office:value="1490190088075" calcext:value-type="float">
            <text:p>1490190088075</text:p>
          </table:table-cell>
          <table:table-cell table:formula="of:=[.F255]-[.D255]" office:value-type="float" office:value="158" calcext:value-type="float">
            <text:p>158</text:p>
          </table:table-cell>
          <table:table-cell office:value-type="float" office:value="1490190088233" calcext:value-type="float">
            <text:p>1490190088233</text:p>
          </table:table-cell>
          <table:table-cell table:formula="of:=[.E255]+[.C255]"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90190088065" calcext:value-type="float">
            <text:p>1490190088065</text:p>
          </table:table-cell>
          <table:table-cell office:value-type="float" office:value="29" calcext:value-type="float">
            <text:p>29</text:p>
          </table:table-cell>
          <table:table-cell table:formula="of:=[.B256]+[.C256]" office:value-type="float" office:value="1490190088094" calcext:value-type="float">
            <text:p>1490190088094</text:p>
          </table:table-cell>
          <table:table-cell table:formula="of:=[.F256]-[.D256]" office:value-type="float" office:value="139" calcext:value-type="float">
            <text:p>139</text:p>
          </table:table-cell>
          <table:table-cell office:value-type="float" office:value="1490190088233" calcext:value-type="float">
            <text:p>1490190088233</text:p>
          </table:table-cell>
          <table:table-cell table:formula="of:=[.E256]+[.C256]"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90190088102" calcext:value-type="float">
            <text:p>1490190088102</text:p>
          </table:table-cell>
          <table:table-cell office:value-type="float" office:value="38" calcext:value-type="float">
            <text:p>38</text:p>
          </table:table-cell>
          <table:table-cell table:formula="of:=[.B257]+[.C257]" office:value-type="float" office:value="1490190088140" calcext:value-type="float">
            <text:p>1490190088140</text:p>
          </table:table-cell>
          <table:table-cell table:formula="of:=[.F257]-[.D257]" office:value-type="float" office:value="94" calcext:value-type="float">
            <text:p>94</text:p>
          </table:table-cell>
          <table:table-cell office:value-type="float" office:value="1490190088234" calcext:value-type="float">
            <text:p>1490190088234</text:p>
          </table:table-cell>
          <table:table-cell table:formula="of:=[.E257]+[.C257]"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90190088129" calcext:value-type="float">
            <text:p>1490190088129</text:p>
          </table:table-cell>
          <table:table-cell office:value-type="float" office:value="41" calcext:value-type="float">
            <text:p>41</text:p>
          </table:table-cell>
          <table:table-cell table:formula="of:=[.B258]+[.C258]" office:value-type="float" office:value="1490190088170" calcext:value-type="float">
            <text:p>1490190088170</text:p>
          </table:table-cell>
          <table:table-cell table:formula="of:=[.F258]-[.D258]" office:value-type="float" office:value="64" calcext:value-type="float">
            <text:p>64</text:p>
          </table:table-cell>
          <table:table-cell office:value-type="float" office:value="1490190088234" calcext:value-type="float">
            <text:p>1490190088234</text:p>
          </table:table-cell>
          <table:table-cell table:formula="of:=[.E258]+[.C258]"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90190088163" calcext:value-type="float">
            <text:p>1490190088163</text:p>
          </table:table-cell>
          <table:table-cell office:value-type="float" office:value="40" calcext:value-type="float">
            <text:p>40</text:p>
          </table:table-cell>
          <table:table-cell table:formula="of:=[.B259]+[.C259]" office:value-type="float" office:value="1490190088203" calcext:value-type="float">
            <text:p>1490190088203</text:p>
          </table:table-cell>
          <table:table-cell table:formula="of:=[.F259]-[.D259]" office:value-type="float" office:value="31" calcext:value-type="float">
            <text:p>31</text:p>
          </table:table-cell>
          <table:table-cell office:value-type="float" office:value="1490190088234" calcext:value-type="float">
            <text:p>1490190088234</text:p>
          </table:table-cell>
          <table:table-cell table:formula="of:=[.E259]+[.C259]"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90190088196" calcext:value-type="float">
            <text:p>1490190088196</text:p>
          </table:table-cell>
          <table:table-cell office:value-type="float" office:value="40" calcext:value-type="float">
            <text:p>40</text:p>
          </table:table-cell>
          <table:table-cell table:formula="of:=[.B260]+[.C260]" office:value-type="float" office:value="1490190088236" calcext:value-type="float">
            <text:p>1490190088236</text:p>
          </table:table-cell>
          <table:table-cell table:formula="of:=[.F260]-[.D260]" office:value-type="float" office:value="497" calcext:value-type="float">
            <text:p>497</text:p>
          </table:table-cell>
          <table:table-cell office:value-type="float" office:value="1490190088733" calcext:value-type="float">
            <text:p>1490190088733</text:p>
          </table:table-cell>
          <table:table-cell table:formula="of:=[.E260]+[.C260]" office:value-type="float" office:value="537" calcext:value-type="float">
            <text:p>537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90190088233" calcext:value-type="float">
            <text:p>1490190088233</text:p>
          </table:table-cell>
          <table:table-cell office:value-type="float" office:value="37" calcext:value-type="float">
            <text:p>37</text:p>
          </table:table-cell>
          <table:table-cell table:formula="of:=[.B261]+[.C261]" office:value-type="float" office:value="1490190088270" calcext:value-type="float">
            <text:p>1490190088270</text:p>
          </table:table-cell>
          <table:table-cell table:formula="of:=[.F261]-[.D261]" office:value-type="float" office:value="463" calcext:value-type="float">
            <text:p>463</text:p>
          </table:table-cell>
          <table:table-cell office:value-type="float" office:value="1490190088733" calcext:value-type="float">
            <text:p>1490190088733</text:p>
          </table:table-cell>
          <table:table-cell table:formula="of:=[.E261]+[.C261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90190088259" calcext:value-type="float">
            <text:p>1490190088259</text:p>
          </table:table-cell>
          <table:table-cell office:value-type="float" office:value="40" calcext:value-type="float">
            <text:p>40</text:p>
          </table:table-cell>
          <table:table-cell table:formula="of:=[.B262]+[.C262]" office:value-type="float" office:value="1490190088299" calcext:value-type="float">
            <text:p>1490190088299</text:p>
          </table:table-cell>
          <table:table-cell table:formula="of:=[.F262]-[.D262]" office:value-type="float" office:value="435" calcext:value-type="float">
            <text:p>435</text:p>
          </table:table-cell>
          <table:table-cell office:value-type="float" office:value="1490190088734" calcext:value-type="float">
            <text:p>1490190088734</text:p>
          </table:table-cell>
          <table:table-cell table:formula="of:=[.E262]+[.C262]" office:value-type="float" office:value="475" calcext:value-type="float">
            <text:p>475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90190088295" calcext:value-type="float">
            <text:p>1490190088295</text:p>
          </table:table-cell>
          <table:table-cell office:value-type="float" office:value="44" calcext:value-type="float">
            <text:p>44</text:p>
          </table:table-cell>
          <table:table-cell table:formula="of:=[.B263]+[.C263]" office:value-type="float" office:value="1490190088339" calcext:value-type="float">
            <text:p>1490190088339</text:p>
          </table:table-cell>
          <table:table-cell table:formula="of:=[.F263]-[.D263]" office:value-type="float" office:value="395" calcext:value-type="float">
            <text:p>395</text:p>
          </table:table-cell>
          <table:table-cell office:value-type="float" office:value="1490190088734" calcext:value-type="float">
            <text:p>1490190088734</text:p>
          </table:table-cell>
          <table:table-cell table:formula="of:=[.E263]+[.C263]" office:value-type="float" office:value="439" calcext:value-type="float">
            <text:p>43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90190088324" calcext:value-type="float">
            <text:p>1490190088324</text:p>
          </table:table-cell>
          <table:table-cell office:value-type="float" office:value="44" calcext:value-type="float">
            <text:p>44</text:p>
          </table:table-cell>
          <table:table-cell table:formula="of:=[.B264]+[.C264]" office:value-type="float" office:value="1490190088368" calcext:value-type="float">
            <text:p>1490190088368</text:p>
          </table:table-cell>
          <table:table-cell table:formula="of:=[.F264]-[.D264]" office:value-type="float" office:value="367" calcext:value-type="float">
            <text:p>367</text:p>
          </table:table-cell>
          <table:table-cell office:value-type="float" office:value="1490190088735" calcext:value-type="float">
            <text:p>1490190088735</text:p>
          </table:table-cell>
          <table:table-cell table:formula="of:=[.E264]+[.C264]"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90190088356" calcext:value-type="float">
            <text:p>1490190088356</text:p>
          </table:table-cell>
          <table:table-cell office:value-type="float" office:value="42" calcext:value-type="float">
            <text:p>42</text:p>
          </table:table-cell>
          <table:table-cell table:formula="of:=[.B265]+[.C265]" office:value-type="float" office:value="1490190088398" calcext:value-type="float">
            <text:p>1490190088398</text:p>
          </table:table-cell>
          <table:table-cell table:formula="of:=[.F265]-[.D265]" office:value-type="float" office:value="337" calcext:value-type="float">
            <text:p>337</text:p>
          </table:table-cell>
          <table:table-cell office:value-type="float" office:value="1490190088735" calcext:value-type="float">
            <text:p>1490190088735</text:p>
          </table:table-cell>
          <table:table-cell table:formula="of:=[.E265]+[.C265]"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90190088393" calcext:value-type="float">
            <text:p>1490190088393</text:p>
          </table:table-cell>
          <table:table-cell office:value-type="float" office:value="39" calcext:value-type="float">
            <text:p>39</text:p>
          </table:table-cell>
          <table:table-cell table:formula="of:=[.B266]+[.C266]" office:value-type="float" office:value="1490190088432" calcext:value-type="float">
            <text:p>1490190088432</text:p>
          </table:table-cell>
          <table:table-cell table:formula="of:=[.F266]-[.D266]" office:value-type="float" office:value="304" calcext:value-type="float">
            <text:p>304</text:p>
          </table:table-cell>
          <table:table-cell office:value-type="float" office:value="1490190088736" calcext:value-type="float">
            <text:p>1490190088736</text:p>
          </table:table-cell>
          <table:table-cell table:formula="of:=[.E266]+[.C266]" office:value-type="float" office:value="343" calcext:value-type="float">
            <text:p>343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90190088424" calcext:value-type="float">
            <text:p>1490190088424</text:p>
          </table:table-cell>
          <table:table-cell office:value-type="float" office:value="41" calcext:value-type="float">
            <text:p>41</text:p>
          </table:table-cell>
          <table:table-cell table:formula="of:=[.B267]+[.C267]" office:value-type="float" office:value="1490190088465" calcext:value-type="float">
            <text:p>1490190088465</text:p>
          </table:table-cell>
          <table:table-cell table:formula="of:=[.F267]-[.D267]" office:value-type="float" office:value="271" calcext:value-type="float">
            <text:p>271</text:p>
          </table:table-cell>
          <table:table-cell office:value-type="float" office:value="1490190088736" calcext:value-type="float">
            <text:p>1490190088736</text:p>
          </table:table-cell>
          <table:table-cell table:formula="of:=[.E267]+[.C267]" office:value-type="float" office:value="312" calcext:value-type="float">
            <text:p>312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90190088458" calcext:value-type="float">
            <text:p>1490190088458</text:p>
          </table:table-cell>
          <table:table-cell office:value-type="float" office:value="38" calcext:value-type="float">
            <text:p>38</text:p>
          </table:table-cell>
          <table:table-cell table:formula="of:=[.B268]+[.C268]" office:value-type="float" office:value="1490190088496" calcext:value-type="float">
            <text:p>1490190088496</text:p>
          </table:table-cell>
          <table:table-cell table:formula="of:=[.F268]-[.D268]" office:value-type="float" office:value="240" calcext:value-type="float">
            <text:p>240</text:p>
          </table:table-cell>
          <table:table-cell office:value-type="float" office:value="1490190088736" calcext:value-type="float">
            <text:p>1490190088736</text:p>
          </table:table-cell>
          <table:table-cell table:formula="of:=[.E268]+[.C268]"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90190088493" calcext:value-type="float">
            <text:p>1490190088493</text:p>
          </table:table-cell>
          <table:table-cell office:value-type="float" office:value="31" calcext:value-type="float">
            <text:p>31</text:p>
          </table:table-cell>
          <table:table-cell table:formula="of:=[.B269]+[.C269]" office:value-type="float" office:value="1490190088524" calcext:value-type="float">
            <text:p>1490190088524</text:p>
          </table:table-cell>
          <table:table-cell table:formula="of:=[.F269]-[.D269]" office:value-type="float" office:value="212" calcext:value-type="float">
            <text:p>212</text:p>
          </table:table-cell>
          <table:table-cell office:value-type="float" office:value="1490190088736" calcext:value-type="float">
            <text:p>1490190088736</text:p>
          </table:table-cell>
          <table:table-cell table:formula="of:=[.E269]+[.C269]"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90190088527" calcext:value-type="float">
            <text:p>1490190088527</text:p>
          </table:table-cell>
          <table:table-cell office:value-type="float" office:value="34" calcext:value-type="float">
            <text:p>34</text:p>
          </table:table-cell>
          <table:table-cell table:formula="of:=[.B270]+[.C270]" office:value-type="float" office:value="1490190088561" calcext:value-type="float">
            <text:p>1490190088561</text:p>
          </table:table-cell>
          <table:table-cell table:formula="of:=[.F270]-[.D270]" office:value-type="float" office:value="175" calcext:value-type="float">
            <text:p>175</text:p>
          </table:table-cell>
          <table:table-cell office:value-type="float" office:value="1490190088736" calcext:value-type="float">
            <text:p>1490190088736</text:p>
          </table:table-cell>
          <table:table-cell table:formula="of:=[.E270]+[.C270]"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90190088562" calcext:value-type="float">
            <text:p>1490190088562</text:p>
          </table:table-cell>
          <table:table-cell office:value-type="float" office:value="32" calcext:value-type="float">
            <text:p>32</text:p>
          </table:table-cell>
          <table:table-cell table:formula="of:=[.B271]+[.C271]" office:value-type="float" office:value="1490190088594" calcext:value-type="float">
            <text:p>1490190088594</text:p>
          </table:table-cell>
          <table:table-cell table:formula="of:=[.F271]-[.D271]" office:value-type="float" office:value="143" calcext:value-type="float">
            <text:p>143</text:p>
          </table:table-cell>
          <table:table-cell office:value-type="float" office:value="1490190088737" calcext:value-type="float">
            <text:p>1490190088737</text:p>
          </table:table-cell>
          <table:table-cell table:formula="of:=[.E271]+[.C271]"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90190088606" calcext:value-type="float">
            <text:p>1490190088606</text:p>
          </table:table-cell>
          <table:table-cell office:value-type="float" office:value="27" calcext:value-type="float">
            <text:p>27</text:p>
          </table:table-cell>
          <table:table-cell table:formula="of:=[.B272]+[.C272]" office:value-type="float" office:value="1490190088633" calcext:value-type="float">
            <text:p>1490190088633</text:p>
          </table:table-cell>
          <table:table-cell table:formula="of:=[.F272]-[.D272]" office:value-type="float" office:value="104" calcext:value-type="float">
            <text:p>104</text:p>
          </table:table-cell>
          <table:table-cell office:value-type="float" office:value="1490190088737" calcext:value-type="float">
            <text:p>1490190088737</text:p>
          </table:table-cell>
          <table:table-cell table:formula="of:=[.E272]+[.C272]"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90190088646" calcext:value-type="float">
            <text:p>1490190088646</text:p>
          </table:table-cell>
          <table:table-cell office:value-type="float" office:value="36" calcext:value-type="float">
            <text:p>36</text:p>
          </table:table-cell>
          <table:table-cell table:formula="of:=[.B273]+[.C273]" office:value-type="float" office:value="1490190088682" calcext:value-type="float">
            <text:p>1490190088682</text:p>
          </table:table-cell>
          <table:table-cell table:formula="of:=[.F273]-[.D273]" office:value-type="float" office:value="55" calcext:value-type="float">
            <text:p>55</text:p>
          </table:table-cell>
          <table:table-cell office:value-type="float" office:value="1490190088737" calcext:value-type="float">
            <text:p>1490190088737</text:p>
          </table:table-cell>
          <table:table-cell table:formula="of:=[.E273]+[.C273]"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90190088682" calcext:value-type="float">
            <text:p>1490190088682</text:p>
          </table:table-cell>
          <table:table-cell office:value-type="float" office:value="30" calcext:value-type="float">
            <text:p>30</text:p>
          </table:table-cell>
          <table:table-cell table:formula="of:=[.B274]+[.C274]" office:value-type="float" office:value="1490190088712" calcext:value-type="float">
            <text:p>1490190088712</text:p>
          </table:table-cell>
          <table:table-cell table:formula="of:=[.F274]-[.D274]" office:value-type="float" office:value="25" calcext:value-type="float">
            <text:p>25</text:p>
          </table:table-cell>
          <table:table-cell office:value-type="float" office:value="1490190088737" calcext:value-type="float">
            <text:p>1490190088737</text:p>
          </table:table-cell>
          <table:table-cell table:formula="of:=[.E274]+[.C274]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90190088723" calcext:value-type="float">
            <text:p>1490190088723</text:p>
          </table:table-cell>
          <table:table-cell office:value-type="float" office:value="34" calcext:value-type="float">
            <text:p>34</text:p>
          </table:table-cell>
          <table:table-cell table:formula="of:=[.B275]+[.C275]" office:value-type="float" office:value="1490190088757" calcext:value-type="float">
            <text:p>1490190088757</text:p>
          </table:table-cell>
          <table:table-cell table:formula="of:=[.F275]-[.D275]" office:value-type="float" office:value="479" calcext:value-type="float">
            <text:p>479</text:p>
          </table:table-cell>
          <table:table-cell office:value-type="float" office:value="1490190089236" calcext:value-type="float">
            <text:p>1490190089236</text:p>
          </table:table-cell>
          <table:table-cell table:formula="of:=[.E275]+[.C275]" office:value-type="float" office:value="513" calcext:value-type="float">
            <text:p>513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90190088763" calcext:value-type="float">
            <text:p>1490190088763</text:p>
          </table:table-cell>
          <table:table-cell office:value-type="float" office:value="36" calcext:value-type="float">
            <text:p>36</text:p>
          </table:table-cell>
          <table:table-cell table:formula="of:=[.B276]+[.C276]" office:value-type="float" office:value="1490190088799" calcext:value-type="float">
            <text:p>1490190088799</text:p>
          </table:table-cell>
          <table:table-cell table:formula="of:=[.F276]-[.D276]" office:value-type="float" office:value="437" calcext:value-type="float">
            <text:p>437</text:p>
          </table:table-cell>
          <table:table-cell office:value-type="float" office:value="1490190089236" calcext:value-type="float">
            <text:p>1490190089236</text:p>
          </table:table-cell>
          <table:table-cell table:formula="of:=[.E276]+[.C276]" office:value-type="float" office:value="473" calcext:value-type="float">
            <text:p>473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90190088803" calcext:value-type="float">
            <text:p>1490190088803</text:p>
          </table:table-cell>
          <table:table-cell office:value-type="float" office:value="29" calcext:value-type="float">
            <text:p>29</text:p>
          </table:table-cell>
          <table:table-cell table:formula="of:=[.B277]+[.C277]" office:value-type="float" office:value="1490190088832" calcext:value-type="float">
            <text:p>1490190088832</text:p>
          </table:table-cell>
          <table:table-cell table:formula="of:=[.F277]-[.D277]" office:value-type="float" office:value="405" calcext:value-type="float">
            <text:p>405</text:p>
          </table:table-cell>
          <table:table-cell office:value-type="float" office:value="1490190089237" calcext:value-type="float">
            <text:p>1490190089237</text:p>
          </table:table-cell>
          <table:table-cell table:formula="of:=[.E277]+[.C277]" office:value-type="float" office:value="434" calcext:value-type="float">
            <text:p>434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90190088845" calcext:value-type="float">
            <text:p>1490190088845</text:p>
          </table:table-cell>
          <table:table-cell office:value-type="float" office:value="42" calcext:value-type="float">
            <text:p>42</text:p>
          </table:table-cell>
          <table:table-cell table:formula="of:=[.B278]+[.C278]" office:value-type="float" office:value="1490190088887" calcext:value-type="float">
            <text:p>1490190088887</text:p>
          </table:table-cell>
          <table:table-cell table:formula="of:=[.F278]-[.D278]" office:value-type="float" office:value="350" calcext:value-type="float">
            <text:p>350</text:p>
          </table:table-cell>
          <table:table-cell office:value-type="float" office:value="1490190089237" calcext:value-type="float">
            <text:p>1490190089237</text:p>
          </table:table-cell>
          <table:table-cell table:formula="of:=[.E278]+[.C278]"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90190088878" calcext:value-type="float">
            <text:p>1490190088878</text:p>
          </table:table-cell>
          <table:table-cell office:value-type="float" office:value="35" calcext:value-type="float">
            <text:p>35</text:p>
          </table:table-cell>
          <table:table-cell table:formula="of:=[.B279]+[.C279]" office:value-type="float" office:value="1490190088913" calcext:value-type="float">
            <text:p>1490190088913</text:p>
          </table:table-cell>
          <table:table-cell table:formula="of:=[.F279]-[.D279]" office:value-type="float" office:value="324" calcext:value-type="float">
            <text:p>324</text:p>
          </table:table-cell>
          <table:table-cell office:value-type="float" office:value="1490190089237" calcext:value-type="float">
            <text:p>1490190089237</text:p>
          </table:table-cell>
          <table:table-cell table:formula="of:=[.E279]+[.C279]" office:value-type="float" office:value="359" calcext:value-type="float">
            <text:p>359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90190088914" calcext:value-type="float">
            <text:p>1490190088914</text:p>
          </table:table-cell>
          <table:table-cell office:value-type="float" office:value="49" calcext:value-type="float">
            <text:p>49</text:p>
          </table:table-cell>
          <table:table-cell table:formula="of:=[.B280]+[.C280]" office:value-type="float" office:value="1490190088963" calcext:value-type="float">
            <text:p>1490190088963</text:p>
          </table:table-cell>
          <table:table-cell table:formula="of:=[.F280]-[.D280]" office:value-type="float" office:value="274" calcext:value-type="float">
            <text:p>274</text:p>
          </table:table-cell>
          <table:table-cell office:value-type="float" office:value="1490190089237" calcext:value-type="float">
            <text:p>1490190089237</text:p>
          </table:table-cell>
          <table:table-cell table:formula="of:=[.E280]+[.C280]" office:value-type="float" office:value="323" calcext:value-type="float">
            <text:p>323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90190088949" calcext:value-type="float">
            <text:p>1490190088949</text:p>
          </table:table-cell>
          <table:table-cell office:value-type="float" office:value="34" calcext:value-type="float">
            <text:p>34</text:p>
          </table:table-cell>
          <table:table-cell table:formula="of:=[.B281]+[.C281]" office:value-type="float" office:value="1490190088983" calcext:value-type="float">
            <text:p>1490190088983</text:p>
          </table:table-cell>
          <table:table-cell table:formula="of:=[.F281]-[.D281]" office:value-type="float" office:value="254" calcext:value-type="float">
            <text:p>254</text:p>
          </table:table-cell>
          <table:table-cell office:value-type="float" office:value="1490190089237" calcext:value-type="float">
            <text:p>1490190089237</text:p>
          </table:table-cell>
          <table:table-cell table:formula="of:=[.E281]+[.C281]"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90190088981" calcext:value-type="float">
            <text:p>1490190088981</text:p>
          </table:table-cell>
          <table:table-cell office:value-type="float" office:value="34" calcext:value-type="float">
            <text:p>34</text:p>
          </table:table-cell>
          <table:table-cell table:formula="of:=[.B282]+[.C282]" office:value-type="float" office:value="1490190089015" calcext:value-type="float">
            <text:p>1490190089015</text:p>
          </table:table-cell>
          <table:table-cell table:formula="of:=[.F282]-[.D282]" office:value-type="float" office:value="223" calcext:value-type="float">
            <text:p>223</text:p>
          </table:table-cell>
          <table:table-cell office:value-type="float" office:value="1490190089238" calcext:value-type="float">
            <text:p>1490190089238</text:p>
          </table:table-cell>
          <table:table-cell table:formula="of:=[.E282]+[.C282]"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90190089009" calcext:value-type="float">
            <text:p>1490190089009</text:p>
          </table:table-cell>
          <table:table-cell office:value-type="float" office:value="37" calcext:value-type="float">
            <text:p>37</text:p>
          </table:table-cell>
          <table:table-cell table:formula="of:=[.B283]+[.C283]" office:value-type="float" office:value="1490190089046" calcext:value-type="float">
            <text:p>1490190089046</text:p>
          </table:table-cell>
          <table:table-cell table:formula="of:=[.F283]-[.D283]" office:value-type="float" office:value="192" calcext:value-type="float">
            <text:p>192</text:p>
          </table:table-cell>
          <table:table-cell office:value-type="float" office:value="1490190089238" calcext:value-type="float">
            <text:p>1490190089238</text:p>
          </table:table-cell>
          <table:table-cell table:formula="of:=[.E283]+[.C283]"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90190089043" calcext:value-type="float">
            <text:p>1490190089043</text:p>
          </table:table-cell>
          <table:table-cell office:value-type="float" office:value="41" calcext:value-type="float">
            <text:p>41</text:p>
          </table:table-cell>
          <table:table-cell table:formula="of:=[.B284]+[.C284]" office:value-type="float" office:value="1490190089084" calcext:value-type="float">
            <text:p>1490190089084</text:p>
          </table:table-cell>
          <table:table-cell table:formula="of:=[.F284]-[.D284]" office:value-type="float" office:value="164" calcext:value-type="float">
            <text:p>164</text:p>
          </table:table-cell>
          <table:table-cell office:value-type="float" office:value="1490190089248" calcext:value-type="float">
            <text:p>1490190089248</text:p>
          </table:table-cell>
          <table:table-cell table:formula="of:=[.E284]+[.C284]"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90190089076" calcext:value-type="float">
            <text:p>1490190089076</text:p>
          </table:table-cell>
          <table:table-cell office:value-type="float" office:value="46" calcext:value-type="float">
            <text:p>46</text:p>
          </table:table-cell>
          <table:table-cell table:formula="of:=[.B285]+[.C285]" office:value-type="float" office:value="1490190089122" calcext:value-type="float">
            <text:p>1490190089122</text:p>
          </table:table-cell>
          <table:table-cell table:formula="of:=[.F285]-[.D285]" office:value-type="float" office:value="126" calcext:value-type="float">
            <text:p>126</text:p>
          </table:table-cell>
          <table:table-cell office:value-type="float" office:value="1490190089248" calcext:value-type="float">
            <text:p>1490190089248</text:p>
          </table:table-cell>
          <table:table-cell table:formula="of:=[.E285]+[.C285]"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90190089108" calcext:value-type="float">
            <text:p>1490190089108</text:p>
          </table:table-cell>
          <table:table-cell office:value-type="float" office:value="31" calcext:value-type="float">
            <text:p>31</text:p>
          </table:table-cell>
          <table:table-cell table:formula="of:=[.B286]+[.C286]" office:value-type="float" office:value="1490190089139" calcext:value-type="float">
            <text:p>1490190089139</text:p>
          </table:table-cell>
          <table:table-cell table:formula="of:=[.F286]-[.D286]" office:value-type="float" office:value="109" calcext:value-type="float">
            <text:p>109</text:p>
          </table:table-cell>
          <table:table-cell office:value-type="float" office:value="1490190089248" calcext:value-type="float">
            <text:p>1490190089248</text:p>
          </table:table-cell>
          <table:table-cell table:formula="of:=[.E286]+[.C286]"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90190089147" calcext:value-type="float">
            <text:p>1490190089147</text:p>
          </table:table-cell>
          <table:table-cell office:value-type="float" office:value="38" calcext:value-type="float">
            <text:p>38</text:p>
          </table:table-cell>
          <table:table-cell table:formula="of:=[.B287]+[.C287]" office:value-type="float" office:value="1490190089185" calcext:value-type="float">
            <text:p>1490190089185</text:p>
          </table:table-cell>
          <table:table-cell table:formula="of:=[.F287]-[.D287]" office:value-type="float" office:value="63" calcext:value-type="float">
            <text:p>63</text:p>
          </table:table-cell>
          <table:table-cell office:value-type="float" office:value="1490190089248" calcext:value-type="float">
            <text:p>1490190089248</text:p>
          </table:table-cell>
          <table:table-cell table:formula="of:=[.E287]+[.C287]"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90190089178" calcext:value-type="float">
            <text:p>1490190089178</text:p>
          </table:table-cell>
          <table:table-cell office:value-type="float" office:value="70" calcext:value-type="float">
            <text:p>70</text:p>
          </table:table-cell>
          <table:table-cell table:formula="of:=[.B288]+[.C288]" office:value-type="float" office:value="1490190089248" calcext:value-type="float">
            <text:p>1490190089248</text:p>
          </table:table-cell>
          <table:table-cell table:formula="of:=[.F288]-[.D288]" office:value-type="float" office:value="489" calcext:value-type="float">
            <text:p>489</text:p>
          </table:table-cell>
          <table:table-cell office:value-type="float" office:value="1490190089737" calcext:value-type="float">
            <text:p>1490190089737</text:p>
          </table:table-cell>
          <table:table-cell table:formula="of:=[.E288]+[.C288]" office:value-type="float" office:value="559" calcext:value-type="float">
            <text:p>559</text:p>
          </table:table-cell>
          <table:table-cell/>
        </table:table-row>
        <table:table-row table:style-name="ro2">
          <table:table-cell table:number-columns-repeated="6"/>
          <table:table-cell table:formula="of:=AVERAGE([.G2:.G288])" office:value-type="float" office:value="345.250871080139" calcext:value-type="float">
            <text:p>345.2508710801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" style:language-asian="zh" style:country-asian="CN" style:font-name-complex="Droid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00／00／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21:48:01.803011097</meta:creation-date>
    <dc:date>2017-03-22T22:15:12.491266637</dc:date>
    <meta:editing-duration>PT12M</meta:editing-duration>
    <meta:editing-cycles>1</meta:editing-cycles>
    <meta:document-statistic meta:table-count="1" meta:cell-count="2014" meta:object-count="0"/>
    <meta:generator>LibreOffice/4.2.4.2$Linux_X86_64 LibreOffice_project/420m0$Build-2</meta:generator>
  </office:meta>
</office:document-meta>
</file>